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0.984cm" table:align="left"/>
    </style:style>
    <style:style style:name="Таблица1.A" style:family="table-column">
      <style:table-column-properties style:column-width="6.043cm"/>
    </style:style>
    <style:style style:name="Таблица1.B" style:family="table-column">
      <style:table-column-properties style:column-width="2.18cm"/>
    </style:style>
    <style:style style:name="Таблица1.C" style:family="table-column">
      <style:table-column-properties style:column-width="2.76cm"/>
    </style:style>
    <style:style style:name="Таблица2" style:family="table">
      <style:table-properties style:width="20.003cm" table:align="left"/>
    </style:style>
    <style:style style:name="Таблица2.A" style:family="table-column">
      <style:table-column-properties style:column-width="2.096cm"/>
    </style:style>
    <style:style style:name="Таблица2.B" style:family="table-column">
      <style:table-column-properties style:column-width="8.01cm"/>
    </style:style>
    <style:style style:name="Таблица2.C" style:family="table-column">
      <style:table-column-properties style:column-width="6.694cm"/>
    </style:style>
    <style:style style:name="Таблица2.D" style:family="table-column">
      <style:table-column-properties style:column-width="3.203cm"/>
    </style:style>
    <style:style style:name="Таблица2.A1" style:family="table-cell">
      <style:table-cell-properties style:vertical-align="middl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able_20_Contents">
      <style:paragraph-properties fo:margin-top="0cm" fo:margin-bottom="0.499cm" loext:contextual-spacing="false"/>
      <style:text-properties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TI000001242"/>Приложение 7. Особенности поведения системы в различных режимах</text:h>
      <text:h text:style-name="Heading_20_2" text:outline-level="2"><text:bookmark text:name="_ref377988463"/><text:bookmark text:name="_ref377988462"/><text:bookmark text:name="TI000001243"/><text:bookmark text:name="IssOgl1_7.1_Особенности_режима_низкой_скорости_соединения"/>7.1. Особенности режима низкой скорости соединения</text:h>
      <text:p text:style-name="Text_20_body"><text:bookmark text:name="_ref220404590"/>При функционировании в режиме низкой скорости соединения имеется ряд особенностей поведения системы, которые перечислены ниже:</text:p>
      <text:p text:style-name="Text_20_body">● Формы начальной страницы автоматически не отображаются. Для отображения рабочего стола следует нажать гиперссылку Показать рабочий стол, расположенную в левом верхнем углу рабочей области рабочего стола. В интерфейсе Такси начальная страница отображается сразу.</text:p>
      <text:p text:style-name="Text_20_body">● При создании формы происходит получение представлений ссылочных данных формы (не делается дополнительного вызова сервера для получения представлений после открытия формы).</text:p>
      <text:p text:style-name="Text_20_body">● При создании формы происходит получение значений данных формы «через точку», отображаемых элементами формы (не делается дополнительного вызова сервера для получения этих значений после открытия формы).</text:p>
      <text:p text:style-name="Text_20_body">● Оповещение сервера о закрытии формы (а также снятие блокировки с объекта, если он заблокирован) происходит в следующих случаях:</text:p>
      <text:p text:style-name="Text_20_body">● получение формы с сервера с помощью методов ОткрытьФорму(), ПолучитьФорму();</text:p>
      <text:p text:style-name="Text_20_body">● вызов серверных (контекстных и внеконтекстных) методов формы;</text:p>
      <text:p text:style-name="Text_20_body">● закрытие 20 форм;</text:p>
      <text:p text:style-name="Text_20_body">● система находится в состоянии ожидания более 20 секунд;</text:p>
      <text:p text:style-name="Text_20_body">● при выполнении следующих команд динамического списка:</text:p>
      <text:p text:style-name="Text_20_body">● удаление элемента;</text:p>
      <text:p text:style-name="Text_20_body">● пометка на удаление элемента;</text:p>
      <text:p text:style-name="Text_20_body">● проведение или отмена проведения документа;</text:p>
      <text:p text:style-name="Text_20_body">● перенос элемента справочника в другую группу.</text:p>
      <text:p text:style-name="Text_20_body">● Настройки сохраняются только в том случае, если они были изменены, и не сразу при закрытии формы, а отложено ‑ при следующем открытии любой формы, или при накоплении 20 отложено сохраняемых настроек, или по прошествии 20 минут (при бездействии системы), или при закрытии приложения.</text:p>
      <text:p text:style-name="Text_20_body">● Клиентское приложение не получает и не отображает картинки панели разделов.</text:p>
      <text:p text:style-name="Text_20_body">● В поле ввода не выполняется формирование списка выбора во время ожидания в процессе ввода по строке.</text:p>
      <text:p text:style-name="Text_20_body">● Для списков быстрого выбора и списков ввода по строке формируется специальный кеш данных. Данные кеша сохраняются на время сеанса. Для каждого типа объектов хранится не более 20 последних списков. В кеше может храниться не более 200 списков.</text:p>
      <text:p text:style-name="Text_20_body">Каждые 20 минут кеш очищается от устаревших данных, относящихся к объектам, по которым отображаются изменения на стороне клиента в этом сеансе.</text:p>
      <text:p text:style-name="Text_20_body">Повторная операция выбора или ввода по строке с теми же параметрами, без перехода в другое поле, приводит к новому запросу данных с сервера.</text:p>
      <text:p text:style-name="Text_20_body"><text:soft-page-break/>● В режиме нормальной скорости соединения, поиск в динамическом списке (см. <text:a xlink:type="simple" xlink:href="https://its.1c.ru/db/content/v8313doc/src/руководство%20разработчика/глава%207.%20формы.htm?_=1542379434#_ref377645922" text:style-name="Internet_20_link" text:visited-style-name="Visited_20_Internet_20_Link">здесь</text:a>) выполняется в процессе набора, со стандартной задержкой. В режиме медленной скорости соединения поиск выполняется после того, как строка поиска теряет фокус ввода.</text:p>
      <text:h text:style-name="Heading_20_2" text:outline-level="2"><text:bookmark text:name="_ref348700247"/><text:bookmark text:name="_ref348700246"/><text:bookmark text:name="_ref322359828"/><text:bookmark text:name="_ref322359827"/><text:bookmark text:name="_ref315357162"/><text:bookmark text:name="_ref378761061"/><text:bookmark text:name="_ref378761060"/><text:bookmark text:name="TI000001244"/><text:bookmark text:name="IssOgl1_7.2_Особенности_режима_совместимости"/>7.2. Особенности режима совместимости</text:h>
      <text:h text:style-name="Heading_20_3" text:outline-level="3"><text:bookmark text:name="TI000001972"/><text:bookmark text:name="IssOgl2_7.2.1_Предыдущие_версии"/>7.2.1. Предыдущие версии</text:h>
      <text:p text:style-name="Text_20_body">Ряд механизмов системы имеют различное поведение, которое зависит от состояния свойства конфигурации Режим совместимости. В данном разделе перечислены такие различия в поведении.</text:p>
      <text:p text:style-name="Text_20_body">● Свойство конфигурации Основной режим запуска не может быть установлено в значение Управляемое приложение одновременно с установкой свойства конфигурации Режим совместимости в значение Версия 8.1. Проверка выполняется при обновлении конфигурации базы данных.</text:p>
      <text:p text:style-name="Text_20_body">● В режиме совместимости с версией 8.1 для объектов метаданных, которые могли принадлежать подсистемам, свойство Подсистемы доступно из встроенного языка. Также в режиме совместимости с версией 8.1 доступно свойство конфигурации Состав, которое заполняется ссылками на объекты, принадлежащие корневому элементу дерева подсистем. При выключении режима совместимости с версией 8.1 свойство конфигурации Состав будет очищено и станет недоступным в панели свойств конфигурации.</text:p>
      <text:p text:style-name="Text_20_body">● В обычных формах заполнение новых объектов происходит аналогично версии 8.1, т. е. обработчик заполнения вызывается только при вводе на основании и вызове метода Заполнить().</text:p>
      <text:p text:style-name="Text_20_body">● В объектах метаданных метод ПроверитьЗаполнение() становится недоступным, автоматическая проверка заполнения не выполняется.</text:p>
      <text:p text:style-name="Text_20_body">● Вызов справки из формы выполняется аналогично версии 8.1, т. е. выдается диалог выбора раздела справки, если для данной формы отсутствует справочная информация.</text:p>
      <text:p text:style-name="Text_20_body">● Таблицы журналов документов не содержат виртуальное поле Тип.</text:p>
      <text:p text:style-name="Text_20_body">● В конструкторе запроса в списке таблицы информационной базы отображаются таблицы и поля, на которые у текущего пользователя отсутствует право просмотра.</text:p>
      <text:p text:style-name="Text_20_body">● Система компоновки данных не проверяет интерактивные права на таблицы.</text:p>
      <text:p text:style-name="Text_20_body">● Картинки, выбранные из библиотеки картинок во внешний отчет или обработку, конвертируются во внешние картинки.</text:p>
      <text:p text:style-name="Text_20_body">● Доступно свойство Тип объектов ДоступноеПолеКомпоновкиДанных, ДоступноеПолеОтбораКомпоновкиДанных и ДоступныйПараметрКомпоновкиДанных.</text:p>
      <text:p text:style-name="Text_20_body">● Недоступно свойство ВерсияДанных для справочников, документов, планов видов характеристик, планов счетов, планов видов расчетов, планов обмена, бизнес-процессов и задач. Ограничения доступа к данным для поля ВерсияДанных проверяются на основе ограничений, установленных на поле Ссылка.</text:p>
      <text:p text:style-name="Text_20_body">● Установка прав ИнтерактивноеДобавление, ИнтерактивноеУдаление, ИнтерактивнаяПометкаУдаления, ИнтерактивноеСнятиеПометкиУдаления, ИнтерактивноеУдалениеПомеченных, ИнтерактивноеПроведение, ИнтерактивноеПроведениеНеОперативное, ИнтерактивнаяОтменаПроведения, ИнтерактивноеИзменениеПроведенных, ИнтерактивныйСтарт, ИнтерактивнаяАктивация, ИнтерактивноеВыполнение не связана с установкой права Редактирование.</text:p>
      <text:p text:style-name="Text_20_body">● При выгрузке файлов конфигурации модуль обычного приложения выгружается в файл Конфигурация.МодульПриложения.txt.</text:p>
      <text:p text:style-name="Text_20_body">● Форматирование значений типов Число, Дата и Булево происходит в соответствии с параметрами, заданными в региональных настройках информационной базы.</text:p>
      <text:p text:style-name="Text_20_body"><text:soft-page-break/>● В диалоге выбора цвета веб-цвета упорядочены по английским названиям.</text:p>
      <text:p text:style-name="Text_20_body">● Свойствам табличного документа Вывод и ОриентацияСтраницы можно присваивать любые значения. При этом значения с неподходящим типом игнорируются.</text:p>
      <text:p text:style-name="Text_20_body">● Для интерактивного выбора доступны картинки ДокументОбъект, ПланВидовХарактеристикОбъект, РегламентныеЗадания, СправочникОбъект, БизнесПроцессОбъект, ЗадачаОбъект, ПланВидовРасчетаОбъект, ПланОбменаОбъект, ПланСчетовОбъект, РегистрСведенийЗапись, ВыбратьИзСписка, ДобавитьЭлементСписка, НоваяГруппа, ИзменитьЭлементСписка, УстановитьПометкуУдаленияЭлементаСписка, УдалитьЭлементСпискаНепосредственно, УдалитьЭлементСписка.</text:p>
      <text:p text:style-name="Text_20_body">● Вид сравнения Содержит системы компоновки данных считает символы _, % и [ как специальные символы.</text:p>
      <text:p text:style-name="Text_20_body">● Операция языка запросов ВЫРАЗИТЬ возвращает строку фиксированной длины (с концевыми пробелами) при приведении к типу Строка.</text:p>
      <text:p text:style-name="Text_20_body">● Настройки параметров печати у отдельных табличных документов (объектов) не различаются и меняются одновременно (даже если совпадает ключ параметров печати).</text:p>
      <text:p text:style-name="Text_20_body">● Запрос, в котором указано ключевое слово РАЗЛИЧНЫЕ, а в предложении УПОРЯДОЧИТЬ ПО указано выражение, отсутствующее в списке выборки, считается корректным, и при исполнении такого запроса не будет выдана ошибка.</text:p>
      <text:p text:style-name="Text_20_body">● Поля остатка вложенного запроса во внешнем запросе не считаются полями остатка, и итоги по ним рассчитываются как по обычным полям.</text:p>
      <text:p text:style-name="Text_20_body">● Размер реквизита метаданных типа Строка фиксированного размера ограничен 1024 символами.</text:p>
      <text:p text:style-name="Text_20_body">● Для новых регистров накопления и бухгалтерии по умолчанию не устанавливается признак разделения итогов.</text:p>
      <text:p text:style-name="Text_20_body">● Изменяется представление полных имен модулей в технологической информации (технологический журнал, журнал регистрации и т. д.) ‑ в именах отсутствует конкретизация модуля.</text:p>
      <text:p text:style-name="Text_20_body">● Проверка значений блокировки на соответствие типу поля блокировки в элементах управляемых блокировок при выполнении метода Заблокировать() выполняется только для первого значения блокировки для каждого элемента.</text:p>
      <text:p text:style-name="Text_20_body">● В конструкторе формы и конструкторе макета при изменении синонима изменяется имя, а при изменении имени изменяется синоним, если после открытия конструктора не изменялись значения этих полей, созданные автоматически.</text:p>
      <text:p text:style-name="Text_20_body">● Редактор картинок не поддерживает работу с альфа-каналом. Не происходит преобразования картинок в формат PNG после завершения редактирования.</text:p>
      <text:p text:style-name="Text_20_body">● Выделяется заголовок активной колонки таблицы в форме.</text:p>
      <text:p text:style-name="Text_20_body">● Нажатие клавиш Tab или Shift + Tab в таблице формы, не содержащей строк или имеющей режим выделения Строка, приводит к активизации, соответственно, следующей или предыдущей колонки таблицы. Активизация следующего/предыдущего элемента формы выполняется только после достижения крайней колонки таблицы.</text:p>
      <text:p text:style-name="Text_20_body">● У табличного документа делаются доступными свойства ЦветФонаГруппировки, ЦветТекстаГруппировки, ЦветФонаЗаголовков, ЦветТекстаЗаголовков.</text:p>
      <text:p text:style-name="Text_20_body">● Если для элемента формы выбрана нестандартная рамка или цвет рамки, а также для элементов Кнопка, Поле ввода и Полоса регулирования выбран нестандартный цвет фона кнопки, то элемент формы отображается заданным цветом и рамка не имеет скруглений.</text:p>
      <text:p text:style-name="Text_20_body"><text:soft-page-break/>● Не вызывается обработчик формы ПередЗакрытием, если модальная форма закрывается по тайм-ауту.</text:p>
      <text:p text:style-name="Text_20_body">● При выгрузке журнала регистрации в XML-формате, в поле UserName выводится полное имя пользователя.</text:p>
      <text:p text:style-name="Text_20_body">● Пользователь без административных прав может изменять свойство ЗапрещеноИзменятьПароль объекта ПользовательИнформационнойБазы.</text:p>
      <text:p text:style-name="Text_20_body">● При получении макета на сервере и во внешнем соединении в качестве языка макета устанавливается язык конфигурации по умолчанию.</text:p>
      <text:p text:style-name="Text_20_body">● Свойство Путь к данным пользовательского поля системы компоновки данных формируется на английском языке.</text:p>
      <text:p text:style-name="Text_20_body">● При открытии обычной формы записи регистра сведений значение свойства Период устанавливается равным текущей дате, только если это свойство не заполнено и форма записи открывается из формы списка. В остальных случаях свойство не заполняется.</text:p>
      <text:p text:style-name="Text_20_body">● Изменяется состав таблиц, описывающих регламентные задания:</text:p>
      <text:p text:style-name="Text_20_body">● Используется режим совместимости ‑ все регламентные задания хранятся в одной таблице.</text:p>
      <text:p text:style-name="Text_20_body">● Не используется режим совместимости ‑ каждое регламентное задание хранится в отдельной таблице.</text:p>
      <text:p text:style-name="Text_20_body">● Изменяется состав таблиц, хранящих константы:</text:p>
      <text:p text:style-name="Text_20_body">● Используется режим совместимости ‑ для хранения констант используется одна таблица. Для регистрации изменений используется также одна таблица.</text:p>
      <text:p text:style-name="Text_20_body">● Не используется режим совместимости ‑ каждая константа хранится в собственной таблице. Регистрация изменений каждой константы также ведется в собственной таблице.</text:p>
      <text:p text:style-name="Text_20_body">● Изменяется состав таблиц, хранящих настройки регистров накопления:</text:p>
      <text:p text:style-name="Text_20_body">● Используется режим совместимости ‑ настройки регистров накопления хранятся в одной таблице.</text:p>
      <text:p text:style-name="Text_20_body">● Не используется режим совместимости ‑ настройки каждого регистра хранятся в собственной таблице.</text:p>
      <text:p text:style-name="Text_20_body">● Изменяется состав таблиц, хранящих настройки регистров бухгалтерии:</text:p>
      <text:p text:style-name="Text_20_body">● Используется режим совместимости ‑ настройки регистров бухгалтерии хранятся в одной таблице.</text:p>
      <text:p text:style-name="Text_20_body">● Не используется режим совместимости ‑ настройки каждого регистра хранятся в собственной таблице.</text:p>
      <text:p text:style-name="Text_20_body">● Изменилось включение справки по подсистеме в содержание справочной информации:</text:p>
      <text:p text:style-name="Text_20_body">● Используется режим совместимости ‑ справка по подсистеме отображалась в содержании справки в том случае, если у какого-либо из объектов, входящих в состав подсистемы, было установлено свойство Включать в содержание справки, а у самой подсистемы это свойство было выключено.</text:p>
      <text:p text:style-name="Text_20_body">● Не используется режим совместимости ‑ включение справки по подсистеме в содержание справки полностью зависит от состояния свойства подсистемы Включать в содержание справки и не зависит от этого свойства объектов, входящих в состав подсистемы.</text:p>
      <text:p text:style-name="Text_20_body">● Изменилось количество ресурсов, выводимых в диаграмму системой компоновки данных:</text:p>
      <text:p text:style-name="Text_20_body">● Используется режим совместимости ‑ в диаграмму выводится только один ресурс (первый).</text:p>
      <text:p text:style-name="Text_20_body">● Не используется режим совместимости ‑ в диаграмму выводится более одного ресурса.</text:p>
      <text:p text:style-name="Text_20_body">● Изменена возможность группировки по полям-ресурсам системы компоновки данных:</text:p>
      <text:p text:style-name="Text_20_body">● Используется режим совместимости ‑ группировка по полям-ресурсам не поддерживается.</text:p>
      <text:p text:style-name="Text_20_body">● Не используется режим совместимости ‑ возможна группировка по полям-ресурсам.</text:p>
      <text:p text:style-name="Text_20_body"><text:soft-page-break/>● Изменена диагностика ключевых значений, идентифицирующих отображаемую строку, для динамического списка с установленным произвольным запросом:</text:p>
      <text:p text:style-name="Text_20_body">● Используется режим совместимости ‑ ошибки, возникающие при получении данных динамического списка, не отображаются.</text:p>
      <text:p text:style-name="Text_20_body">● Не используется режим совместимости ‑ если в выборке обнаружены дублирующиеся ключевые значения, то отображается предупреждение и отображение данных становится невозможным.</text:p>
      <text:p text:style-name="Text_20_body">● Изменена обязательность параметра Период метода менеджера периодического регистра сведений Получить():</text:p>
      <text:p text:style-name="Text_20_body">● Используется режим совместимости ‑ параметр не является обязательным, и результат работы метода не определен.</text:p>
      <text:p text:style-name="Text_20_body">● Не используется режим совместимости ‑ параметр является обязательным.</text:p>
      <text:p text:style-name="Text_20_body">● Изменилось поведение системы при автоматическом определении размера элемента формы в том случае, если в свойствах элемента формы задан размер шрифта, отличный от размера шрифта по умолчанию:</text:p>
      <text:p text:style-name="Text_20_body">● Используется режим совместимости ‑ размер шрифта элемента не учитывается при расчете размера элемента формы.</text:p>
      <text:p text:style-name="Text_20_body">● Не используется режим совместимости ‑ размер шрифта элемента учитывается при определении размеров элемента. Изменение шрифта, выполняемое с помощью условного оформления формы или динамического списка, не оказывает влияния на размер элементов формы.</text:p>
      <text:p text:style-name="Text_20_body">● Изменено текстовое представление стандартного реквизита ВерсияДанных:</text:p>
      <text:p text:style-name="Text_20_body">● Используется режим совместимости ‑ преставление равно пустой строке.</text:p>
      <text:p text:style-name="Text_20_body">● Не используется режим совместимости ‑ представлением является строка из 12 пробелов.</text:p>
      <text:p text:style-name="Text_20_body">● При передаче значения от реквизита к элементу формы изменено обновление текста в поле ввода:</text:p>
      <text:p text:style-name="Text_20_body">● Используется режим совместимости ‑ обновление происходит всегда, кроме случая, когда в обработчике события АвтоПодбор происходит установка значения того же типа, что и тип имеющегося в поле ввода значения. Свойство ОбновлениеТекстаРедактирования игнорируется.</text:p>
      <text:p text:style-name="Text_20_body">● Не используется режим совместимости ‑ управление обновлением возможно с помощью свойства поля ввода ОбновлениеТекстаРедактирования и метода ОбновитьТекстРедактирования() расширения формы поля ввода.</text:p>
      <text:p text:style-name="Text_20_body">● При одновременном использовании методов УстановитьЗначение() и ИспользоватьИзИсточникаДанных() объекта ЭлементБлокировкиДанных:</text:p>
      <text:p text:style-name="Text_20_body">● Используется режим совместимости ‑ приоритетным является значение, установленное методом ИспользоватьИзИсточникаДанных().</text:p>
      <text:p text:style-name="Text_20_body">● Не используется режим совместимости ‑ вызывается исключение.</text:p>
      <text:p text:style-name="Text_20_body">● Изменены ключи объектов, предназначенных для хранения настроек командного интерфейса рабочего стола:</text:p>
      <text:p text:style-name="Text_20_body">● Используется режим совместимости:</text:p>
      <text:p text:style-name="Text_20_body">● Для настроек панели навигации используется ключ Подсистема.desktop/ПанельНавигации/НастройкиКомандногоИнтерфейса.</text:p>
      <text:p text:style-name="Text_20_body">● Для настроек панели действий используется ключ Подсистема.desktop/ПанельДействий/НастройкиКомандногоИнтерфейса.</text:p>
      <text:p text:style-name="Text_20_body"><text:soft-page-break/>● Не используется режим совместимости:</text:p>
      <text:p text:style-name="Text_20_body">● Для настроек панели навигации используется ключ РабочийСтол/ПанельНавигации/НастройкиКомандногоИнтерфейса.</text:p>
      <text:p text:style-name="Text_20_body">● Для настроек панели действий используется ключ РабочийСтол/ПанельДействий/НастройкиКомандногоИнтерфейса.</text:p>
      <text:p text:style-name="Text_20_body">● Изменен алгоритм автоматического заполнения списка реквизитов формы, заполнение которых необходимо проверить:</text:p>
      <text:p text:style-name="Text_20_body">● Используется режим совместимости ‑ реквизиты, отключенные с помощью функциональных опций, попадают в список проверяемых реквизитов.</text:p>
      <text:p text:style-name="Text_20_body">● Не используется режим совместимости ‑ реквизиты, отключенные с помощью функциональных опций, не попадают в список проверяемых реквизитов.</text:p>
      <text:p text:style-name="Text_20_body">● Чтение данных для таблиц управляемой формы, связанных с динамическими списками, выполняемое при открытии формы:</text:p>
      <text:p text:style-name="Text_20_body">● Используется режим совместимости ‑ выполняется чтение для всех таблиц, связанных с динамическими списками, в том числе и для тех, которые не видны пользователю.</text:p>
      <text:p text:style-name="Text_20_body">● Не используется режим совместимости ‑ чтение выполняется только для таблиц, которые отображаются пользователю при открытии формы.</text:p>
      <text:p text:style-name="Text_20_body">● Преобразование свойства Имя в источнике данных поля таблицы внешнего источника данных при помещении в SQL-запрос:</text:p>
      <text:p text:style-name="Text_20_body">● Используется режим совместимости ‑ значение свойства всегда заключается в двойные кавычки, вне зависимости от состава символов в имени.</text:p>
      <text:p text:style-name="Text_20_body">● Не используется режим совместимости ‑ значение свойства заключается в двойные кавычки только в том случае, если поле содержит спецсимволы и не заключено в одинарные кавычки.</text:p>
      <text:p text:style-name="Text_20_body">● Определение типа колонки для вычисляемого поля при выводе результата компоновки данных в коллекцию значений:</text:p>
      <text:p text:style-name="Text_20_body">● Используется режим совместимости ‑ тип колонки определяется автоматически, на основании выражения вычисляемого поля.</text:p>
      <text:p text:style-name="Text_20_body">● Не используется режим совместимости ‑ в качестве типа значения колонки устанавливается тип значения, указанный для вычисляемого поля. Если тип значения не указан, то тип определяется на основании выражения вычисляемого поля.</text:p>
      <text:p text:style-name="Text_20_body">● Вывод результатов компоновки данных в коллекцию значений, в случае, когда одно поле компоновки данных попадает в различные группировки:</text:p>
      <text:p text:style-name="Text_20_body">● Используется режим совместимости ‑ поля различных группировок, ссылающихся на одно поле компоновки данных, попадали в разные колонки коллекции.</text:p>
      <text:p text:style-name="Text_20_body">● Не используется режим совместимости ‑ поля различных группировок, ссылающихся на одно поле компоновки данных, попадали в разные колонки коллекции.</text:p>
      <text:p text:style-name="Text_20_body">С версией 8.2.16</text:p>
      <text:p text:style-name="Text_20_body">● Формирование произвольного представления объекта данных:</text:p>
      <text:p text:style-name="Text_20_body">● Используется режим совместимости с версией 8.2.16 ‑ не поддерживается формирование произвольных представлений.</text:p>
      <text:p text:style-name="Text_20_body"><text:soft-page-break/>● Не используется режим совместимости ‑ поддерживается формирование произвольных представлений.</text:p>
      <text:p text:style-name="Text_20_body">● Вывод дополнительных данных для иерархических записей:</text:p>
      <text:p text:style-name="Text_20_body">● Используется режим совместимости с версией 8.2.16 ‑ используются данные для иерархической записи.</text:p>
      <text:p text:style-name="Text_20_body">● Не используется режим совместимости ‑ используются данные для детальных записей.</text:p>
      <text:p text:style-name="Text_20_body">С версией 8.3.2</text:p>
      <text:p text:style-name="Text_20_body">● Получение значения функциональной опции, для которой установлено получение в привилегированном режиме:</text:p>
      <text:p text:style-name="Text_20_body">● Используется режим совместимости с версией 8.3.2 ‑ в безопасном режиме выдается ошибка в том случае, если отсутствуют права доступа на объект, хранящий значение получаемой функциональной опции.</text:p>
      <text:p text:style-name="Text_20_body">● Не используется режим совместимости ‑ проверка прав не выполняется.</text:p>
      <text:p text:style-name="Text_20_body">С версией 8.3.3</text:p>
      <text:p text:style-name="Text_20_body">● Использование свойства ОсновныеРоли:</text:p>
      <text:p text:style-name="Text_20_body">● Используется режим совместимости с версией 8.3.3 ‑ допускается включение в свойство только одной роли. При переключении в режим совместимости с версией 8.3.3 проверяется, что в свойстве ОсновныеРоли указана только одна роль.</text:p>
      <text:p text:style-name="Text_20_body">● Не используется режим совместимости ‑ допускается отмечать несколько ролей.</text:p>
      <text:p text:style-name="Text_20_body">● Доступные настройки динамического списка, отключенные с помощью функциональных опций:</text:p>
      <text:p text:style-name="Text_20_body">● Используется режим совместимости с версией 8.3.3 ‑ не удаляются из списка доступных настроек.</text:p>
      <text:p text:style-name="Text_20_body">● Не используется режим совместимости ‑ удаляются из списка доступных настроек. В некоторых случаях, в случае наличия настроек, ссылающихся на поля, отключенные с помощью функциональных опций, может диагностироваться ошибка Поле не обнаружено.</text:p>
      <text:p text:style-name="Text_20_body">● Автоматическое имя кнопки, связанной с командой Отмена расширения управляемой формы отчета, управляемой формы варианта отчета и управляемой формы настроек:</text:p>
      <text:p text:style-name="Text_20_body">● Используется режим совместимости с версией 8.3.3 ‑ для кнопки назначалось имя ФормаОтмена (FormCancel).</text:p>
      <text:p text:style-name="Text_20_body">● Не используется режим совместимости ‑ для кнопки назначается имя ФормаОтменитьРедактирование (FormCancelEdit).</text:p>
      <text:p text:style-name="Text_20_body">С версией 8.3.4</text:p>
      <text:p text:style-name="Text_20_body">● Вычисление выражения системы компоновки данных:</text:p>
      <text:p text:style-name="Text_20_body">● Используется режим совместимости с версией 8.3.4 ‑ вычисление выражения выполняется с правами текущего пользователя.</text:p>
      <text:p text:style-name="Text_20_body">● Не используется режим совместимости ‑ при вычислении выражения система переключается в безопасный режим (см. <text:a xlink:type="simple" xlink:href="https://its.1c.ru/db/content/v8313doc/src/руководство%20разработчика/глава%205.%20объекты%20конфигурации.htm?_=1542379434#_ref378761017" text:style-name="Internet_20_link" text:visited-style-name="Visited_20_Internet_20_Link">здесь</text:a>).</text:p>
      <text:p text:style-name="Text_20_body">● Перетаскивание в таблице управляемой формы:</text:p>
      <text:p text:style-name="Text_20_body">● Используется режим совместимости с версией 8.3.4 ‑ перетаскивание начинается из любой ячейки таблицы. Если ячейка, откуда начинается перетаскивание, доступная ‑ вначале происходит активизация ячейки и потом ‑ собственно перетаскивание. Если ячейка недоступная ‑ выполняется перетаскивание текущей активной ячейки таблицы управляемой формы.</text:p>
      <text:p text:style-name="Text_20_body"><text:soft-page-break/>● Не используется режим совместимости ‑ перетаскивание можно осуществить только из доступной ячейки таблицы управляемой формы.</text:p>
      <text:p text:style-name="Text_20_body">● Генерация макета компоновки данных из предопределенных макетов:</text:p>
      <text:p text:style-name="Text_20_body">● Используется режим совместимости с версией 8.3.4 ‑ при генерации макета компоновки данных из предопределенных макетов полностью копируются выражения расшифровки.</text:p>
      <text:p text:style-name="Text_20_body">● Не используется режим совместимости ‑ при генерации макета компоновки данных из предопределенных макетов удаляются выражения расшифровки, которые содержат поля, недоступные по функциональным опциям.</text:p>
      <text:p text:style-name="Text_20_body">● Параметр Текст условного оформления системы компоновки данных, которое задается для области использования в заголовке полей:</text:p>
      <text:p text:style-name="Text_20_body">● Используется режим совместимости с версией 8.3.4 ‑ не применяется к заголовкам полей группировки.</text:p>
      <text:p text:style-name="Text_20_body">● Не используется режим совместимости ‑ применяется к заголовкам полей группировки.</text:p>
      <text:p text:style-name="Text_20_body">● Поведение параметра вывода системы компоновки данных РасположениеГруппировок:</text:p>
      <text:p text:style-name="Text_20_body">● Используется режим совместимости с версией 8.3.4 ‑ общий итог группировки не выводился, если параметр системы компоновки данных РасположениеГруппировок, для выбранной группировки, имел значение Конец или Нет.</text:p>
      <text:p text:style-name="Text_20_body">● Не используется режим совместимости ‑ не влияет на вывод общих итогов.</text:p>
      <text:p text:style-name="Text_20_body">● Поведение генератора макета компоновки данных для вложенных отчетов:</text:p>
      <text:p text:style-name="Text_20_body">● Используется режим совместимости с версией 8.3.4 ‑ группировки родительского отчета не учитывались при выводе вложенных отчетов.</text:p>
      <text:p text:style-name="Text_20_body">● Не используется режим совместимости ‑ для макетов вложенных отчетов системы компоновки данных всегда генерирует свойство ВертикальныйУровень. К значению данного свойства прибавляется уровень родительского отчета, в котором находится вложенный отчет.</text:p>
      <text:p text:style-name="Text_20_body">● Добавление строк в таблицу формы:</text:p>
      <text:p text:style-name="Text_20_body">● Используется режим совместимости с версией 8.3.4 ‑ строка в таблице автоматически удалялась, если эта строка была добавлена при окончании редактирования предыдущей строки или при нажатии клавиши Стрелка вниз и в том случае, если после окончания добавления эта строка не изменялась интерактивно.</text:p>
      <text:p text:style-name="Text_20_body">● Не используется режим совместимости ‑ строка в таблице автоматически удаляется, если эта строка была добавлена при окончании редактирования предыдущей строки или при нажатии клавиши Стрелка вниз и в том случае, если после окончания добавления эта строка не изменялась ни программно, ни интерактивно.</text:p>
      <text:p text:style-name="Text_20_body">● Ограничение максимальной длины значения свойства управляемой формы КлючНазначенияИспользования:</text:p>
      <text:p text:style-name="Text_20_body">● Используется режим совместимости с версией 8.3.4 ‑ ограничения длины не установлено.</text:p>
      <text:p text:style-name="Text_20_body">● Не используется режим совместимости ‑ длина значения для данного реквизита ограничена 128 символами.</text:p>
      <text:p text:style-name="Text_20_body"><text:bookmark text:name="_ref359922321"/><text:bookmark text:name="_ref359922320"/><text:bookmark text:name="_ref346730380"/><text:bookmark text:name="_ref346730379"/><text:bookmark text:name="_ref337483755"/><text:bookmark text:name="_ref337483754"/><text:bookmark text:name="_ref324415270"/><text:bookmark text:name="_ref324415269"/><text:bookmark text:name="_ref310422730"/><text:bookmark text:name="_ref310422729"/>● Дополнительные параметры методов НайтиПомеченныеНаУдаление(), НайтиПоСсылкам(), УдалитьОбъекты():</text:p>
      <text:p text:style-name="Text_20_body">● Используется режим совместимости с версией 8.3.4 ‑ дополнительные параметры не используются. Их использование приведет к ошибке времени выполнения.</text:p>
      <text:p text:style-name="Text_20_body">● Не используется режим совместимости ‑ дополнительные параметры используются.</text:p>
      <text:p text:style-name="Text_20_body">● Автоматическое формирование ключа настройки отображения формы:</text:p>
      <text:p text:style-name="Text_20_body"><text:soft-page-break/>● Используется режим совместимости с версией 8.3.4 ‑ ключ объекта формируется как &lt;Полное имя формы&gt;/НастройкиФормы.</text:p>
      <text:p text:style-name="Text_20_body">● Не используется режим совместимости ‑ ключ объекта формируется как &lt;Полное имя формы&gt;/&lt;Ключ назначения использования&gt;/НастройкиФормы. Подробнее см. <text:a xlink:type="simple" xlink:href="https://its.1c.ru/db/content/v8313doc/src/руководство%20разработчика/приложение%204.%20перечень%20автоматически%20сохраняемых%20настроек.htm?_=1542379434#_ref377991645" text:style-name="Internet_20_link" text:visited-style-name="Visited_20_Internet_20_Link">здесь</text:a>.</text:p>
      <text:p text:style-name="Text_20_body">● Доступные настройки отчетов и динамических списков:</text:p>
      <text:p text:style-name="Text_20_body">● Используется режим совместимости с версией 8.3.4 ‑ удаляются элементы настроек, которые содержат ссылки на недоступные поля, отключенные функциональными опциями, недоступные в соответствии с правами доступами.</text:p>
      <text:p text:style-name="Text_20_body">● Не используется режим совместимости ‑ удаляются элементы настроек, которые содержат ссылки на недоступные поля, отключенные функциональными опциями, недоступные в соответствии с правами доступами или связанные с более несуществующими полями схемы компоновки данных.</text:p>
      <text:p text:style-name="Text_20_body">● Доступность основного реквизита управляемой формы типа &lt;Вид&gt;Объект и ДинамическийСписок:</text:p>
      <text:p text:style-name="Text_20_body">● Используется режим совместимости с версией 8.3.4 и ранее ‑ в версии 8.2 основной реквизит формы типа &lt;Вид&gt;Объект не отключался даже если функциональной опцией (любой) был отключен соответствующий объект конфигурации.</text:p>
      <text:p text:style-name="Text_20_body">В версии 8.3 основной реквизит формы типа &lt;Вид&gt;Объект отключался, если функциональной опцией был отключен соответствующий объект конфигурации. При этом анализировались все функциональные опции.</text:p>
      <text:p text:style-name="Text_20_body">В предыдущих версиях «1С:Предприятия» основной реквизит типа ДинамическийСписок отключался в том случае, если функциональной опцией был отключен объект конфигурации, который указан в качестве основной таблицы динамического списка. При этом анализировались все функциональные опции.</text:p>
      <text:p text:style-name="Text_20_body">● Не используется режим совместимости ‑ основной реквизит управляемой формы типа &lt;Вид&gt;Объект (СправочникОбъект, ДокументОбъект и т. д.) будет отключен в том случае, если функциональной опцией отключен соответствующий объект конфигурации.</text:p>
      <text:p text:style-name="Text_20_body">Основной реквизит управляемой формы типа ДинамическийСписок будет отключен в том случае, если функциональной опцией отключен объект конфигурации, который указан в качестве основной таблицы динамического списка.</text:p>
      <text:p text:style-name="Text_20_body">В обоих случаях анализируются только те функциональные опции, которые не имеют параметров.</text:p>
      <text:h text:style-name="Heading_20_3" text:outline-level="3"><text:bookmark text:name="TI000001973"/><text:bookmark text:name="IssOgl2_7.2.2_С_версией_8.3.5"/>7.2.2. С версией 8.3.5</text:h>
      <text:p text:style-name="Text_20_body">● Кнопка управляемой формы, связанная с командой:</text:p>
      <text:p text:style-name="Text_20_body">● Используется режим совместимости с версией 8.3.5 ‑ всегда отображается доступной, вне зависимости от доступности команды.</text:p>
      <text:p text:style-name="Text_20_body">● Не используется режим совместимости ‑ кнопка становится недоступной, если для текущего пользователя команда, связанная с кнопкой, также недоступна.</text:p>
      <text:p text:style-name="Text_20_body">● Поведение управляемой формы при невозможности создать источник доступных настроек динамического списка:</text:p>
      <text:p text:style-name="Text_20_body">● Используется режим совместимости с версией 8.3.5 ‑ при невозможности создать источник доступных настроек компоновки данных для динамического списка, никаких ошибок не генерируется, и работа управляемой формы продолжается так, как будто источник данных динамического списка не содержит ни каких доступных полей. В результате все элементы формы, связанные с данными динамического списка, удаляются с управляемой формы.</text:p>
      <text:p text:style-name="Text_20_body"><text:soft-page-break/>● Не используется режим совместимости ‑ при невозможности создать источник доступных настроек динамического списка генерируется исключение и создание формы не происходит.</text:p>
      <text:p text:style-name="Text_20_body">● Заполнение значений независимых и совместных разделителей при записи набора записей регистра сведений:</text:p>
      <text:p text:style-name="Text_20_body">● Используется режим совместимости с версией 8.3.5 ‑ значения разделителей, в состав которых входит регистр сведений, всегда заменяются на значения разделителей, установленных в текущем сеансе.</text:p>
      <text:p text:style-name="Text_20_body">● Не используется режим совместимости ‑ все значения по умолчанию для независимых и совместных разделителей, в состав которых входит регистр сведений, заменяются на значения разделителей, установленных в текущем сеансе.</text:p>
      <text:p text:style-name="Text_20_body">Если значение разделителя не совпадает со значением по умолчанию для типа разделителя или не равно значению разделителя, установленного в текущем сеансе ‑ генерируется ошибка.</text:p>
      <text:p text:style-name="Text_20_body">● Поведение системы при работы с объектом xBase в случае возникновения ошибок работы с файлом .dbf:</text:p>
      <text:p text:style-name="Text_20_body">● Используется режим совместимости с версией 8.3.5 ‑ в случае возникновения ошибки формировались диалоговые окна.</text:p>
      <text:p text:style-name="Text_20_body">● Не используется режим совместимости ‑ в случае возникновения ошибки генерируется исключение.</text:p>
      <text:p text:style-name="Text_20_body">● Работа обработчиков ожидания (подключенных с помощью методов ПодключитьОбработчикОжидания()) во время временной блокировки (с помощью команды Временная блокировка или с помощью метода ЗаблокироватьРаботуПользователя()) интерфейса клиентского приложения:</text:p>
      <text:p text:style-name="Text_20_body">● Используется режим совместимости с версией 8.3.5 ‑ работа обработчиков не зависит от наличия временной блокировки клиентского приложения.</text:p>
      <text:p text:style-name="Text_20_body">● Не используется режим совместимости ‑ обработчики ожидания не вызываются.</text:p>
      <text:p text:style-name="Text_20_body">● Применение значения, указанного у включенного параметра условного оформления Текст:</text:p>
      <text:p text:style-name="Text_20_body">● Используется режим совместимости с версией 8.3.5 ‑ не применялось к полям предопределенных макетов группировок системы компоновки данных.</text:p>
      <text:p text:style-name="Text_20_body">● Не используется режим совместимости ‑ применяется к полям предопределенных макетов группировок и полей отчетов системы компоновки данных.</text:p>
      <text:p text:style-name="Text_20_body">● Поведение процессора вывода при выгрузке результата компоновки данных в коллекцию значений при наличии колонок с дублирующимися именами:</text:p>
      <text:p text:style-name="Text_20_body">● Используется режим совместимости с версией 8.3.5 ‑ уникальность колонок не проверялось, колонки создавались всегда.</text:p>
      <text:p text:style-name="Text_20_body">● Не используется режим совместимости ‑ проверяется уникальность имени колонки в коллекции. Колонки с повторяющимися именами повторно не создаются.</text:p>
      <text:p text:style-name="Text_20_body">● Выгрузка результата компоновки данных в коллекцию значений при наличии вложенных отчетов:</text:p>
      <text:p text:style-name="Text_20_body">● Используется режим совместимости с версией 8.3.5 ‑ выгрузка невозможна. При попытке выполнить выгрузку генерируется исключение.</text:p>
      <text:p text:style-name="Text_20_body">● Не используется режим совместимости ‑ выгрузка возможна.</text:p>
      <text:p text:style-name="Text_20_body">● Получение параметров прокси-сервера из переменных окружения в ОС Linux:</text:p>
      <text:p text:style-name="Text_20_body">● Используется режим совместимости с версией 8.3.5 ‑ переменные среды не использовались при создании объекта ИнтернетПрокси. Если при создании объектов HTTPСоединение и FTPСоединение не были указаны <text:soft-page-break/>параметры прокси-сервера, при выполнении методов объектов производилась попытка определения параметров прокси-сервера из переменных окружения.</text:p>
      <text:p text:style-name="Text_20_body">● Не используется режим совместимости ‑ При создании объекта ИнтернетПрокси используются значения переменных окружения ОС http_proxy, https_proxy, ftp_proxy, ftps_proxy, all_proxy в тех случаях, если параметр конструктора ПроксиПоУмолчанию имеет значение Истина и система не может обнаружить файл inetcfg.xml.</text:p>
      <text:p text:style-name="Text_20_body">Методы объектов HTTPСоединение и FTPСоединение не пытаются определить настройки прокси-сервера, а используются те настройки, которые находятся в свойстве Прокси соответствующего объекта.</text:p>
      <text:p text:style-name="Text_20_body">● Экспорт примечаний табличного документа в файлы формата Microsoft Excel 2007-2010:</text:p>
      <text:p text:style-name="Text_20_body">● Используется режим совместимости с версией 8.3.5 ‑ примечания выгружались как рисунки таблицы Excel.</text:p>
      <text:p text:style-name="Text_20_body">● Не используется режим совместимости ‑ примечания выгружаются как примечания таблицы Excel.</text:p>
      <text:p text:style-name="Text_20_body">● Получение полей детальных записей в агрегатных функциях для иерархических группировок:</text:p>
      <text:p text:style-name="Text_20_body">● Используется режим совместимости с версией 8.3.5 ‑ использовались поля иерархического набора данных, если в этом наборе данных доступны соответствующие поля.</text:p>
      <text:p text:style-name="Text_20_body">● Не используется режим совместимости ‑ используются поля детального набора данных. Для получения внутри агрегатных функций значения иерархической записи можно использовать функцию ВычислитьВыражение().</text:p>
      <text:p text:style-name="Text_20_body">● Подстановка параметра шаблона ограничения доступа, указанного в комментариях:</text:p>
      <text:p text:style-name="Text_20_body">● Используется режим совместимости с версией 8.3.5 ‑ заменяется на фактическое значение.</text:p>
      <text:p text:style-name="Text_20_body">● Не используется режим совместимости ‑ не заменяется.</text:p>
      <text:p text:style-name="Text_20_body">● Применение механизма условного оформления системы компоновки данных к полям группировок и детальных записей:</text:p>
      <text:p text:style-name="Text_20_body">● Используется режим совместимости с версией 8.3.5 ‑ при оформлении ячейки, в которую выводится поле родительской группировки, используются выражения полей, полученных для родительской группировки.</text:p>
      <text:p text:style-name="Text_20_body">● Не используется режим совместимости ‑ при оформлении ячейки, в которую выводится поле родительской группировки, используются выражения полей, полученных для текущей группировки.</text:p>
      <text:p text:style-name="Text_20_body">● Загрузка свойства расширения таблицы формы для динамического списка Период и свойства Отображение таблицы формы, связанной с динамическим списком, при открытии формы:</text:p>
      <text:p text:style-name="Text_20_body">● Используется режим совместимости с версией 8.3.5 ‑ свойство расширения таблицы формы для динамического списка Период загружается из пользовательских настроек до выполнения обработчика события управляемой формы ПриСозданииНаСервере.</text:p>
      <text:p text:style-name="Text_20_body">Свойство Отображение таблицы формы, связанной с динамическим списком, загружается из настроек на клиенте при открытии формы.</text:p>
      <text:p text:style-name="Text_20_body">● Не используется режим совместимости ‑ загружаются из настроек одновременно с загрузкой пользовательских настроек динамического списка.</text:p>
      <text:p text:style-name="Text_20_body">● Поведение системы в том случае, если в обработчике события управляемой формы ПриОткрытии параметру Отказ установлено значение Истина:</text:p>
      <text:p text:style-name="Text_20_body">● Используется режим совместимости с версией 8.3.5 ‑ обработчик события ПриЗакрытии и оповещение, указанное в свойстве управляемой формы ОписаниеОповещенияОЗакрытии:</text:p>
      <text:p text:style-name="Text_20_body">● В тонком клиенте вызываются;</text:p>
      <text:p text:style-name="Text_20_body"><text:soft-page-break/>● В веб-клиенте не вызываются.</text:p>
      <text:p text:style-name="Text_20_body">● Не используется режим совместимости ‑ не вызывается обработчик события ПриЗакрытии и оповещение, установленное в свойстве управляемой формы ОписаниеОповещенияОЗакрытии.</text:p>
      <text:p text:style-name="Text_20_body">● История выбора при вводе (см. <text:a xlink:type="simple" xlink:href="https://its.1c.ru/db/content/v8313doc/src/руководство%20разработчика/глава%205.%20объекты%20конфигурации.htm?_=1542379434#_ref397440919" text:style-name="Internet_20_link" text:visited-style-name="Visited_20_Internet_20_Link">здесь</text:a>) для перечислений:</text:p>
      <text:p text:style-name="Text_20_body">● Используется режим совместимости с версией 8.3.5 ‑ история выбора не отображается и не сохраняется.</text:p>
      <text:p text:style-name="Text_20_body">● Не используется режим совместимости ‑ отображение и сохранение истории выбора управляется свойством ИсторияВыбораПриВводе.</text:p>
      <text:p text:style-name="Text_20_body">● Обращение (во встроенных механизмах платформы) к свойствам метода, написанного на встроенном языке, в том случае, если изменяется состав свойств объекта, переданного в качестве параметра этого метода:</text:p>
      <text:p text:style-name="Text_20_body">● Используется режим совместимости с версией 8.3.5 ‑ обращение выполняется по номеру свойства, определенного в момент начал вызова. Если номер свойства изменяется ‑ обращение не будет выполнено корректно.</text:p>
      <text:p text:style-name="Text_20_body">● Не используется режим совместимости ‑ обращение выполняется по имени свойства. Если изменяется имя свойства ‑ обращение не будет выполнено корректно.</text:p>
      <text:p text:style-name="Text_20_body">● Поведение системы в случае, если в обработчике события управляемой формы ПриОткрытии вызван метод Закрыть() для этой же формы:</text:p>
      <text:p text:style-name="Text_20_body">● Используется режим совместимости с версией 8.3.5 ‑ в веб-клиенте обработчик события и оповещение, установленное в свойстве ОписаниеОповещенияОЗакрытии, не будут вызваны. В тонком клиенте обработчик события и оповещение будут вызваны.</text:p>
      <text:p text:style-name="Text_20_body">● Не используется режим совместимости ‑ обработчик события и оповещение, установленное в свойстве ОписаниеОповещенияОЗакрытии, не будут вызваны в любом клиентском приложении.</text:p>
      <text:h text:style-name="Heading_20_3" text:outline-level="3"><text:bookmark text:name="TI000001974"/><text:bookmark text:name="IssOgl2_7.2.3_С_версией_8.3.6"/>7.2.3. С версией 8.3.6</text:h>
      <text:p text:style-name="Text_20_body">● Поведение метода Получить() для объекта типа ХранилищеЗначения:</text:p>
      <text:p text:style-name="Text_20_body">● Используется режим совместимости с версией 8.3.6 ‑ использование метода в тонком клиенте не приводит к генерации исключения. В этом случае возвращается значение Неопределено. Использование данного метода в веб-клиенте приводит к генерации исключения.</text:p>
      <text:p text:style-name="Text_20_body">● Не используется режим совместимости ‑ использование метода в тонком клиенте приводит к генерации исключения.</text:p>
      <text:p text:style-name="Text_20_body">● Поведение функции языка запросов ТипЗначения() с параметром типа Неопределено:</text:p>
      <text:p text:style-name="Text_20_body">● Используется режим совместимости с версией 8.3.6 ‑ возвращает NULL.</text:p>
      <text:p text:style-name="Text_20_body">● Не используется режим совместимости ‑ возвращает значение Неопределено.</text:p>
      <text:p text:style-name="Text_20_body">● Поведение функции ПравоДоступа() для проверки прав на графу журнала:</text:p>
      <text:p text:style-name="Text_20_body">● Используется режим совместимости с версией 8.3.6 ‑ не выполняется проверка прав на реквизиты, входящие в состав графы журнала. Графа всегда считалась доступной.</text:p>
      <text:p text:style-name="Text_20_body">● Не используется режим совместимости ‑ право доступа на графу «складывается» из прав доступа на входящие реквизиты. Графа считается недоступной, если недоступен хотя бы один реквизит, входящий в состав графы.</text:p>
      <text:p text:style-name="Text_20_body">● Определение первого дня недели:</text:p>
      <text:p text:style-name="Text_20_body">● Используется режим совместимости с версией 8.3.6 ‑ всегда понедельник.</text:p>
      <text:p text:style-name="Text_20_body"><text:soft-page-break/>● Не используется режим совместимости ‑ настраивается с помощью свойства Первый день недели в диалоге региональных настроек информационной базы (подробнее см. <text:a xlink:type="simple" xlink:href="https://its.1c.ru/db/v8313doc/bookmark/adm/TI000000135" office:target-frame-name="_top" xlink:show="replace" text:style-name="Internet_20_link" text:visited-style-name="Visited_20_Internet_20_Link">здесь</text:a>). Установленный первый день недели учитывается при работе различных механизмов системы (включая язык запросов, систему компоновки данных, представление календаря и т. д.).</text:p>
      <text:p text:style-name="Text_20_body">● Содержимое списка истории выбора:</text:p>
      <text:p text:style-name="Text_20_body">● Используется режим совместимости с версией 8.3.6 ‑ пять последних выбранных значений.</text:p>
      <text:p text:style-name="Text_20_body">● Не используется режим совместимости ‑ не более 7 значений, отбираемых по специальному алгоритму (см. <text:a xlink:type="simple" xlink:href="https://its.1c.ru/db/content/v8313doc/src/руководство%20разработчика/глава%205.%20объекты%20конфигурации.htm?_=1542379434#_ref397440919" text:style-name="Internet_20_link" text:visited-style-name="Visited_20_Internet_20_Link">здесь</text:a>).</text:p>
      <text:p text:style-name="Text_20_body">● Тип значения объекта, хранящего историю выбора:</text:p>
      <text:p text:style-name="Text_20_body">● Используется режим совместимости с версией 8.3.6 ‑ объект Массив.</text:p>
      <text:p text:style-name="Text_20_body">● Не используется режим совместимости ‑ объект НастройкиИсторииВыбора.</text:p>
      <text:p text:style-name="Text_20_body">● Свойство Макет объекта ТабличныйДокумент:</text:p>
      <text:p text:style-name="Text_20_body">● Используется режим совместимости с версией 8.3.6 ‑ табличный документ с установленным свойством Макет редактируется в управляемой форме всегда на текущем языке.</text:p>
      <text:p text:style-name="Text_20_body">● Не используется режим совместимости ‑ табличный документ с установленным свойством Макет редактируется в управляемой форме на нескольких языка. Состав языков, на которых редактируется табличный документ, получается из самого табличного документа.</text:p>
      <text:p text:style-name="Text_20_body">● Язык отображения табличного документа:</text:p>
      <text:p text:style-name="Text_20_body">● Используется режим совместимости с версией 8.3.6 ‑ в тонком клиенте табличный документ всегда отображается и редактируется на текущем языке, в веб-клиенте используется свойство КодЯзыка. При редактировании табличного документа устанавливается только строка на текущем языке, строки на других языках теряются.</text:p>
      <text:p text:style-name="Text_20_body">● Не используется режим совместимости ‑ табличный документ отображается и редактируется на языке, который задан с помощью свойства КодЯзыка. Если значение свойства не задано ‑ отображение и редактирование выполняется на текущем языке. При редактировании изменяются строки только на указанном языке, строки на других языках не изменяются.</text:p>
      <text:p text:style-name="Text_20_body">● Вывод общих итогов в колонках таблицы системы компоновки данных:</text:p>
      <text:p text:style-name="Text_20_body">● Используется режим совместимости с версией 8.3.6 ‑ в шапке таблицы системы компоновки данных, в колонке итогов, не отображались заголовки полей ресурсов, расположенных в группах, в том случае если у колонок таблицы установлены макеты группировок.</text:p>
      <text:p text:style-name="Text_20_body">● Не используется режим совместимости ‑ в колонках общих итогов таблицы системы компоновки данных выводятся заголовки полей ресурсов, расположенных в группах, в случае если у колонок таблицы установлены макеты группировок.</text:p>
      <text:p text:style-name="Text_20_body">● Автоматическое заполнение доступных полей отбора при наличии вложенного запроса в наборе схемы компоновки данных:</text:p>
      <text:p text:style-name="Text_20_body">● Используется режим совместимости с версией 8.3.6 ‑ поля вложенного запроса не доступны для установки отбора (кроме параметров виртуальных таблиц).</text:p>
      <text:p text:style-name="Text_20_body">● Не используется режим совместимости ‑ поля из списка выборки вложенного запроса становятся доступными для отбора, кроме полей, которые в родительском запросе являются параметрами агрегатных функций.</text:p>
      <text:p text:style-name="Text_20_body">● Тип связи наборов данных в системе компоновки данных:</text:p>
      <text:p text:style-name="Text_20_body"><text:soft-page-break/>● Используется режим совместимости с версией 8.3.6 ‑ заменяется на внутреннюю при использовании в отборе поля набора данных, с которым выполняется связь.</text:p>
      <text:p text:style-name="Text_20_body">● Не используется режим совместимости ‑ заменяется на внутреннюю в том случае, если применяется отбор, который содержит только поля набора данных, с которым выполняется связь. Условия, для которых не были сделаны внутренние связи, добавляются в свойство группировок ОтборЗаписей, в которых задействован хотя бы один из наборов данных, поля которых используются в условиях.</text:p>
      <text:p text:style-name="Text_20_body">● Поведение системы в том случае, если номер объекта (документа, элемента справочника, плана видов характеристик, бизнес-процесса или задачи) выделялся в транзакции и объект в этой транзакции не был записан:</text:p>
      <text:p text:style-name="Text_20_body">● Используется режим совместимости с версией 8.3.6 ‑ выделенный номер не использовался повторно в том случае, если установлен режим автонумерации Не освобождать автоматически.</text:p>
      <text:p text:style-name="Text_20_body">● Не используется режим совместимости ‑ он будет повторно использоваться даже в том случае, если установлен режим автонумерации Не освобождать автоматически, в том числе в ситуации, когда объект в транзакции не записывался.</text:p>
      <text:p text:style-name="Text_20_body">Режим автонумерации Не освобождать автоматически действует только на номера, которые выданы вне транзакции. Т.е. если номер выдан вне транзакции и код не был использован (объект не был записан), то в режиме Не освобождать автоматически номер не будет переиспользован, а в режим Освобождать автоматически номер будет переиспользован.</text:p>
      <text:p text:style-name="Text_20_body">● Возможность помещения значения NULL в поля внешних источников данных (с точки зрения схемы базы данных):</text:p>
      <text:p text:style-name="Text_20_body">● Используется режим совместимости с версией 8.3.6 ‑ значение NULL может быть помещено во все поля внешних источников данных.</text:p>
      <text:p text:style-name="Text_20_body">● Не используется режим совместимости ‑ значение NULL может быть помещено в поля таблиц (и таблиц измерений кубов) внешних источников данных только в том, случае если у поля в метаданных проставлен флаг Разрешить NULL. Значение NULL может быть помещено во все поля таблиц кубов внешних источников данных.</text:p>
      <text:h text:style-name="Heading_20_3" text:outline-level="3"><text:bookmark text:name="TI000001975"/><text:bookmark text:name="IssOgl2_7.2.4_С_версией_8.3.7"/>7.2.4. С версией 8.3.7</text:h>
      <text:p text:style-name="Text_20_body">● Итоговое упорядочивание в том случае, если упорядочивание указано у поля набора данных схемы компоновки данных и в настройках компоновки данных:</text:p>
      <text:p text:style-name="Text_20_body">● Используется режим совместимости с версией 8.3.7 ‑ если у поля набора данных схемы компоновки данных указано выражение упорядочивания, и в настройках компоновки данных указано упорядочивание по этому полю с направлением упорядочивания По убыванию, то направление упорядочивания, указанное в выражении упорядочивания для данного поля заменяется на обратное.</text:p>
      <text:p text:style-name="Text_20_body">● Не используется режим совместимости ‑ если у поля набора данных схемы компоновки данных указаны выражения упорядочивания, то при упорядочивании по данному полю направление упорядочивания всегда получается из выражения упорядочивания. Направление упорядочивания из настроек для этого поля игнорируется.</text:p>
      <text:p text:style-name="Text_20_body">● Использование файла cacert.pem для проверки сертификатов серверов при создании HTTPS/FTPS-соединения:</text:p>
      <text:p text:style-name="Text_20_body">● Используется режим совместимости с версией 8.3.7 ‑ используется файл cacert.pem.</text:p>
      <text:p text:style-name="Text_20_body">● Не используется режим совместимости ‑ файл cacert.pem не используется. Используется список корневых сертификатов используемой операционной системы.</text:p>
      <text:p text:style-name="Text_20_body"><text:soft-page-break/>● Расширения, подключаемые при выполнении фонового задания:</text:p>
      <text:p text:style-name="Text_20_body">● Используется режим совместимости с версией 8.3.7 ‑ подключаются все расширения, зарегистрированные для текущей информационной базы.</text:p>
      <text:p text:style-name="Text_20_body">● Не используется режим совместимости ‑ подключаются те же расширения, что и в сеансе, из которого запускается фоновое задание.</text:p>
      <text:p text:style-name="Text_20_body">● Поведение метода ПакетОтображаемыхДокументов.Напечатать():</text:p>
      <text:p text:style-name="Text_20_body">● Используется режим совместимости с версией 8.3.7 ‑ каждый документ печатается в отдельном задании.</text:p>
      <text:p text:style-name="Text_20_body">● Не используется режим совместимости:</text:p>
      <text:p text:style-name="Text_20_body">● Для ОС Windows:</text:p>
      <text:p text:style-name="Text_20_body">● создается одно задание на принтер;</text:p>
      <text:p text:style-name="Text_20_body">● весь пакет выводится в один файл, имя которого запрашивается перед выводом.</text:p>
      <text:p text:style-name="Text_20_body">● Для ОС Linux:</text:p>
      <text:p text:style-name="Text_20_body">● если параметры печати всех документов в пакете совпадают ‑ поведение совпадает с поведением в ОС Windows;</text:p>
      <text:p text:style-name="Text_20_body">● если параметры различаются ‑ каждый документ печатается в отдельном задании принтера.</text:p>
      <text:p text:style-name="Text_20_body">● Максимальный размер данных, индексируемых полнотекстовым поиском, до первого вызова метода УстановитьМаксимальныйРазмерИндексируемыхДанных():</text:p>
      <text:p text:style-name="Text_20_body">● Используется режим совместимости с версией 8.3.7 ‑ ограничение не установлено.</text:p>
      <text:p text:style-name="Text_20_body">● Не используется режим совместимости ‑ 1 Мбайт.</text:p>
      <text:p text:style-name="Text_20_body">● Применение свойства условного оформления Выделять отрицательные системы компоновки данных:</text:p>
      <text:p text:style-name="Text_20_body">● Используется режим совместимости с версией 8.3.7 ‑ применяется только, если свойство Использование установлено в значение Истина.</text:p>
      <text:p text:style-name="Text_20_body">● Не используется режим совместимости ‑ применяется в том случае, когда само свойство установлено в значение Истина и свойство Использование также установлено в значение Истина.</text:p>
      <text:p text:style-name="Text_20_body">● Расчет типа конструкции языка запросов ВЫБОР:</text:p>
      <text:p text:style-name="Text_20_body">● Используется режим совместимости с версией 8.3.7 ‑ при расчете игнорируются ветки ТОГДА, в которых находится константное выражение, принимающее значение NULL.</text:p>
      <text:p text:style-name="Text_20_body">● Не используется режим совместимости ‑ при расчете типа учитываются типы выражений из всех веток ТОГДА.</text:p>
      <text:p text:style-name="Text_20_body">● Тип результата операции деления (в языке запросов), где делителем является NULL:</text:p>
      <text:p text:style-name="Text_20_body">● Используется режим совместимости с версией 8.3.7 ‑ не трактуется как число и может выступать в качестве операнда в операции, где числовое значение недопустимо (например, операции And, Or, Not).</text:p>
      <text:p text:style-name="Text_20_body">● Не используется режим совместимости ‑ трактуется как число произвольной разрядности. Результат такой операции не может выступать в качестве операнда в операции, где числовое значение недопустимо (например, операции And, Or, Not).</text:p>
      <text:p text:style-name="Text_20_body">● Преобразование символов, отсутствующих в текущем шрифте, при экспорте табличного документа в формат PDF:</text:p>
      <text:p text:style-name="Text_20_body"><text:soft-page-break/>● Используется режим совместимости с версией 8.3.7 ‑ символы, отсутствующие в текущем шрифте, отображаются потерянным символом («квадратиком»).</text:p>
      <text:p text:style-name="Text_20_body">● Не используется режим совместимости ‑ выполняется подбор шрифта для символов, отсутствующих в текущем шрифте (см. <text:a xlink:type="simple" xlink:href="https://its.1c.ru/db/content/v8313doc/src/руководство%20разработчика/приложение%2010.%20особенности%20использования%20отдельных%20механизмов.htm?_=1542379434#_ref440972495" text:style-name="Internet_20_link" text:visited-style-name="Visited_20_Internet_20_Link">здесь</text:a>).</text:p>
      <text:p text:style-name="Text_20_body">● Тип поля запроса и тип параметра запроса в схеме компоновки данных (в запросе вида ВЫБРАТЬ &amp;Параметр КАК Поле):</text:p>
      <text:p text:style-name="Text_20_body">● Используется режим совместимости с версией 8.3.7 ‑ тип, указанный для параметра схемы компоновки данных, не влияет на тип поля запроса, в котором этот параметр используется.</text:p>
      <text:p text:style-name="Text_20_body">● Не используется режим совместимости ‑ тип, указанный для параметра в схеме компоновки данных, влияет на тип поля запроса, в котором используется этот параметр.</text:p>
      <text:p text:style-name="Text_20_body">● Применение элементов условного оформления Текст и Формат к полям макета диаграммы системы компоновки данных:</text:p>
      <text:p text:style-name="Text_20_body">● Используется режим совместимости с версией 8.3.7 ‑ только в случае, если ранее к этому полю не применялось условное оформление Формат.</text:p>
      <text:p text:style-name="Text_20_body">● Не используется режим совместимости ‑ вне зависимости от ранее установленного оформления Формат (в т. ч. и взятого из схемы компоновки данных). При этом элемент условного оформления Текст имеет более высокий приоритет, чем элемент условного оформления Формат.</text:p>
      <text:p text:style-name="Text_20_body">● Использование поля системного перечисления (ссылки на таблицу внешнего источника данных или уникального идентификатора) в операции запроса Сгруппировать По в том случае, если полученное значение не комбинируется с другими типами:</text:p>
      <text:p text:style-name="Text_20_body">● Используется режим совместимости с версией 8.3.7 ‑ в некоторых случаях группировка по такому полю может не выполняться.</text:p>
      <text:p text:style-name="Text_20_body">● Не используется режим совместимости ‑ группировка по такому полю выполняется всегда.</text:p>
      <text:p text:style-name="Text_20_body">● Доступность на стороне клиента (через свойство таблицы ТекущиеДанные и метода ДанныеСтроки()) данных динамического списка, на которые у текущего пользователя отсутствует право Просмотр и установлен флаг Использовать всегда:</text:p>
      <text:p text:style-name="Text_20_body">● Используется режим совместимости с версией 8.3.7 ‑ данные доступны и заполнены значениями по умолчанию соответствующих типов.</text:p>
      <text:p text:style-name="Text_20_body">● Не используется режим совместимости ‑ данные отсутствуют и доступ к ним невозможен.</text:p>
      <text:p text:style-name="Text_20_body">● Работа динамического списка в том случае, если у текущего пользователя отсутствует право Просмотр на ключевое поле динамического списка:</text:p>
      <text:p text:style-name="Text_20_body">● Используется режим совместимости с версией 8.3.7 ‑ в большинстве случаев работает успешно.</text:p>
      <text:p text:style-name="Text_20_body">● Не используется режим совместимости ‑ приводит к ошибке нарушения прав доступа.</text:p>
      <text:p text:style-name="Text_20_body">● Доступность в источнике доступных настроек компоновки данных для динамического списка для отбора, сортировки и группировки следующих полей: дочерние поля полей, являющихся агрегатными функциями языка запросов; дочерние поля полей из других (внешних) источников данных; дочерние поля–характеристики полей табличных частей.</text:p>
      <text:p text:style-name="Text_20_body">● Используется режим совместимости с версией 8.3.7 ‑ доступны. При установке отбора на такие поля, динамический список мог работать неправильно: не отображать часть или все данные.</text:p>
      <text:p text:style-name="Text_20_body">● Не используется режим совместимости ‑ недоступны.</text:p>
      <text:p text:style-name="Text_20_body">● Поиск через строку поиска по ссылочным полям, являющимся агрегатными функциями языка запросов:</text:p>
      <text:p text:style-name="Text_20_body"><text:soft-page-break/>● Используется режим совместимости с версией 8.3.7 ‑ поиск пытался выполняться. При этом могли выдаваться ошибки, а в случае если ошибки не выдавались ‑ динамический список мог работать неправильно: не отображать часть или все данные.</text:p>
      <text:p text:style-name="Text_20_body">● Не используется режим совместимости ‑ не выполняется.</text:p>
      <text:p text:style-name="Text_20_body">● Доступность для отбора полей основной таблицы (и их дочерних полей) в динамическом списке с заданным произвольным запросом и указанной основной таблицей:</text:p>
      <text:p text:style-name="Text_20_body">● Используется режим совместимости с версией 8.3.7 ‑ для отбора были доступны только поля присутствующие в тексте запроса и стандартные поля (Ссылка и т. п.) основной таблицы. Если поместить в отбор недоступные поля с именами, совпадающими с именами полей из основной таблицы ‑ такой отбор мог примениться успешно.</text:p>
      <text:p text:style-name="Text_20_body">● Не используется режим совместимости ‑ не зависит от присутствия этих полей в тексте запроса динамического списка. Поля основной таблицы неявно добавляются в текст запроса, если они отсутствуют в тексте запроса.</text:p>
      <text:p text:style-name="Text_20_body">Если в тексте запроса, установленном для динамического списка, уже есть поле, псевдоним которого совпадает с псевдонимом поля основной таблицы ‑ для отбора будет использоваться именно это поле, в независимости от того действительно оно является этим полем основной таблицы.</text:p>
      <text:p text:style-name="Text_20_body">Поля, имеющие несколько вариантов пути (на разных вариантах встроенного языка), доступны только на текущем варианте встроенного языка.</text:p>
      <text:h text:style-name="Heading_20_3" text:outline-level="3"><text:bookmark text:name="TI000001976"/><text:bookmark text:name="IssOgl2_7.2.5_С_версией_8.3.8"/>7.2.5. С версией 8.3.8</text:h>
      <text:p text:style-name="Text_20_body">● Разделители пути для свойств Путь и ПолноеИмяФайла объекта ЭлементZIPФайла:</text:p>
      <text:p text:style-name="Text_20_body">● Используется режим совместимости с версией 8.3.8 ‑ разделителем пути всегда выступает символ «/».</text:p>
      <text:p text:style-name="Text_20_body">● Не используется режим совместимости ‑ используемый разделитель зависит от используемой операционной системы.</text:p>
      <text:p text:style-name="Text_20_body">● Поведение метода Послать() объекта ИнтернетПочта в случае наличия ошибок отправки почтовых сообщений по протоколу SMTP:</text:p>
      <text:p text:style-name="Text_20_body">● Используется режим совместимости с версией 8.3.8 ‑ вызывается исключение.</text:p>
      <text:p text:style-name="Text_20_body">● Не используется режим совместимости ‑ метод Послать() возвращает объект типа Сответствие, где описываются ошибки для каждого почтового адреса, для которого доставка окончилась неудачей.</text:p>
      <text:p text:style-name="Text_20_body">● Поведение метода ПолучитьНавигационнуюСсылку() в том случае, если в качестве значения параметра Объект передано значение, для которого нельзя получить навигационную ссылку:</text:p>
      <text:p text:style-name="Text_20_body">● Используется режим совместимости с версией 8.3.8 ‑ возвращается пустая строка.</text:p>
      <text:p text:style-name="Text_20_body">● Не используется режим совместимости ‑ генерируется исключение.</text:p>
      <text:p text:style-name="Text_20_body">● Наличие временных таблицы в менеджере временных таблиц после отката транзакции:</text:p>
      <text:p text:style-name="Text_20_body">● Используется режим совместимости с версией 8.3.8 ‑ удаляются все временные таблицы, которые были созданы в рамках транзакции. В файловом варианте невозможно в запросе использовать временные таблицы, которые были созданы этим запросом в рамках транзакции, после отката транзакции. При работе с другими СУБД недоступно использование временных таблиц после отката транзакции.</text:p>
      <text:p text:style-name="Text_20_body">● Не используется режим совместимости ‑ временные таблицы автоматически не удаляются. В файловом варианте базы данных, в запросах можно использовать временные таблицы, созданные в рамках транзакции и после отката транзакции. При работе с другими СУБД использование временных таблиц после отката транзакции недоступно.</text:p>
      <text:p text:style-name="Text_20_body"><text:soft-page-break/>● Поведение различных вариантов СУБД, если в качестве параметра операции В языка запросов передать таблицу значений, в которой для колонки указан тип Строка с длиной более 1024 символов или ДвоичныеДанные размером более 2048 байт:</text:p>
      <text:p text:style-name="Text_20_body">● Используется режим совместимости с версией 8.3.8 ‑ возможность исполнения такого запроса зависит от используемой СУБД.</text:p>
      <text:p text:style-name="Text_20_body">● Не используется режим совместимости ‑ во время исполнения такого запроса будет сгенерировано исключение.</text:p>
      <text:p text:style-name="Text_20_body">● Поведение различных вариантов СУБД, если в качестве параметра операции В языка запросов передать таблицу значений, в которой для колонки указан тип Строка с длиной более 1024 символов или ДвоичныеДанные размером более 2048 байт:</text:p>
      <text:p text:style-name="Text_20_body">● Используется режим совместимости с версией 8.3.8 ‑ возможность исполнения такого запроса зависит от используемой СУБД.</text:p>
      <text:p text:style-name="Text_20_body">● Не используется режим совместимости ‑ во время исполнения такого запроса будет сгенерировано исключение.</text:p>
      <text:p text:style-name="Text_20_body">● Формирование псевдонимов в конструкторе запроса (в конфигураторе и толстом клиенте) и объекте СхемаЗапроса (в толстом клиенте):</text:p>
      <text:p text:style-name="Text_20_body">● Используется режим совместимости с версией 8.3.8 ‑ формируются псевдонимы только для полей-выражений и полей, по которым выполняется упорядочивание и расчет итогов.</text:p>
      <text:p text:style-name="Text_20_body">● Не используется режим совместимости ‑ формируются псевдонимы для всех полей первого запроса (среди объединений) для каждого запроса пакета.</text:p>
      <text:p text:style-name="Text_20_body">● Формирование имен параметров компоновщиком макета компоновки данных:</text:p>
      <text:p text:style-name="Text_20_body">● Используется режим совместимости с версией 8.3.8 ‑ может присвоить параметрам имена, которые уже существуют в схеме компоновки данных.</text:p>
      <text:p text:style-name="Text_20_body">● Не используется режим совместимости ‑ не присваивает параметрам имена, которые уже существуют в схеме компоновки данных.</text:p>
      <text:p text:style-name="Text_20_body">● Установка видимости и имени группы при автоматической группировке строк/колонок в табличном документе:</text:p>
      <text:p text:style-name="Text_20_body">● Используется режим совместимости с версией 8.3.8 ‑ проставляется видимости и имя группы от области, которая выводилась внутри группировки.</text:p>
      <text:p text:style-name="Text_20_body">● Не используется режим совместимости ‑ проставляется видимость и имя группы от области, которая выводилась в области заголовка группировки.</text:p>
      <text:p text:style-name="Text_20_body">● Значение по умолчанию свойства ДвусторонняяПечать для табличного документа, графической схемы, пакета отображаемых документов, текстового документа:</text:p>
      <text:p text:style-name="Text_20_body">● Используется режим совместимости с версией 8.3.8 ‑ значение НеИспользовать.</text:p>
      <text:p text:style-name="Text_20_body">● Не используется режим совместимости или для режима совместимости с версией 8.2.16 и ниже ‑ значение ИспользоватьНастройкиПринтера.</text:p>
      <text:p text:style-name="Text_20_body">● Запись или чтение HTML-документа, который содержит внутри себя строку &lt;?xml:</text:p>
      <text:p text:style-name="Text_20_body">● Используется режим совместимости с версией 8.3.8 ‑ приведет к ошибке.</text:p>
      <text:p text:style-name="Text_20_body">● Не используется режим совместимости ‑ будет выполнена без ошибок.</text:p>
      <text:p text:style-name="Text_20_body"><text:soft-page-break/>● Генерация параметров в макете схемы компоновки данных, для параметров, имена которых могут быть на русском и английском языках:</text:p>
      <text:p text:style-name="Text_20_body">● Используется режим совместимости с версией 8.3.8 ‑ всегда формировался параметр с именем на английском языке.</text:p>
      <text:p text:style-name="Text_20_body">● Не используется режим совместимости ‑ имена формируются на языке, который соответствует текущему варианту встроенного языка.</text:p>
      <text:p text:style-name="Text_20_body">● Поведение при выполнении следующего сценария: в поле ввода вводится какой-либо текст, не выходя из поля ввода нажимается гиперссылка, расположенная в декорации, в обработчике нажатия гиперссылки декорации выполняется контекстный серверный вызов:</text:p>
      <text:p text:style-name="Text_20_body">● Используется режим совместимости с версией 8.3.8:</text:p>
      <text:p text:style-name="Text_20_body">● в тонком и толстом клиентских приложениях:</text:p>
      <text:p text:style-name="Text_20_body">● для декорации вызывается обработчик события ОбработкаНавигационнойСсылки;</text:p>
      <text:p text:style-name="Text_20_body">● поле ввода отображает значение, которое было до ввода текста.</text:p>
      <text:p text:style-name="Text_20_body">● в веб-клиенте:</text:p>
      <text:p text:style-name="Text_20_body">● для декорации вызывается обработчик события ОбработкаНавигационнойСсылки;</text:p>
      <text:p text:style-name="Text_20_body">● поле ввода отображает введенный текст.</text:p>
      <text:p text:style-name="Text_20_body">● Не используется режим совместимости:</text:p>
      <text:p text:style-name="Text_20_body">● для поля ввода вызывается обработчик события ПриИзменении;</text:p>
      <text:p text:style-name="Text_20_body">● для декорации вызывается обработчик события ОбработкаНавигационнойСсылки;</text:p>
      <text:p text:style-name="Text_20_body">● поле ввода отображает значение, соответствующее введенному тексту.</text:p>
      <text:p text:style-name="Text_20_body">● Выполнение компоновкм макета системы компоновки данных, получение полей и применение отборов к полям, полученным «через точку» от полей, содержащих агрегатные функции, которые получаются из запроса:</text:p>
      <text:p text:style-name="Text_20_body">● Используется режим совместимости с версией 8.3.8 –выполняется в самом запросе. При этом может быть получен некорректный результат или сформированный запрос может выдавать ошибку при исполнении.</text:p>
      <text:p text:style-name="Text_20_body">● Не используется режим совместимости ‑ выполняется с помощью дополнительных наборов данных, автоматически генерируемых компоновщиком макета.</text:p>
      <text:p text:style-name="Text_20_body">● Экспорт табличного документа в форматы XLS (Microsoft Excel 97), Microsoft Office OpenXML (Microsoft Excel 2007‑ 2010), содержащего ячейки с многострочным текстом, который выровнен по центру ячейки и не умещающается в ячейке целиком:</text:p>
      <text:p text:style-name="Text_20_body">● Используется режим совместимости с версией 8.3.8 ‑ не создается дополнительных объединений ячеек.</text:p>
      <text:p text:style-name="Text_20_body">● Не используется режим совместимости ‑ добавляются дополнительные объединения ячеек. Объединение выполняется по горизонтали, в обе стороны от оригинальной ячейки, на равные расстояния, достаточные для размещения всего текста оригинальной ячейки. Колонки, в которые «попадают» левая и правая границы прямоугольника, занимаемого текстом, разбиваются на две.</text:p>
      <text:p text:style-name="Text_20_body">● Экспорт табличного документа с картинками, расположенными в ячейках, в формате Microsoft Office OpenXML (Microsoft Word 2007 и старше):</text:p>
      <text:p text:style-name="Text_20_body">● Используется режим совместимости с версией 8.3.8 ‑ не экспортируются картинки в ячейках табличного документа.</text:p>
      <text:p text:style-name="Text_20_body"><text:soft-page-break/>● Не используется режим совместимости ‑ экспортируются картинки в ячейках табличного документа. При этом имеются следующие ограничения:</text:p>
      <text:p text:style-name="Text_20_body">● В ячейках с картинками поддерживается только горизонтальное направление текста.</text:p>
      <text:p text:style-name="Text_20_body">● Если направление текста в такой ячейке табличного документа отлично от горизонтального, при экспорте он будет выведен горизонтально.</text:p>
      <text:h text:style-name="Heading_20_3" text:outline-level="3"><text:bookmark text:name="TI000001977"/><text:bookmark text:name="IssOgl2_7.2.6_С_версией_8.3.9"/>7.2.6. С версией 8.3.9</text:h>
      <text:p text:style-name="Text_20_body">● В динамическом списке автоматическое заполнение доступных полей:</text:p>
      <text:p text:style-name="Text_20_body">● Используется режим совместимости с версией 8.3.7 ‑ для любого запроса автоматическое заполнение доступных полей включено.</text:p>
      <text:p text:style-name="Text_20_body">● Не используется режим совместимости ‑ автоматическое заполнение доступных полей можно отключать с помощью свойства АвтоЗаполнениеДоступныхПолей.</text:p>
      <text:p text:style-name="Text_20_body">● Доступность содержимого папки Системные поля для использования в качестве полей выбора в динамическом списке:</text:p>
      <text:p text:style-name="Text_20_body">● Используется режим совместимости с версией 8.3.9 ‑ содержимое папки доступно для использования в качестве полей выбора.</text:p>
      <text:p text:style-name="Text_20_body">● Не используется режим совместимости ‑ недоступно для использования в качестве полей выбора.</text:p>
      <text:p text:style-name="Text_20_body">● Настройка полей группировки динамического списка, для которого не указана основная таблица или в основной таблице отсутствует поле ключа, которое может использовать динамический список:</text:p>
      <text:p text:style-name="Text_20_body">● Используется режим совместимости с версией 8.3.9 ‑ поддерживается, но приводит к ошибкам при получении данных.</text:p>
      <text:p text:style-name="Text_20_body">● Не используется режим совместимости ‑ не поддерживается.</text:p>
      <text:p text:style-name="Text_20_body">● Доступность свойств ДинамическоеСчитываниеДанных, ОсновнаяТаблица, ПроизвольныйЗапрос и ТекстЗапроса для объекта ДинамическийСписок в толстом клиенте:</text:p>
      <text:p text:style-name="Text_20_body">● Используется режим совместимости с версией 8.3.9 ‑ доступны в толстом клиенте. Однако их изменение не приводит к каким-либо изменениям в работе динамического списка.</text:p>
      <text:p text:style-name="Text_20_body">● Не используется режим совместимости ‑ недоступны в толстом клиенте.</text:p>
      <text:p text:style-name="Text_20_body">● Присвоение значения реквизиту управлемой формы типа ДинамическийСписок:</text:p>
      <text:p text:style-name="Text_20_body">● Используется режим совместимости с версией 8.3.9 ‑ присвоение поддерживается. При этом дальнейшее поведение системы неопределено.</text:p>
      <text:p text:style-name="Text_20_body">● Не используется режим совместимости ‑ не поддерживается.</text:p>
      <text:p text:style-name="Text_20_body">● Передача значения типа ДинамическийСписок в параметрах или возвращаемом значении клиент-серверного вызова:</text:p>
      <text:p text:style-name="Text_20_body">● Используется режим совместимости с версией 8.3.9 ‑ передача возможна. При этом дальнейшее поведение системы неопределено.</text:p>
      <text:p text:style-name="Text_20_body">● Не используется режим совместимости ‑ не поддерживается.</text:p>
      <text:p text:style-name="Text_20_body">● Получение представлений для значений ссылочных типов, которые не отображаются на форме или связаны с фактически невидимыми элементами формы:</text:p>
      <text:p text:style-name="Text_20_body">● Используется режим совместимости с версией 8.3.7 ‑ получаются представления всех значений ссылочного типа, которые передаются на сторону клиентского приложения.</text:p>
      <text:p text:style-name="Text_20_body"><text:soft-page-break/>● Не используется режим совместимости ‑ возможность получения представлений для таких полей регулируется свойством ПолучениеПредставленийДляНевидимыхПолей реквизита управляемой формы типа ДинамическийСписок.</text:p>
      <text:p text:style-name="Text_20_body">● Импорт листа табличного документа из файла формата Microsoft Office OpenXML (Microsoft Excel 2007 и старше), для которого отсутству етимя:</text:p>
      <text:p text:style-name="Text_20_body">● Используется режим совместимости с версией 8.3.9 ‑ такой лист не будет загружен.</text:p>
      <text:p text:style-name="Text_20_body">● Не используется режим совместимости ‑ такой лист будет успешно загружен в область с автоматически сгенерированным именем.</text:p>
      <text:p text:style-name="Text_20_body">● Преобразование текста в ячейке в число при экспорте табличного документа в форматы XLS (Microsoft Excel 97-2003) и Microsoft Office OpenXML (Microsoft Excel 2007‑ 2010):</text:p>
      <text:p text:style-name="Text_20_body">● Используется режим совместимости с версией 8.3.9 ‑ текст в ячейке преобразуется в число при любом горизонтальном выравнивание содержимого ячейки.</text:p>
      <text:p text:style-name="Text_20_body">● Не используется режим совместимости ‑ только в том случае, если в ячейке установлено горизонтальное выравнивание вправо. В противном случае содержимое ячейки сохраняется в виде текста.</text:p>
      <text:p text:style-name="Text_20_body">● Наименование XML-компонента общих строк при экспорте табличного документа в файл формата Microsoft Office OpenXML (Microsoft Excel 2007‑ 2010):</text:p>
      <text:p text:style-name="Text_20_body">● Используется режим совместимости с версией 8.3.9 ‑ XML-компонент общих строк называется SharedStrings.xml (начинается с заглавной буквы).</text:p>
      <text:p text:style-name="Text_20_body">● Не используется режим совместимости ‑ XML-компонент общих строк называется sharedStrings.xml (начинается со строчной буквы).</text:p>
      <text:p text:style-name="Text_20_body">● Отображение в легенде маркера линии тренда при формировании диаграммы:</text:p>
      <text:p text:style-name="Text_20_body">● Используется режим совместимости с версией 8.3.9 ‑ в легенде диаграммы всегда выводился квадратный маркер того цвета, которым в диаграмме выводится соответствующая серия.</text:p>
      <text:p text:style-name="Text_20_body">● Не используется режим совместимости ‑ информация о серии (маркер) в легенде диаграммы зависит от того, каким образом (цвет линии, стиль линии, маркер) отображается в диаграмме эта серия.</text:p>
      <text:p text:style-name="Text_20_body">● Выбор маркера серии диаграммы (свойство СерияДиаграммы.Маркер):</text:p>
      <text:p text:style-name="Text_20_body">● Используется режим совместимости с версией 8.3.9 ‑ маркер выбирается на основании номера серии из следующего списка: Квадрат, Круг или Ромб.</text:p>
      <text:p text:style-name="Text_20_body">● Не используется режим совместимости ‑ свойство принимает значение Авто. Выбор макера осуществляется автоматически.</text:p>
      <text:p text:style-name="Text_20_body">● Настройка размера страницы по умолчанию при печати документов или выводе в формат PDF:</text:p>
      <text:p text:style-name="Text_20_body">● Используется режим совместимости с версией 8.3.9 ‑ используется формат А4.</text:p>
      <text:p text:style-name="Text_20_body">● Не используется режим совместимости ‑ для настройки размера бумаги по умолчанию используется объект НастройкиПечати. В веб-клиенте используется настройка Размер страницы по умолчанию диалога настроек параметров.</text:p>
      <text:p text:style-name="Text_20_body">● Если серийный номер сертификата криптографии начинается с установленного старшего бита, то:</text:p>
      <text:p text:style-name="Text_20_body">● Используется режим совместимости с версией 8.3.8 ‑ серийный номер не дополняется ведущим нулевым байтом.</text:p>
      <text:p text:style-name="Text_20_body">● Не используется режим совместимости ‑ к серийному номеру добавляется ведущий нулевой байт.</text:p>
      <text:p text:style-name="Text_20_body"><text:soft-page-break/>● При сворачивании узла дерева значений с подчиненными, отображаемого в управляемой форме, событие ПередСворачиванием:</text:p>
      <text:p text:style-name="Text_20_body">● Используется режим совместимости с версией 8.3.9 ‑ формируется только для элементов дерева верхнего уровня.</text:p>
      <text:p text:style-name="Text_20_body">● Не используется режим совместимости ‑ формируется для каждого сворачиваемого узла по всей иерархии.</text:p>
      <text:p text:style-name="Text_20_body">● Вызов метода ПравоДоступа() в случае если проверяемое право доступа не может быть применено к объекту метаданных:</text:p>
      <text:p text:style-name="Text_20_body">● Используется режим совместимости с версией 8.3.9 ‑ возвращает значением Истина.</text:p>
      <text:p text:style-name="Text_20_body">● Не используется режим совместимости ‑ генерирует исключение.</text:p>
      <text:p text:style-name="Text_20_body">● Значение параметра HTTPМетод при вызове метода HTTPСоединение.ВызватьHTTPМетод():</text:p>
      <text:p text:style-name="Text_20_body">● Используется режим совместимости с версией 8.3.9 ‑ может принимать любое значение.</text:p>
      <text:p text:style-name="Text_20_body">● Не используется режим совместимости ‑ значение должно соответствовать стандарту RFC 7230 (<text:a xlink:type="simple" xlink:href="https://tools.ietf.org/html/rfc7230" office:target-frame-name="_blank" xlink:show="new" text:style-name="Internet_20_link" text:visited-style-name="Visited_20_Internet_20_Link">https://tools.ietf.org/html/rfc7230</text:a>).</text:p>
      <text:p text:style-name="Text_20_body">● При работе с запросом, если в выражении, следующем за именем временной таблицы, отсутствует имя поля:</text:p>
      <text:p text:style-name="Text_20_body">● Используется режим совместимости с версией 8.3.9 ‑ в качестве имени поля используется имя первого поля временной таблицы.</text:p>
      <text:p text:style-name="Text_20_body">● Не используется режим совместимости ‑ при анализе запроса генерируется ошибка.</text:p>
      <text:p text:style-name="Text_20_body">● Видимость параметров схемы компоновки данных, тип которых содержит только типы, отключенные функциональным опциям:</text:p>
      <text:p text:style-name="Text_20_body">● Используется режим совместимости с версией 8.3.9 ‑ функциональные опции не оказывают влияния на видимость параметров компоновки данных. При загрузке варианта отчета у таких параметров данных не снимается флаг использования. Для таких параметров метод КомпоновщикНастроекКомпоновкиДанных.Восстановить() не изменяет свойство Использование.</text:p>
      <text:p text:style-name="Text_20_body">● Не используется режим совместимости ‑ такие параметры создаются с отключенной видимостью. В результате эти параметры не будут доступны для редактирования пользователем, однако по-прежнему будут доступны из встроенного языка. Кроме того, такие параметры не добавляются в список доступных полей–параметров. При загрузке варианта отчета у таких параметров снимается флаг использования. Для таких параметров метод КомпоновщикНастроекКомпоновкиДанных.Восстановить() отключает свойство Использование.</text:p>
      <text:p text:style-name="Text_20_body">● Возможность установки дробных значений для свойств Начало и Конец объекта ПолосаИзмерительнойДиаграммы:</text:p>
      <text:p text:style-name="Text_20_body">● Используется режим совместимости с версией 8.3.9 ‑ свойства могут принимать только целые значения. При попытке установки дробного значения, реально установленное значение округлялось до целого.</text:p>
      <text:p text:style-name="Text_20_body">● Не используется режим совместимости ‑ свойства могут принимать дробные значения.</text:p>
      <text:p text:style-name="Text_20_body">● Установка цветов серий/точек при десериализации диаграммы, если свойства Настройка серий или Настройка точек установлены в значение Ложь:</text:p>
      <text:p text:style-name="Text_20_body">● Используется режим совместимости с версией 8.3.9 ‑ выполняется из палитры по умолчанию.</text:p>
      <text:p text:style-name="Text_20_body">● Не используется режим совместимости ‑ выполняется после загрузки из палитры цветов.</text:p>
      <text:p text:style-name="Text_20_body"><text:soft-page-break/>● Действия, выполняемые в том случае, если при интерактивном редактировании диаграммы значение флажка Настройка серий или Настройка точек будет установлено в значение Ложь:</text:p>
      <text:p text:style-name="Text_20_body">● Используется режим совместимости с версией 8.3.9 ‑ не выполнялась установка значений по умолчанию для оформительских параметров серий и точек.</text:p>
      <text:p text:style-name="Text_20_body">● Не используется режим совместимости ‑ оформительские параметры серий или точек будут установлены в значения по умолчанию, диаграмма будет перерисована.</text:p>
      <text:p text:style-name="Text_20_body">● Источник цветов серий/точек в тонком клиенте, если у диаграммы выключены флажки Настройка серий и Настройка точек:</text:p>
      <text:p text:style-name="Text_20_body">● Используется режим совместимости с версией 8.3.9 ‑ палитра по умолчанию.</text:p>
      <text:p text:style-name="Text_20_body">● Не используется режим совместимости ‑ установленная палитра.</text:p>
      <text:p text:style-name="Text_20_body">● Попытка изменить какие-либо свойства серии или точки с помощью встроенного языка, если у диаграммы установлены в значение Ложь свойства Настройка серий или Настройка точек:</text:p>
      <text:p text:style-name="Text_20_body">● Используется режим совместимости с версией 8.3.9 ‑ исключение не генерировалось. Значение устанавливалось в серию или точку.</text:p>
      <text:p text:style-name="Text_20_body">● Не используется режим совместимости ‑ генерируется исключение.</text:p>
      <text:p text:style-name="Text_20_body">● Макеты ресурсов, создаваемых на пересечении с соответствующими предопределенными макетами заголовков группировок:</text:p>
      <text:p text:style-name="Text_20_body">● Используется режим совместимости с версией 8.3.9 ‑ содержат ресурсы.</text:p>
      <text:p text:style-name="Text_20_body">● Не используется режим совместимости ‑ создаются пустыми.</text:p>
      <text:p text:style-name="Text_20_body">● Цвет текста всех областей макета (кроме заголовка отчета) в макете оформления компоновки данных «Основной», используемом в интерфейсе Такси:</text:p>
      <text:p text:style-name="Text_20_body">● Используется режим совместимости с версией 8.3.9 ‑ в качестве цвета текста используется серый цвет.</text:p>
      <text:p text:style-name="Text_20_body">● Не используется режим совместимости ‑ в качестве цвета текста используется значение Авто.</text:p>
      <text:p text:style-name="Text_20_body">● Поведение таблицы управляемой формы в том случае, если область фиксации таблицы больше, чем видимая область таблицы:</text:p>
      <text:p text:style-name="Text_20_body">● Используется режим совместимости с версией 8.3.9 ‑ прокрутка таблицы становилась невозможной.</text:p>
      <text:p text:style-name="Text_20_body">● Не используется режим совместимости ‑ выполняется автоматическое отключение фиксации колонок.</text:p>
      <text:p text:style-name="Text_20_body">● Обработка шаблона в ячейке табличного документа:</text:p>
      <text:p text:style-name="Text_20_body">● Используется режим совместимости с версией 8.3.9 ‑ при обработке шаблона в ячейке табличного документа, в результат не попадает содержимое шаблона, расположенного между секцией [] и экранированным символом [.</text:p>
      <text:p text:style-name="Text_20_body">● Не используется режим совместимости ‑ при обработке шаблона в ячейке табличного документа, из результата не удаляется содержимое от последней секции [] и до экранированного символа [.</text:p>
      <text:p text:style-name="Text_20_body">● Поведение поля ввода, отображающего данные типа Число или Строка, в режиме выбора из списка:</text:p>
      <text:p text:style-name="Text_20_body">● Используется режим совместимости с версией 8.3.9 ‑ при редактировании значения типа Число, квалификаторы числа, настроенные для реквизита, продолжают влиять на формат редактируемого текста.</text:p>
      <text:p text:style-name="Text_20_body">● Не используется режим совместимости ‑ снимаются ограничения на длину вводимой строки, а поле ввода, отображающее такие данные, будет автоматически растягиваться по ширине.</text:p>
      <text:p text:style-name="Text_20_body">● Цвет текста при отображении табличного документа в интерфейсе Такси:</text:p>
      <text:p text:style-name="Text_20_body"><text:soft-page-break/>● Используется режим совместимости с версией 8.3.9 ‑ в качестве цвета текста Авто всегда (и для отображения на экране и для печати) используется черный цвет.</text:p>
      <text:p text:style-name="Text_20_body">● Не используется режим совместимости ‑ в качестве цвета текста Авто используется:</text:p>
      <text:p text:style-name="Text_20_body">● при отображении на экране: стилевой цвет текста редактирования;</text:p>
      <text:p text:style-name="Text_20_body">● при печати: черный цвет.</text:p>
      <text:p text:style-name="Text_20_body">● Представление операционной системы Windows, начиная с версии Vista и далее, в свойстве СистемнаяИнформация.ВерсияОС:</text:p>
      <text:p text:style-name="Text_20_body">● Используется режим совместимости с версией 8.3.9 ‑ текст свойства не содержит пользовательского представления названия операционной системы.</text:p>
      <text:p text:style-name="Text_20_body">● Не используется режим совместимости ‑ текст свойства содержит пользовательское представление названия операционной системы в дополнение к технической информации (версия, номер сборки и т. д.).</text:p>
      <text:p text:style-name="Text_20_body">● Проверка соответствия события подписки и типа источника подписки:</text:p>
      <text:p text:style-name="Text_20_body">● Используется режим совместимости с версией 8.3.9 ‑ для подписок на события проверка соответствия события и типа источника не выполняется.</text:p>
      <text:p text:style-name="Text_20_body">● Не используется режим совместимости ‑ проверка выполняется перед сохранением конфигурации. В случае если событие не соответствует типу источника ‑ формируется ошибка и конфигурация не сохраняется.</text:p>
      <text:p text:style-name="Text_20_body">● Добавление условия отбора в запрос с помощью конструктора объекта ВыражениеСхемыЗапроса:</text:p>
      <text:p text:style-name="Text_20_body">● Используется режим совместимости с версией 8.3.9 ‑ выражение отбора добавляется в некорректном виде.</text:p>
      <text:p text:style-name="Text_20_body">● Не используется режим совместимости ‑ выражение отбора добавляется без преобразований.</text:p>
      <text:p text:style-name="Text_20_body">● Поведение системы при двойном нажатии левой кнопки мыши в ячейке таблицы управляемой формы том случае, если в этой ячейке отображается гиперссылка и для ячейки установлен режим Только просмотр:</text:p>
      <text:p text:style-name="Text_20_body">● Используется режим совместимости с версией 8.3.9 ‑ генерация двух событий таблицы Выбор.</text:p>
      <text:p text:style-name="Text_20_body">● Не используется режим совместимости ‑ генерация одного события таблицы Выбор.</text:p>
      <text:p text:style-name="Text_20_body">● Использование системой компоновки данных полей измерений в параметрах виртуальных таблиц регистров сведений при автоматическом заполнении доступных полей набора данных-запроса:</text:p>
      <text:p text:style-name="Text_20_body">● Используется режим совместимости с версией 8.3.9 ‑ поля измерений не доступны для отбора через параметры виртуальной таблицы.</text:p>
      <text:p text:style-name="Text_20_body">● Не используется режим совместимости ‑ поля измерений доступны для отбора через параметры виртуальной таблицы.</text:p>
      <text:p text:style-name="Text_20_body">● Расположение команд перехода к связанным объектам для форм элемента и группы иерархических справочников и планов видов характеристик:</text:p>
      <text:p text:style-name="Text_20_body">● Используется режим совместимости с версией 8.3.9 ‑ все команды перехода к подчиненным справочникам располагаются в панели навигации формы элемента. В панели навигации формы группы команды перехода к подчиненным справочникам не размещаются.</text:p>
      <text:p text:style-name="Text_20_body">Для иерархического справочника или плана видов характеристик все команды перехода к регистрам сведений располагаются в панели навигации формы элемента. В панели навигации формы группы команды перехода к регистрам сведений не размещаются.</text:p>
      <text:p text:style-name="Text_20_body">● Не используется режим совместимости ‑ в панели навигации формы элемента иерархического справочника или плана видов характеристик размещаются:</text:p>
      <text:p text:style-name="Text_20_body"><text:soft-page-break/>● Команды перехода к подчиненным справочникам, для которых установлено подчинение элементам или элементам и группам.</text:p>
      <text:p text:style-name="Text_20_body">● Команды перехода к регистрам сведений, тип ведущего измерения которых совпадает с типом справочника или плана видов характеристик и у которых для этого измерения свойство Выбор групп и элементов установлено в Элементы или Группы и элементы.</text:p>
      <text:p text:style-name="Text_20_body">В панели навигации формы группы иерархического справочника или плана видов характеристик размещаются:</text:p>
      <text:p text:style-name="Text_20_body">● Команды перехода к подчиненным справочникам, для которых установлено подчинение группам или элементам и группам.</text:p>
      <text:p text:style-name="Text_20_body">● Команды перехода к регистрам сведений, тип ведущего измерения которых совпадает с типом справочника или плана видов характеристик и у которых для этого измерения свойство Выбор групп и элементов установлено в Группы или Группы и элементы.</text:p>
      <text:p text:style-name="Text_20_body">● Наличие перечислений в диалоге выбора типа:</text:p>
      <text:p text:style-name="Text_20_body">● Используется режим совместимости с версией 8.3.9 ‑ в тонком и в толстом клиентских приложениях, работающих в режиме управляемого приложения, диалог выбора типа и диалог описания типов не содержит перечислений. В веб-клиенте в этих диалогах перечисления присутствуют.</text:p>
      <text:p text:style-name="Text_20_body">● Не используется режим совместимости ‑ во всех клиентских приложениях, работающих в режиме управляемого приложения, в диалоге выбора типов и в диалоге описания типов присутствуют перечисления.</text:p>
      <text:p text:style-name="Text_20_body">● Поведение системы при попытке создания из встроенного языка группу управляемой формы с некорректным значением свойства Вид:</text:p>
      <text:p text:style-name="Text_20_body">● Используется режим совместимости с версией 8.3.9 ‑ поведение системы неопределено (включая возможность аварийного завершения работы).</text:p>
      <text:p text:style-name="Text_20_body">● Не используется режим совместимости ‑ генерируется исключение.</text:p>
      <text:p text:style-name="Text_20_body">● Управление высотой таблицы управляемой формы:</text:p>
      <text:p text:style-name="Text_20_body">● Используется режим совместимости с версией 8.3.9 ‑ возможно указание только высоты таблицы в условных единицах. Более точное управление высотой таблицы формы доступно только в мобильной платформе.</text:p>
      <text:p text:style-name="Text_20_body">● Не используется режим совместимости ‑ возможно управление высотой таблицы управляемой формы, которая отображает данные, отличные от динамического списка. Используется свойство ВариантУправленияВысотойЭлемента.</text:p>
      <text:p text:style-name="Text_20_body">● Поведение формы в том случае, если в обработчике события ПриОткрытии параметр Отказ установлен в значение Истина:</text:p>
      <text:p text:style-name="Text_20_body">● Используется режим совместимости с версией 8.3.9 ‑ в некоторых сценариях, после окончания выполнения обработчика, форма могла не выгружаться из памяти. Как следствие, сохранялись все связанные с ней ресурсы (временное хранилище, блокировки и т. д.) и работали установленные обработчики ожидания.</text:p>
      <text:p text:style-name="Text_20_body">● Не используется режим совместимости ‑ после окончания выполнения обработчика форма будет выгружена из памяти, будут освобождены все связанные с ней ресурсы (временное хранилище, блокировки и т. д.) и перестанут работать установленные обработчики ожидания.</text:p>
      <text:p text:style-name="Text_20_body">● Вывод объединенных ячеек процессором вывода результата компоновки данных в табличный документ:</text:p>
      <text:p text:style-name="Text_20_body"><text:soft-page-break/>● Используется режим совместимости с версией 8.3.9 ‑ процессор вывода результата компоновки данных в табличный документ, при выводе объединенных ячеек, в некоторых случаях не изменяет ширину колонок, в которых располагаются объединенные ячейки. В результате колонки могут иметь слишком маленький размер.</text:p>
      <text:p text:style-name="Text_20_body">● Не используется режим совместимости ‑ процессор вывода результата компоновки данных в табличный документ, при выводе объединенных ячеек, таким образом изменяет ширину колонок, в которых располагаются объединенные ячейки, чтобы содержимое этих ячеек занимало минимальное место по высоте.</text:p>
      <text:p text:style-name="Text_20_body">● Отображение таблицы управляемой формы, если у группы колонок таблицы свойство ФиксацияВТаблице установлено в значение Лево или Право:</text:p>
      <text:p text:style-name="Text_20_body">● Используется режим совместимости с версией 8.3.9 ‑ фиксируются только те колонки, которые находились левее (для значения Лево) или правее (для значения Право) такой группы. Колонки, входящие в саму группу, не фиксировались.</text:p>
      <text:p text:style-name="Text_20_body">● Не используется режим совместимости ‑ фиксируются все колонки самой группы, а также все прочие колонки и группы таблицы, для которых указана фиксация.</text:p>
      <text:p text:style-name="Text_20_body">● Список формальных параметров обработчиков событий табличного документа ОбработкаРасшифровки и ОбработкаДополнительнойРасшифровки:</text:p>
      <text:p text:style-name="Text_20_body">● Используется режим совместимости с версией 8.3.9 ‑ обработчики событий имеют два параметра: Расшифровка, СтандартнаяОбработка. Если в процедуру-обработчик события добавлен параметр ДополнительныеПараметры, то значение этого параметра будет Неопределено.</text:p>
      <text:p text:style-name="Text_20_body">● Не используется режим совместимости ‑ для данных обработчиков реализован параметр ДополнительныеПараметры. Если событие генерируется диаграммой Ганта, то в данном параметре передается дата, на которой инициирована расшифровка. В остальных случаях будет передана пустая структура.</text:p>
      <text:p text:style-name="Text_20_body">● Состояние свойства Использование для параметров данных, которые отключены функциональными опциями, после загрузки варианта отчета или после вызова метода КомпоновщикНастроекКомпоновкиДанных.Восстановить():</text:p>
      <text:p text:style-name="Text_20_body">● Используется режим совместимости с версией 8.3.9 ‑ свойство отключается всегда.</text:p>
      <text:p text:style-name="Text_20_body">● Не используется режим совместимости ‑ свойство отключается только в том случае, если параметр доступен для редактирования пользователю.</text:p>
      <text:h text:style-name="Heading_20_3" text:outline-level="3"><text:bookmark text:name="TI000001978"/><text:bookmark text:name="IssOgl2_7.2.7_С_версией_8.3.10"/>7.2.7. С версией 8.3.10</text:h>
      <text:p text:style-name="Text_20_body">● Установка значений параметров РазделительСтрок и КонвертируемыйРазделительСтрок конструктора объекта ЧтениеТекста:</text:p>
      <text:p text:style-name="Text_20_body">● Используется режим совместимости с версией 8.3.10 ‑ если значения параметра не указано, в качестве значения используется пустая строка. Если тип или значение переданного параметра является недопустимым, генерируется ошибка.</text:p>
      <text:p text:style-name="Text_20_body">● Не используется режим совместимости ‑ если значения параметров не указаны, используются значения по умолчанию:</text:p>
      <text:p text:style-name="Text_20_body">● РазделительСтрок ‑ ПС,</text:p>
      <text:p text:style-name="Text_20_body">● КонвертируемыйРазделительСтрок ‑ ВК + ПС.</text:p>
      <text:p text:style-name="Text_20_body">Если тип или значение переданного параметра является недопустимым, генерируется ошибка.</text:p>
      <text:p text:style-name="Text_20_body">● Использование метода Сдвинуть() при работе с объектной моделью схемы запросов:</text:p>
      <text:p text:style-name="Text_20_body">● Используется режим совместимости с версией 8.3.10:</text:p>
      <text:p text:style-name="Text_20_body"><text:soft-page-break/>● При выполнении метода для объектов ПакетЗапросовСхемыЗапроса и ОператорыСхемыЗапроса из параметров &lt;Индекс&gt; и &lt;Новый индекс&gt; выбирается максимальный, и элемент с максимальным индексом перемещается на позицию по второму индексу.</text:p>
      <text:p text:style-name="Text_20_body">● Элемент коллекции перемещается в указанную позицию при выполнении данного метода для следующих объектов: КолонкиСхемыЗапроса, ВыраженияИндексаСхемыЗапроса, ВыраженияПорядкаСхемыЗапроса, КонтрольныеТочкиИтоговСхемыЗапроса.</text:p>
      <text:p text:style-name="Text_20_body">● Не используется режим совместимости ‑ выполнение данного метода у перечисленных ниже объектов сдвигает элемент в коллекции на указанное число позиций: ПакетЗапросовСхемыЗапроса, ОператорыСхемыЗапроса, КолонкиСхемыЗапроса, ВыраженияИндексаСхемыЗапроса, ВыраженияПорядкаСхемыЗапроса, КонтрольныеТочкиИтоговСхемыЗапроса.</text:p>
      <text:p text:style-name="Text_20_body">● В мобильной платформе при ошибке отправки уведомлений, связанных с устареванием маркера доступа:</text:p>
      <text:p text:style-name="Text_20_body">● Используется режим совместимости с версией 8.3.10 ‑ генерируются исключение.</text:p>
      <text:p text:style-name="Text_20_body">● Не используется режим совместимости ‑ ошибка должна быть обработана в коде конфигурации.</text:p>
      <text:p text:style-name="Text_20_body">● Палитра диаграммы, используемая по умолчанию:</text:p>
      <text:p text:style-name="Text_20_body">● Используется режим совместимости с версией 8.3.10 ‑ палитра Палитра32.</text:p>
      <text:p text:style-name="Text_20_body">● Не используется режим совместимости ‑ палитра МягкаяАдаптивная.</text:p>
      <text:p text:style-name="Text_20_body">● Значения свойств объекта ОбластьПостроенияДиаграммы:</text:p>
      <text:p text:style-name="Text_20_body">● Используется режим совместимости с версией 8.3.10 ‑ значение ЦветШкалы.Авто интерпретируется как 0xA9A9A9. Значение ЦветФона.Авто интерпретируется как 0xFFFFFF.</text:p>
      <text:p text:style-name="Text_20_body">● Не используется режим совместимости ‑ значение ЦветШкалы.Авто интерпретируется как 0xDDDDDD. Значение ЦветФона.Авто интерпретируется как цвет ФонРедактирования.</text:p>
      <text:p text:style-name="Text_20_body">● Если свойство ЦветЛинииШкалы объекта ШкалаДиаграммы установлено в значение Авто и свойство ЦветШкал объекта ОбластьПостроенияДиаграммы равно Авто, то для отрисовки линии шкалы используется:</text:p>
      <text:p text:style-name="Text_20_body">● Используется режим совместимости с версией 8.3.10 ‑ цвет 0xA9A9A9.</text:p>
      <text:p text:style-name="Text_20_body">● Не используется режим совместимости ‑ цвет 0x7D7D7D.</text:p>
      <text:p text:style-name="Text_20_body">● При выполнении запроса, содержащего функции МАКСИМУМ() и МИНИМУМ(), в параметре которых получается значение типа УникальныйИдентификатор или системное перечисление в сочетании друг с другом или со значениями примитивного типа:</text:p>
      <text:p text:style-name="Text_20_body">● Используется режим совместимости с версией 8.3.10 ‑ ошибка не диагностируется. Результат функций может быть неправильным, либо исполнение запроса может привести к аварийному завершению работы платформы.</text:p>
      <text:p text:style-name="Text_20_body">● Не используется режим совместимости ‑ генерируется ошибка.</text:p>
      <text:p text:style-name="Text_20_body">● При выполнении запросов, содержащих операции ЕСТЬNULL или ВЫБОР, которые применяются к функциям МАКСИМУМ() и МИНИМУМ(), применяемых к значениям типа УникальныйИдентификатор или системному перечислению, если в другом операнде операции ЕСТЬNULL или ВЫБОР используется выражение примитивного типа или другое системного перечисления:</text:p>
      <text:p text:style-name="Text_20_body">● Используется режим совместимости с версией 8.3.10 ‑ возвращается Неопределено.</text:p>
      <text:p text:style-name="Text_20_body">● Не используется режим совместимости ‑ выдается правильный результат.</text:p>
      <text:p text:style-name="Text_20_body">● Определение типов параметров, используемых в запросе в операции сложения и операциях сравнения РАВНО, НЕ РАВНО, МЕНЬШЕ, БОЛЬШЕ, МЕНЬШЕ ИЛИ РАВНО, БОЛЬШЕ ИЛИ РАВНО:</text:p>
      <text:p text:style-name="Text_20_body"><text:soft-page-break/>● Используется режим совместимости с версией 8.3.10 ‑ типом параметра считается тип другого операнда операции, включая квалификаторы.</text:p>
      <text:p text:style-name="Text_20_body">● Не используется режим совместимости ‑ квалификаторы типа не содержат ограничений. Например, если типом является Число, используется число без ограничения размера значений, если Строка ‑ строка без ограничения размера.</text:p>
      <text:p text:style-name="Text_20_body">● Использование параметра Параметры.СтрокаПоиска в стандартной обработке события менеджера объекта конфигурации ОбработкаПолученияДанныхВыбора:</text:p>
      <text:p text:style-name="Text_20_body">● Используется режим совместимости с версией 8.3.10 ‑ если значение параметра Параметры.СтрокаПоиска установлено в значение Неопределено, то это равноценно указанию в качестве строки поиска пустой строки.</text:p>
      <text:p text:style-name="Text_20_body">● Не используется режим совместимости ‑ считается, что если значение параметра Параметры.СтрокаПоиска равно Неопределено, то поведение системы аналогично быстрому выбору и возвращается список всех элементов, которые имеются в базе данных для данного объекта конфигурации</text:p>
      <text:p text:style-name="Text_20_body">● Отображение картинок папок в строках таблицы, отображающей иерархический список:</text:p>
      <text:p text:style-name="Text_20_body">● Используется режим совместимости с версией 8.3.10 ‑ невозможно отключить отображение картинок папок в строках для иерархических динамических списков. Очистка свойства ПутьКДаннымКартинкиСтрок таблицы, отображающей иерархический динамический список, не приводит к отключению отображения картинок папок.</text:p>
      <text:p text:style-name="Text_20_body">● Не используется режим совместимости ‑ в качестве картинки папки отображается картинка, установленная в свойстве ПутьКДаннымКартинкиСтроки. Если данное свойство очищено ‑ картинка папок не выводится.</text:p>
      <text:p text:style-name="Text_20_body">● Проверка имени пользовательской команды на совпадение с именем стандартной команды при проверке логической целостности конфигурации:</text:p>
      <text:p text:style-name="Text_20_body">● Используется режим совместимости с версией 8.3.10 ‑ для команд с именем, не прошедшим проверку, генерируется предупреждение о том, что имя команды совпадает с именем стандартной команды. Обновить информационную базу можно.</text:p>
      <text:p text:style-name="Text_20_body">● Не используется режим совместимости ‑ для команд с именем, не прошедшим проверку, генерируется ошибка с информацией о том, что имя команды совпадает с именем стандартной команды. Обновить информационную базу нельзя.</text:p>
      <text:p text:style-name="Text_20_body">● Проверка прав доступа к обрабатываемым объектам во время полнотекстового поиска в данных при включенном привилегированном режиме:</text:p>
      <text:p text:style-name="Text_20_body">● Используется режим совместимости с версией 8.3.10 ‑ выполняется проверка прав доступа.</text:p>
      <text:p text:style-name="Text_20_body">Свойство СписокПолнотекстовогоПоиска.ПолучатьПредставление не оказывает влияния на результаты поиска.</text:p>
      <text:p text:style-name="Text_20_body">Не выполняется проверка права доступа на поля объекта, которые участвуют в формировании описания объекта, если свойство СписокПолнотекстовогоПоиска.ПолучатьОписание установлено в значение Ложь.</text:p>
      <text:p text:style-name="Text_20_body">● Не используется режим совместимости ‑ не выполняется проверка прав доступа.</text:p>
      <text:p text:style-name="Text_20_body">Всегда проверяются права доступа на поля объекта, участвующие в формировании представления.</text:p>
      <text:p text:style-name="Text_20_body">Всегда проверяются права доступа на поля объекта, которые участвуют в формировании описания объекта.</text:p>
      <text:p text:style-name="Text_20_body">● Получение метаданных для объектов типа РегистрСведенийКлючЗаписи:</text:p>
      <text:p text:style-name="Text_20_body">● Используется режим совместимости с версией 8.3.10 ‑ данная возможность не предоставляется.</text:p>
      <text:p text:style-name="Text_20_body">● Не используется режим совместимости ‑ доступен метод Метаданные().</text:p>
      <text:p text:style-name="Text_20_body"><text:soft-page-break/>● Импорт свойств default и fixed для ссылок на глобальные элементы и атрибуты, при импорте XSD-схемы в пакет XDTO:</text:p>
      <text:p text:style-name="Text_20_body">● Используется режим совместимости с версией 8.3.9 ‑ импорт свойств default и fixed, указанных локально, не выполняется.</text:p>
      <text:p text:style-name="Text_20_body">● Не используется режим совместимости ‑ свойства default и fixed интерпретируются вне зависимости от вида объявления соответствующего элемента или атрибута. Свойства default и fixed импортируются в свойства По-умолчанию и Фиксированное соответственно.</text:p>
      <text:p text:style-name="Text_20_body">● Язык формируемого имени области табличного документа:</text:p>
      <text:p text:style-name="Text_20_body">● Используется режим совместимости с версией 8.3.10 ‑ имя формируется на текущем языке интерфейса.</text:p>
      <text:p text:style-name="Text_20_body">● Не используется режим совместимости ‑ имя формируется на языке, который соответствует выбранному варианту встроенного языка.</text:p>
      <text:p text:style-name="Text_20_body">● Поведение при присвоении значения переменной с именем общего модуля на стороне клиентского приложения при работе в тонком или веб-клиентах:</text:p>
      <text:p text:style-name="Text_20_body">● Используется режим совместимости с версией 8.3.10 ‑ не срабатывает и не диагностируется платформой. При работе в веб-клиенте работа клиентского приложения завершается аварийно.</text:p>
      <text:p text:style-name="Text_20_body">● Не используется режим совместимости ‑ не срабатывает и при этом генерируется сообщение об ошибке.</text:p>
      <text:p text:style-name="Text_20_body">● Использование в динамическом списке полей ИмяПредопределенныхДанных и ВерсияДанных:</text:p>
      <text:p text:style-name="Text_20_body">● Используется режим совместимости с версией 8.3.10:</text:p>
      <text:p text:style-name="Text_20_body">● Доступны все виды сравнения.</text:p>
      <text:p text:style-name="Text_20_body">● При поиске с помощью строки поиска по таким полям генерируется ошибка.</text:p>
      <text:p text:style-name="Text_20_body">● Расширенный поиск позволял указать любой вариант поиска, но при поиске по вхождению или началу строки генерировалась ошибка.</text:p>
      <text:p text:style-name="Text_20_body">● Не используется режим совместимости:</text:p>
      <text:p text:style-name="Text_20_body">● Доступны только виды сравнения Равно, Не равно, В списке, Не в списке, Заполнено, Не заполнено.</text:p>
      <text:p text:style-name="Text_20_body">● Поиск с помощью строки поиска по этим полям не поддерживается.</text:p>
      <text:p text:style-name="Text_20_body">● Расширенный поиск возможен только по точному соответствию.</text:p>
      <text:p text:style-name="Text_20_body">● Свойства шкалы диаграммы УголНаклонаПодписей, ПоложениеШкалы, МаксимальноеКоличествоРядовПодписей, ПоложениеОтметокШкалы, ПоложениеПодписейШкалы:</text:p>
      <text:p text:style-name="Text_20_body">● Используется режим совместимости с версией 8.3.10 ‑ не поддерживаются и не отображаются в палитре свойств диаграммы.</text:p>
      <text:p text:style-name="Text_20_body">● Не используется режим совместимости ‑ доступны. Отображение диаграммы, шкал, подписей к шкалам и отрисовка таблицы данных может отличаться от отображения при включенном режиме совместимости.</text:p>
      <text:p text:style-name="Text_20_body">● Свойства объекта ОбластьПостроенияДиаграммы:</text:p>
      <text:p text:style-name="Text_20_body">● Используется режим совместимости с версией 8.3.10 ‑ свойства используются для построения диаграмм: ОтображатьПодписиШкалыСерии, ОтображатьПодписиШкалыТочек, ОтображатьПодписиШкалыЗначений, ОтображатьЛинииЗначенийШкалы, ФорматШкалыЗначений, ОриентацияМеток.</text:p>
      <text:p text:style-name="Text_20_body">● Не используется режим совместимости ‑ следующие свойства устарели и не рекомендуются для применения:</text:p>
      <text:p text:style-name="Text_20_body"><text:soft-page-break/>● ОтображатьПодписиШкалыСерии. Для доступа рекомендуется использовать ШкалаСерий.ПоложениеПодписейШкалы.</text:p>
      <text:p text:style-name="Text_20_body">● ОтображатьПодписиШкалыТочек. Для доступа рекомендуется использовать ШкалаТочек.ПоложениеПодписейШкалы.</text:p>
      <text:p text:style-name="Text_20_body">● ОтображатьПодписиШкалыЗначений. Для доступа рекомендуется использовать ШкалаЗначений.ПоложениеПодписейШкалы.</text:p>
      <text:p text:style-name="Text_20_body">● ОтображатьЛинииЗначенийШкалы. Для доступа рекомендуется использовать ШкалаЗначений.ОтображениеЛинийСетки.</text:p>
      <text:p text:style-name="Text_20_body">● ФорматШкалыЗначений. Для доступа рекомендуется использовать ШкалаЗначений.ФорматПодписей.</text:p>
      <text:p text:style-name="Text_20_body">● ОриентацияМеток. Для доступа рекомендуется использовать ШкалаТочек.ОриентацияПодписей.</text:p>
      <text:p text:style-name="Text_20_body">● Порядок обхода элементов группы управляемой формы, у которой свойство Объединенная установлено в значение Ложь, в тонком клиенте.</text:p>
      <text:p text:style-name="Text_20_body">● Используется режим совместимости с версией 8.3.10 ‑ такая группа игнорировалась и не влияла на порядок обхода.</text:p>
      <text:p text:style-name="Text_20_body">● Не используется режим совместимости ‑ группа не игнорируется и элементы в группе обходятся в соответствии с настройками групп (вертикальная или горизонтальная).</text:p>
      <text:p text:style-name="Text_20_body">● Поддержка в объекте ОсьДиаграммы биржевой диаграммы следующих свойств: СпособОпределенияМинимальногоЗначения, МинимальноеЗначение, СпособОпределенияМаксимальногоЗначения, МаксимальноеЗначение:</text:p>
      <text:p text:style-name="Text_20_body">● Используется режим совместимости с версией 8.3.10 ‑ свойства не поддерживаются.</text:p>
      <text:p text:style-name="Text_20_body">● Не используется режим совместимости ‑ свойства поддерживаются.</text:p>
      <text:p text:style-name="Text_20_body">● Поведение системы компоновки данных при использовании в запросе вложенных запросов с видом сравнения Не заполнено, применяемым к полям из вложенного запроса правой части левого соединения:</text:p>
      <text:p text:style-name="Text_20_body">● Используется режим совместимости с версией 8.3.10 ‑ условие всегда помещается во вложенный запрос, если это возможно.</text:p>
      <text:p text:style-name="Text_20_body">● Не используется режим совместимости ‑ условие помещается во вложенные запросы, находящиеся в правой части левого соединения только, если это условие не удается поместить во внешний запрос. В противном случае, условие во вложенный запрос не помещается.</text:p>
      <text:p text:style-name="Text_20_body">● Поведение языка запросов, если в конструкции ВЫБОР используется другая конструкция ВЫБОР или функция ЕСТЬNULL, и в них используется виртуальное поле и не виртуальное поле:</text:p>
      <text:p text:style-name="Text_20_body">● Используется режим совместимости с версией 8.3.10 ‑ результат вычисления может быть неправильным или может произойти аварийное завершение работы программы.</text:p>
      <text:p text:style-name="Text_20_body">● Не используется режим совместимости ‑ результат вычисляется правильно.</text:p>
      <text:p text:style-name="Text_20_body">● При использовании запрещенных символов в параметре &lt;ИмяКаталога&gt; методов СоздатьКаталог() и НачатьСозданиеКаталога():</text:p>
      <text:p text:style-name="Text_20_body">● Используется режим совместимости с версией 8.3.10 ‑ каталог не создается. При этом исключение сгенерировано не будет.</text:p>
      <text:p text:style-name="Text_20_body">● Не используется режим совместимости ‑ будет сгенерировано исключение.</text:p>
      <text:p text:style-name="Text_20_body">● Расположение относительно родительской группы другой группы управляемой формы, для которой свойство ГоризонтальноеПоложениеВГруппе установлено в значение Центр:</text:p>
      <text:p text:style-name="Text_20_body"><text:soft-page-break/>● Используется режим совместимости с версией 8.3.10 –располагается смещенной влево относительно родительской группы.</text:p>
      <text:p text:style-name="Text_20_body">● Не используется режим совместимости ‑ располагается по центру относительно родительской группы.</text:p>
      <text:p text:style-name="Text_20_body">● Видимость элементов управляемой формы, связанных с командами расширений таблицы или формы для динамического списка, на которые у пользователя нет прав доступа:</text:p>
      <text:p text:style-name="Text_20_body">● Используется режим совместимости с версией 8.3.10 ‑ не скрываются следующие команды, в том случае, если они были добавлены разработчиком:</text:p>
      <text:p text:style-name="Text_20_body">● Изменить ‑ если основной таблицей динамического списка является критерий отбора.</text:p>
      <text:p text:style-name="Text_20_body">● Удалить ‑ если основной таблицей динамического списка является таблица внешнего источника данных.</text:p>
      <text:p text:style-name="Text_20_body">● Команды Вывести список, Загрузить настройки динамического списка, Сохранить настройки динамического списка для любого динамического списка.</text:p>
      <text:p text:style-name="Text_20_body">Автоматически размещенные команды не отображались на форме.</text:p>
      <text:p text:style-name="Text_20_body">● Не используется режим совместимости ‑ недоступные пользователю команды не отображаются внезависимости от того, как они размещены на форме.</text:p>
      <text:p text:style-name="Text_20_body">● Размещение в текстовом документе символов табуляции (которые разделяют колонки таблицы) при выводе таблицы управляемой формы с помощью команды ё:</text:p>
      <text:p text:style-name="Text_20_body">● Используется режим совместимости с версией 8.3.10 ‑ вставляются после первого непустого значения колонки.</text:p>
      <text:p text:style-name="Text_20_body">● Не используется режим совместимости ‑ вставляются между всеми колонками.</text:p>
      <text:p text:style-name="Text_20_body">● Отображение пустых значений типа Дата и Число при выводе таблицы управляемой формы с помощью команды Вывести список:</text:p>
      <text:p text:style-name="Text_20_body">● Используется режим совместимости с версией 8.3.10 ‑ могут выводиться в виде, отличном от того, как отображаются на форме.</text:p>
      <text:p text:style-name="Text_20_body">● Не используется режим совместимости ‑ выводятся в том же виде, как отображаются на форме.</text:p>
      <text:p text:style-name="Text_20_body">● Отображение фона кнопки управляемой формы и кнопки командной панели, у которых свойство ОтображениеФигуры имеет значение Нет и свойство ЦветФона отлично от Авто:</text:p>
      <text:p text:style-name="Text_20_body">● Используется режим совместимости с версией 8.3.10 ‑ фон отображается указанным цветом.</text:p>
      <text:p text:style-name="Text_20_body">● Не используется режим совместимости ‑ фон не отображается.</text:p>
      <text:p text:style-name="Text_20_body">● Поведение системы при обращении к имени файла в ZIP-архиве (через объект ЧтениеZipФайла) в том случае, если это имя файла содержит запрещенные символы (&gt;, &lt;, |, ?, *, /,\, :,"):</text:p>
      <text:p text:style-name="Text_20_body">● Используется режим совместимости с версией 8.3.10 ‑ имя файла обрезается до первого запрещенного символа.</text:p>
      <text:p text:style-name="Text_20_body">● Не используется режим совместимости ‑ запрещенные символы в имени файла будут заменены на знак подчеркивания «_».</text:p>
      <text:p text:style-name="Text_20_body">● Расположение вложенных таблиц и диаграмм в результирующем табличном документе при работе системы компоновки данных:</text:p>
      <text:p text:style-name="Text_20_body">● Используется режим совместимости с версией 8.3.10 ‑ группировка к вложенным диаграммам и таблицам не применяется. Генератор макетов не создает пустые макеты с установленным свойством ВертикальныйУровень, расположенные после макетов диаграмм. Для таблиц, вложенных в группировки, пустой макет создается и для него свойство ВертикальныйУровень устанавливается в значение 0.</text:p>
      <text:p text:style-name="Text_20_body"><text:soft-page-break/>● Не используется режим совместимости ‑ располагаются в группировках табличного документа. Генератор макетов системы компоновки данных создает пустые макеты с установленным свойством ВертикальныйУровень, расположенные после макетов диаграмм и таблиц, вложенных в группировки.</text:p>
      <text:p text:style-name="Text_20_body">● Результат работы метода плана обмена ЭтотУзел(), вызванного для элемента плана обмена, у которого свойство ЭтотУзел установлено в значение Истина:</text:p>
      <text:p text:style-name="Text_20_body">● Используется режим совместимости с версией 8.3.10 ‑ не всегда возвращает ссылку на этот элемент.</text:p>
      <text:p text:style-name="Text_20_body">● Не используется режим совместимости ‑ всегда возвращает ссылку на этот элемент.</text:p>
      <text:p text:style-name="Text_20_body">● Вывод выделенных строк таблицы (с помощью команды Вывести список) в табличный или текстовый документ:</text:p>
      <text:p text:style-name="Text_20_body">● Используется режим совместимости с версией 8.3.10:</text:p>
      <text:p text:style-name="Text_20_body">● строки выводятся в порядке выделения;</text:p>
      <text:p text:style-name="Text_20_body">● выводятся не все строки, если таблица отображает динамический список в режиме Иерархический список или Дерево.</text:p>
      <text:p text:style-name="Text_20_body">● Не используется режим совместимости:</text:p>
      <text:p text:style-name="Text_20_body">● строки выводятся в том порядке, в котором они располагаются в таблице;</text:p>
      <text:p text:style-name="Text_20_body">● выводятся все строки, вне зависимости от уровня иерархии, если таблица отображает динамический список в режиме Иерархический список или Дерево.</text:p>
      <text:h text:style-name="Heading_20_3" text:outline-level="3"><text:bookmark text:name="_ref494968225"/><text:bookmark text:name="TI000001979"/><text:bookmark text:name="IssOgl2_7.2.8_С_версией_8.3.11"/>7.2.8. С версией 8.3.11</text:h>
      <text:p text:style-name="Text_20_body">● Всплывающая группа на управляемой форме:</text:p>
      <text:p text:style-name="Text_20_body">● Используется режим совместимости с версией 8.3.11 ‑ выглядит и ведет себя как свертываемая группа.</text:p>
      <text:p text:style-name="Text_20_body">● Не используется режим совместимости ‑ является всплывающей группой.</text:p>
      <text:p text:style-name="Text_20_body">● Ширина обычной группы, для которой явно указана ширина, но подчинённые элементы в нее не помещаются и при этом подчинённые элементы растягиваются:</text:p>
      <text:p text:style-name="Text_20_body">● Используется режим совместимости с версией 8.3.11 ‑ заданная ширина устанавливается для группы в качестве минимальной, даже если она меньше минимальной ширины подчиненных.</text:p>
      <text:p text:style-name="Text_20_body">● Не используется режим совместимости ‑ минимальная ширина группы не может быть меньше минимальной ширины подчиненных элементов.</text:p>
      <text:p text:style-name="Text_20_body">● Реакция системы на заполненность свойства Группа команд кубов и таблиц измерений внешних источников данных во время проверки конфигурации перед сохранением:</text:p>
      <text:p text:style-name="Text_20_body">● Используется режим совместимости с версией 8.3.11 ‑ возможно сохранение конфигурации.</text:p>
      <text:p text:style-name="Text_20_body">● Не используется режим совместимости ‑ сохранение конфигурации невозможно. Необходимо заполнить данное свойство перед сохранением конфигурации.</text:p>
      <text:p text:style-name="Text_20_body">● Отображение табличного документа в режиме черно-белого просмотра:</text:p>
      <text:p text:style-name="Text_20_body">● Используется режим совместимости с версией 8.3.11:</text:p>
      <text:p text:style-name="Text_20_body">● диаграммы отображаются цветными;</text:p>
      <text:p text:style-name="Text_20_body">● географическая схема отображается цветной;</text:p>
      <text:p text:style-name="Text_20_body">● OLE-объекты отображаются цветными;</text:p>
      <text:p text:style-name="Text_20_body">● картинки в форматах svg, emf и wmf отображаются цветными;</text:p>
      <text:p text:style-name="Text_20_body"><text:soft-page-break/>● картинки в других форматах отображаются оттенками серого.</text:p>
      <text:p text:style-name="Text_20_body">● Не используется режим совместимости:</text:p>
      <text:p text:style-name="Text_20_body">● диаграммы отображаются в черно-белом режиме;</text:p>
      <text:p text:style-name="Text_20_body">● географическая схема отображается в черно-белом режиме;</text:p>
      <text:p text:style-name="Text_20_body">● картинки и OLE-объекты отображаются оттенками серого.</text:p>
      <text:p text:style-name="Text_20_body">● Отображение табличного документа в режиме черно-белой печати:</text:p>
      <text:p text:style-name="Text_20_body">● Используется режим совместимости с версией 8.3.11:</text:p>
      <text:p text:style-name="Text_20_body">● диаграммы отображаются цветными;</text:p>
      <text:p text:style-name="Text_20_body">● географическая схема отображается цветной;</text:p>
      <text:p text:style-name="Text_20_body">● OLE-объекты отображаются цветными;</text:p>
      <text:p text:style-name="Text_20_body">● картинки в форматах svg, emf и wmf отображаются цветными;</text:p>
      <text:p text:style-name="Text_20_body">● картинки в других форматах отображаются оттенками серого.</text:p>
      <text:p text:style-name="Text_20_body">● Не используется режим совместимости:</text:p>
      <text:p text:style-name="Text_20_body">● диаграммы печатаются в черно-белом режиме;</text:p>
      <text:p text:style-name="Text_20_body">● географическая схема печатается в черно-белом режиме;</text:p>
      <text:p text:style-name="Text_20_body">● картинки и OLE-объекты печатаются оттенками серого.</text:p>
      <text:p text:style-name="Text_20_body">● Алгоритм подбора узор заливки при печати диаграммы в черно-белом виде:</text:p>
      <text:p text:style-name="Text_20_body">● Используется режим совместимости с версией 8.3.11 ‑ подбирается на основе цвета, без анализа использования. Доступно 12 узоров заливки.</text:p>
      <text:p text:style-name="Text_20_body">● Не используется режим совместимости ‑ подбирается на основе цвета, но если полученный узор уже используется в данной диаграмме ‑ используется следующий узор из доступных. В случае, если использованы все доступные узоры ‑ они начинают использоваться повторно. Доступно 27 узоров заливки.</text:p>
      <text:p text:style-name="Text_20_body">● Повторное указание в качестве параметра Адрес метода ПоместитьВоВременноеХранилище() значения, для которого применялся метод УдалитьИзВременногоХранилища():</text:p>
      <text:p text:style-name="Text_20_body">● Используется режим совместимости с версией 8.3.11 ‑ возможно только в том случае, если форма, уникальный идентификатор которой передается в качестве вызова метода ПоместитьВоВременноеХранилище(), открыта во время последующих помещений во временное хранилище.</text:p>
      <text:p text:style-name="Text_20_body">● Не используется режим совместимости ‑ приводит к генерации исключения.</text:p>
      <text:p text:style-name="Text_20_body">● Поведение метода глобального контекста ПереключитьИнтерфейс()при работе в управляемом режиме в любом клиентском приложении:</text:p>
      <text:p text:style-name="Text_20_body">● Используется режим совместимости с версией 8.3.11 ‑ приводит к отображению командных панелей, настроенных в конфигурации.</text:p>
      <text:p text:style-name="Text_20_body">● Не используется режим совместимости ‑ игнорируется. Не рекомендуется использовать обычные формы при работе в управляемом режиме клиентского приложения.</text:p>
      <text:p text:style-name="Text_20_body">● Результат работы функции глобального контекста ТекущийЯзык() при выполнении на сервере, в толстом клиенте и во внешнем соединении:</text:p>
      <text:p text:style-name="Text_20_body"><text:soft-page-break/>● Используется режим совместимости с версией 8.3.11 ‑ при выполнении на сервере, в толстом клиенте и во внешнем соединении возвращала значение Неопределено в том случае, если для текущего пользователя указан несуществующий в конфигурации язык.</text:p>
      <text:p text:style-name="Text_20_body">● Не используется режим совместимости ‑ возвращает язык интерфейса, выбранный для текущего пользователя или основной язык конфигурации в том случае, если отсутствует текущий пользователь, для текущего пользователя не указан язык или указан несуществующий в конфигурации язык.</text:p>
      <text:p text:style-name="Text_20_body">● Приоритет применения элементов условного оформления:</text:p>
      <text:p text:style-name="Text_20_body">● Используется режим совместимости с версией 8.3.11:</text:p>
      <text:p text:style-name="Text_20_body">● Чем «ближе» к области применения находится элемент условного оформления, тем выше у него приоритет.</text:p>
      <text:p text:style-name="Text_20_body">● В рамках одного списка элементов условного оформления, чем ниже элемент условного оформления находится в списке элементов условного оформления, тем выше у него приоритет. Исключение составляет случай, когда в списке условных оформлений присутствуют оформления с заданными и не заданными оформляемыми полями и у них есть заданные отборы. В этом случае сначала применяются условные оформления, которым заданы оформляемые поля, а затем условные оформления с не заданными оформляемыми полями.</text:p>
      <text:p text:style-name="Text_20_body">● Не используется режим совместимости:</text:p>
      <text:p text:style-name="Text_20_body">● Чем «ближе» к области применения находится элемент условного оформления, тем выше у него приоритет. Например, если есть условное оформление у всего отчета, у таблицы и у группировки таблицы, то наивысший приоритет будет у условного оформления группировки, потом ‑ таблицы, потом ‑ всего отчета.</text:p>
      <text:p text:style-name="Text_20_body">● В рамках одного списка элементов условного оформления, чем ниже элемент условного оформления находится в списке элементов условного оформления, тем выше у него приоритет.</text:p>
      <text:p text:style-name="Text_20_body">● Формирование строки представления отбора в системе компоновки данных (в отчетах и динамических списках):</text:p>
      <text:p text:style-name="Text_20_body">● Используется режим совместимости с версией 8.3.11 ‑ не учитывается квалификатор, который указан для поля компоновки данных, по которому выполняется отбор.</text:p>
      <text:p text:style-name="Text_20_body">● Не используется режим совместимости ‑ при формировании учитывается квалификатор, который указан для поля компоновки данных, по которому выполняется отбор.</text:p>
      <text:p text:style-name="Text_20_body">● Реакция на операцию «деление на 0» в функции ВычислитьВыраждение() системы компоновки данных:</text:p>
      <text:p text:style-name="Text_20_body">● Используется режим совместимости с версией 8.3.11 ‑ выражение, включающее вызов этой функции, полностью вычисляется, но в качестве результата работы функции ВычислитьВыражение() выступает строка Деление на 0.</text:p>
      <text:p text:style-name="Text_20_body">● Не используется режим совместимости ‑ результат вычисления выражения, включающего вызов функции ВычислитьВыражение(), будет равно строке Деление на 0.</text:p>
      <text:p text:style-name="Text_20_body">● Значение вычисляемого поля в детальных записях системы компоновки данных в том случае, если для этого поля указано пустое выражение:</text:p>
      <text:p text:style-name="Text_20_body">● Используется режим совместимости с версией 8.3.11 ‑ генериркется ошибка с сообщением о том, что поле не найдено.</text:p>
      <text:p text:style-name="Text_20_body">● Не используется режим совместимости ‑ будет использоваться NULL.</text:p>
      <text:p text:style-name="Text_20_body">● Свойство Масштаб при указании абсолютного шрифта в диалоге выбора шрифта (в конфигураторе, тонком и толстом клиентах):</text:p>
      <text:p text:style-name="Text_20_body">● Используется режим совместимости с версией 8.3.11 ‑ игнорируется.</text:p>
      <text:p text:style-name="Text_20_body"><text:soft-page-break/>● Не используется режим совместимости ‑ учитывается.</text:p>
      <text:p text:style-name="Text_20_body">● Поведение компоновщика настроек системы компоновки данных в том случае, когда для параметра системы компоновки данных установлена возможность использования списка значений, а устанавливаемый параметр является массивом:</text:p>
      <text:p text:style-name="Text_20_body">● Используется режим совместимости с версией 8.3.11 ‑ в параметр помещается список значений, содержащий один элемент, со значением, равным значению по умолчанию для типа значения, указанного у параметра.</text:p>
      <text:p text:style-name="Text_20_body">● Не используется режим совместимости ‑ выполняется корректная конверация массива в список значений.</text:p>
      <text:p text:style-name="Text_20_body">● Значения параметров и поведение обработчика события ПриОкончанииРедактированияИнтервала элемента формы, отображающего диаграмму Ганта:</text:p>
      <text:p text:style-name="Text_20_body">● Используется режим совместимости с версией 8.3.11:</text:p>
      <text:p text:style-name="Text_20_body">● В качестве значения параметра Интервал передавалась копия интервала диаграммы.</text:p>
      <text:p text:style-name="Text_20_body">● Изменения, сделанные в переданном интервале, никогда не сохранялись в диаграмме.</text:p>
      <text:p text:style-name="Text_20_body">● Не используется режим совместимости:</text:p>
      <text:p text:style-name="Text_20_body">● В качестве значения параметра Интервал передается сам интервал диаграммы.</text:p>
      <text:p text:style-name="Text_20_body">● Значения, измененные в переданном интервале, будут перенесены в диаграмму, если параметр обработчика ОтменаРедактирования не установлен в значение Истина.</text:p>
      <text:p text:style-name="Text_20_body">● Если параметр обработчика ОтменаРедактирования установлен в значение Истина, то в свойства интервала Начало и Конец будут установлены значения, которые были до начала редактирования, а в остальные значения будут скопированы значения из интервала.</text:p>
      <text:p text:style-name="Text_20_body">● Если параметр запроса находится в выражении языка запросов, для которого было установлено имя, или параметр присутствует в выражении как самостоятельное выражение:</text:p>
      <text:p text:style-name="Text_20_body">● Используется режим совместимости с версией 8.3.11 ‑ такой параметр не помещается в список доступных параметров данных системы компоновки данных.</text:p>
      <text:p text:style-name="Text_20_body">● Не используется режим совместимости ‑ такой параметр будет считаться доступным для использования в параметрах данных системы компоновки данных, с ограничением видимости для конечного пользователя.</text:p>
      <text:p text:style-name="Text_20_body">● Если при открытии формы отчета указан параметр КлючПользовательскихНастроек и не указан параметр ПользовательскиеНастройки, то:</text:p>
      <text:p text:style-name="Text_20_body">● Используется режим совместимости с версией 8.3.11:</text:p>
      <text:p text:style-name="Text_20_body">● Если для текущего варианта отчета в хранилище системных настроек сохранены пользовательские настройки, то будут загружены именно они.</text:p>
      <text:p text:style-name="Text_20_body">● В противном случае, если в хранилище пользовательских настроек существуют настройки с указанным ключом, то будут загружены эти настройки.</text:p>
      <text:p text:style-name="Text_20_body">● Иначе будут установлены настройки по умолчанию для текущего варианта.</text:p>
      <text:p text:style-name="Text_20_body">● Не используется режим совместимости:</text:p>
      <text:p text:style-name="Text_20_body">● Если в хранилище пользовательских настроек отчетов есть настройки с указанным ключом ‑ будут загружены они.</text:p>
      <text:p text:style-name="Text_20_body">● В противном случае будут загружены пользовательские настройки по умолчанию для текущего варианта отчета.</text:p>
      <text:p text:style-name="Text_20_body"><text:soft-page-break/>● Поведение системы в том случае, если во вложенном запросе, находящемся в правой части левого соединения, поле явно не указано в предложении {ГДЕ}, и во внешнем запросе для поля с таким же именем компоновки данных используется не точно это же поле:</text:p>
      <text:p text:style-name="Text_20_body">● Используется режим совместимости с версией 8.3.11 ‑ при использовании автоматического заполнения доступных полей набора данных, компоновщик макета компоновки данных всегда размещает отбор во вложенном запросе.</text:p>
      <text:p text:style-name="Text_20_body">● Не используется режим совместимости ‑ компоновщик макета компоновки данных не будет размещать отбор во вложенном запросе.</text:p>
      <text:p text:style-name="Text_20_body">При необходимости обеспечить прежнее поведение, разработчику следует явно указать поле доступным для отбора в запросе с помощью предложения {ГДЕ}.</text:p>
      <text:p text:style-name="Text_20_body">● Вывод макета с пустой строкой после макетов заголовков (отчета, таблицы, группировки, диаграммы) системы компоновки данных:</text:p>
      <text:p text:style-name="Text_20_body">● Используется режим совместимости с версией 8.3.11 ‑ выводится в некоторых случаях.</text:p>
      <text:p text:style-name="Text_20_body">● Не используется режим совместимости ‑ не выводится.</text:p>
      <text:p text:style-name="Text_20_body">● Если в системе компоновки данных поля являются дочерними полями-характеристиками полей табличных частей, полученных через точку (например, Ссылка.Товары.Товар.[Страна происхождения]), то в источнике доступных настроек системы компоновки данных для динамического списка доступность таких полей для отбора, сортировки и группировки зависит от установленного режима совместимости:</text:p>
      <text:p text:style-name="Text_20_body">● Используется режим совместимости с версией 8.3.11 ‑ поля доступны.</text:p>
      <text:p text:style-name="Text_20_body">● Не используется режим совместимости ‑ поля недоступны.</text:p>
      <text:p text:style-name="Text_20_body">● Отображение общих итогов по вертикали в таблицах отчетов системы компоновки данных в зависимости от значения параметра настроек системы компоновки данных АвтоПозицияРесурсов:</text:p>
      <text:p text:style-name="Text_20_body">● Используется режим совместимости с версией 8.3.11 ‑ общие итоги по вертикали не выводятся, если параметр АвтоПозицияРесурсов установлен в значение НеИспользовать.</text:p>
      <text:p text:style-name="Text_20_body">● Не используется режим совместимости ‑ не влияет.</text:p>
      <text:p text:style-name="Text_20_body">● Перетаскивание ячеек и рисунков табличного документа, отображаемого в веб-клиенте:</text:p>
      <text:p text:style-name="Text_20_body">● Используется режим совместимости с версией 8.3.11 ‑ стандартная обработка перетаскивания не выполняется.</text:p>
      <text:p text:style-name="Text_20_body">● Не используется режим совместимости ‑ выполняется стандартная обработка перетаскивания: копирование ячеек или рисунков в случае перетаскивания с нажатой клавишей Ctrl или перемещение ячеек или рисунков.</text:p>
      <text:p text:style-name="Text_20_body">● Поведение запроса с предложением ОБЪЕДИНИТЬ, когда данные могут содержать NULL:</text:p>
      <text:p text:style-name="Text_20_body">● Используется режим совместимости с версией 8.3.11 ‑ запрос с предложением ОБЪЕДИНИТЬ может не удалять дублирующиеся NULL, полученные операцией ВЫРАЗИТЬ КАК Ссылка.</text:p>
      <text:p text:style-name="Text_20_body">Функция ЕСТЬNULL() от выражения ВЫРАЗИТЬ КАК Ссылка может возвращать некорректный результат.</text:p>
      <text:p text:style-name="Text_20_body">● Не используется режим совместимости ‑ запрос, который содержит выражение ОБЪЕДИНИТЬ (без ключевого слова ВСЕ), операция ВЫРАЗИТЬ КАК Ссылка в результате будет содержать одну строку со значением NULL.</text:p>
      <text:p text:style-name="Text_20_body">Функция ЕСТЬNULL() от выражения ВЫРАЗИТЬ КАК Ссылка возвращает корректный результат.</text:p>
      <text:p text:style-name="Text_20_body"><text:soft-page-break/>● Поведение системы в том случае, если колонка таблицы, связанной с динамическим списком, находится в группе колонок с группировкой В ячейке, то в документе, полученном путем выполнения команды Вывести список:</text:p>
      <text:p text:style-name="Text_20_body">● Используется режим совместимости с версией 8.3.11:</text:p>
      <text:p text:style-name="Text_20_body">● В тонком клиенте для этой колонки в качестве заголовка используется имя колонки таблицы формы.</text:p>
      <text:p text:style-name="Text_20_body">● В веб-клиенте для этой колонки в качестве заголовка используется заголовок колонки таблицы формы.</text:p>
      <text:p text:style-name="Text_20_body">● Не используется режим совместимости ‑ для этой колонки в качестве заголовка будет использоваться заголовок колонки таблицы управляемой формы.</text:p>
      <text:p text:style-name="Text_20_body">● Установка фиксации строк и колонок при генерации макета заголовков компоновки данных на основе предопределенного макета:</text:p>
      <text:p text:style-name="Text_20_body">● Используется режим совместимости с версией 8.3.11 ‑ фиксация никогда не устанавливается.</text:p>
      <text:p text:style-name="Text_20_body">● Не используется режим совместимости ‑ фиксация строк и колонок устанавливается при необходимости. Фиксация колонок (свойство ячейки области макета компоновки данных ФиксироватьСлева) устанавливается в том случае, если параметр отчета ФиксироватьСлева установлен в значение Авто или не установлен. Фиксация строк (свойство ФиксироватьСверху) устанавливается в том случае, если параметр отчета ФиксироватьСверху имеет значение Авто или не установлен.</text:p>
      <text:h text:style-name="Heading_20_3" text:outline-level="3"><text:bookmark text:name="_ref508108333"/><text:bookmark text:name="TI000002030"/><text:bookmark text:name="IssOgl2_7.2.9_С_версией_8.3.12"/>7.2.9. С версией 8.3.12</text:h>
      <text:p text:style-name="Text_20_body">● Поведение системы при вызове методов ДобавитьСтроку(), ИзменитьСтроку(), СкопироватьСтроку() и ЗакончитьРедактированиеСтроки() объекта ТаблицаУправляемойФормы:</text:p>
      <text:p text:style-name="Text_20_body">● Используется режим совместимости ‑ поведение зависело от вида клиентского приложения:</text:p>
      <text:p text:style-name="Text_20_body">● В тонком клиенте выполняется соответствующее действия;</text:p>
      <text:p text:style-name="Text_20_body">● В веб-клиенте никаких действий не выполняется.</text:p>
      <text:p text:style-name="Text_20_body">● Не используется режим совместимости ‑ не выполняется никаких действий, если недоступны интерактивные команды, соответствующие данным методам.</text:p>
      <text:p text:style-name="Text_20_body">● Поведение при вызове фонового задания, в зависимости от размера параметров (в сериализованном виде):</text:p>
      <text:p text:style-name="Text_20_body">● Используется режим совместимости ‑ если размер сериализованных параметров фонового задания превышает значение 2 Гбайт ‑ формируется исключение.</text:p>
      <text:p text:style-name="Text_20_body">● Не используется режим совместимости ‑ если размер сериализованных параметров фонового задания превышает значение 1 Гбайт ‑ формируется исключение.</text:p>
      <text:p text:style-name="Text_20_body">● Максимальный размер страницы табличного документа:</text:p>
      <text:p text:style-name="Text_20_body">● Используется режим совместимости ‑ ограничений нет. При экспорте и печати документа могут возникать проблемы.</text:p>
      <text:p text:style-name="Text_20_body">● Не используется режим совместимости ‑ размер по любой стороне (ширина и высота) ограничены 5 000 мм. Попытка установить значение больше указанного приведет к возникновению исключения.</text:p>
      <text:p text:style-name="Text_20_body">● Вывод диаграммы в табличный документ:</text:p>
      <text:p text:style-name="Text_20_body">● Используется режим совместимости ‑ процессор вывода системы компоновки данных не устанавливает автоматический расчет ширины колонок для последней колонки в области ячеек, которая занята диаграммой.</text:p>
      <text:p text:style-name="Text_20_body"><text:soft-page-break/>● Не используется режим совместимости ‑ процессор вывода системы компоновки данных устанавливает автоматический расчет ширины колонок для всех ячеек той области табличного документа, которая занята диаграммой.</text:p>
      <text:p text:style-name="Text_20_body">● Поведение в том случае, если оператор языка запросов ЕСТЬ NULL применяется к выражению, в котором используется комбинация нескольких виртуальных полей или комбинация виртуального поля и выражения, не содержащего виртуальных полей:</text:p>
      <text:p text:style-name="Text_20_body">● Используется режим совместимости ‑ результатом работы функции всегда является значение Ложь.</text:p>
      <text:p text:style-name="Text_20_body">● Не используется режим совместимости ‑ результатом работы функции будет значение Истина, если результат выражения равен NULL и Ложь в противном случае.</text:p>
      <text:p text:style-name="Text_20_body">● Значение свойства ОтметкаНезаполненного для таблицы управляемой формы, при установке свойства АвтоОтметкаНезаполненного таблицы управляемой формы в значение Истина:</text:p>
      <text:p text:style-name="Text_20_body">● Используется режим совместимости ‑ обновлялось только после обновления таблицы или при изменении текущей ячейки.</text:p>
      <text:p text:style-name="Text_20_body">● Не используется режим совместимости ‑ будет соответствовать реальному состоянию таблицы после окончания работы встроенного языка.</text:p>
      <text:p text:style-name="Text_20_body">● Поведение при выводе вычисляемого поля в коллекцию значений в том случае, если в вычисляемом выражении системы компоновки данных используется конструкция ВЫБОР, в секциях которой получаются поля, тип которых неизвестен (например, если поля получаются из таблицы значений и у поля не указан тип) и в секции ИНАЧЕ указано значение Неопределено:</text:p>
      <text:p text:style-name="Text_20_body">● Используется режим совместимости ‑ в качестве типа колонки будет указан только тип NULL.</text:p>
      <text:p text:style-name="Text_20_body">● Не используется режим совместимости ‑ в качестве типа колонки будет указан тип Произвольный (описание типов не будет содержать ни одного типа).</text:p>
      <text:p text:style-name="Text_20_body">● Поведение таблицы управляемой формы при установке отбора строк (присваивание значения свойству ОтборСтрок), если в устанавливаемом отборе более одного элемента и для первого элемента значение отбора равно Неопределено:</text:p>
      <text:p text:style-name="Text_20_body">● Используется режим совместимости ‑ отбор строк не выоплняется.</text:p>
      <text:p text:style-name="Text_20_body">● Не используется режим совместимости ‑ отбор строк выполняется.</text:p>
      <text:p text:style-name="Text_20_body">● Поведение системы в том случае, если для вывода колонок таблицы используются предопределенные макеты группировок:</text:p>
      <text:p text:style-name="Text_20_body">● Используется режим совместимости ‑ в макете общих итогов могут не выводиться заголовки полей ресурсов в случае, если высота предопределенного макета группировки колонок меньше, чем предполагаемая генератором макетов высота макета общих итогов.</text:p>
      <text:p text:style-name="Text_20_body">● Не используется режим совместимости ‑ высота макета общих итогов рассчитывается таким образом, чтобы в макете отображались заголовки всех выводимых ресурсов. Если предполагаемая генератором макетов высота макета общих итогов больше, чем высота предопределенного макета группировок, то генератор макетов увеличивает высоту макетов группировок колонок таблицы.</text:p>
      <text:p text:style-name="Text_20_body">● Поведение отбора системы компоновки данных в случае, если в настройках системы компоновки данных применяется отбор с видом сравнения Заполнено/НеЗаполнено к вычисляемому полю, которое может принимать тип как у поля с типом Характеристика или типом, определяемым пользователем, или с типом ‑ любой ссылкой:</text:p>
      <text:p text:style-name="Text_20_body">● Используется режим совместимости ‑ отбор игнорирует типы, входящие в Характеристику, определяемый тип или любую ссылку.</text:p>
      <text:p text:style-name="Text_20_body"><text:soft-page-break/>● Не используется режим совместимости ‑ отбор будет учитывать типы, входящие в Характеристику, определяемый тип или любую ссылку.</text:p>
      <text:p text:style-name="Text_20_body">● Тип поля временной таблицы, формируемой с помощью оператора языка запросов ПОМЕСТИТЬ, куда может помещаться NULL:</text:p>
      <text:p text:style-name="Text_20_body">● Используется режим совместимости ‑ имеет тип NULL.</text:p>
      <text:p text:style-name="Text_20_body">● Не используется режим совместимости ‑ становится составным. Составной тип включает в себя следующие типы: Число с точностью 1.0, Строка длиной 1 символ, ДатаВремя, Булево и NULL.</text:p>
      <text:p text:style-name="Text_20_body">● Применение условного оформления формы для оформления динамического списка, если в динамическом списке указана основная таблица, в которой есть деление на группы и элементы, то для всех колонок, не связанных с полями основной таблицы:</text:p>
      <text:p text:style-name="Text_20_body">● Используется режим совместимости ‑ условное оформление формы применяется следующим образом:</text:p>
      <text:p text:style-name="Text_20_body">● Для колонок связанных с присутствующими в запросе обычными полями (не полями через точку, выражениями и т. п.) не основной таблицы ‑ если в строке отображается элемент основной таблицы.</text:p>
      <text:p text:style-name="Text_20_body">● Для остальных, не связанных с полями основной таблицы, колонок ‑ если в строке отображается группа основной таблицы.</text:p>
      <text:p text:style-name="Text_20_body">● Не используется режим совместимости ‑ условное оформление формы применяется независимо от того, отображается в строке элемент или группа основной таблицы.</text:p>
      <text:p text:style-name="Text_20_body">● Получение значения функциональной опции, значение которой хранится в ресурсе периодического регистра сведений:</text:p>
      <text:p text:style-name="Text_20_body">● Используется режим совместимости ‑ значение вычисляется с помощью операции логического ИЛИ среди всех хранимых значений, не ограничиваясь срезом последних. Такое поведение наблюдается в том случае, если при получении значения функциональной опции указывается только параметр Период.</text:p>
      <text:p text:style-name="Text_20_body">● Не используется режим совместимости ‑ используется только значение, полученное из среза последних. В качестве даты среза используется дата, заданная для параметра функциональной опции Период или текущая дата (если параметр Период не задан).</text:p>
      <text:p text:style-name="Text_20_body">● Доступность дочерних полей составного типа в пользовательских настройках системы компоновки данных.</text:p>
      <text:p text:style-name="Text_20_body">● Используется режим совместимости ‑ если у пользователя нет права Просмотр на одну из таблиц поля, имеющего составной тип, то в пользовательских настройках отсутствуют все дочерние поля недоступного типа.</text:p>
      <text:p text:style-name="Text_20_body">● Не используется режим совместимости ‑ дочерние поля составного типа доступны в пользовательских настройках, если есть право Просмотр хотя бы на одну таблицу из составного типа и на само поле. Дочерние поля становятся доступным для выбора, могут участвовать в отборе, сортировке, условном оформлении и в других местах пользовательских настроек, где представлены доступные поля.</text:p>
      <text:p text:style-name="Text_20_body">● Расчет медианы в механизме анализа данных в том случае, если выборка содержит четное количество элементов (включая два элемента):</text:p>
      <text:p text:style-name="Text_20_body">● Используется режим совместимости ‑ значение медианы зависело от количества элементов в выборке:</text:p>
      <text:p text:style-name="Text_20_body">● В выборке содержится более 2 значений ‑ среднее арифметическое двух средних элементов выборки.</text:p>
      <text:p text:style-name="Text_20_body">● В выборке содержится ровно 2 значения ‑ значение второго элемента.</text:p>
      <text:p text:style-name="Text_20_body">● Не используется режим совместимости ‑ в качестве медианы будет использоваться среднее арифметическое двух средних элементов выборки.</text:p>
      <text:p text:style-name="Text_20_body"><text:soft-page-break/>● Поведение системы при открытии форм отчетов и динамических список в том случае, если в хранилище отсутствуют пользовательские настройки:</text:p>
      <text:p text:style-name="Text_20_body">● Используется режим совместимости ‑ наблюдается следующее поведение:</text:p>
      <text:p text:style-name="Text_20_body">● Из основных настроек динамического списка и настроек варианта отчета, отмеченных как пользовательские, не удаляются элементы с недоступными и отсутствующими полями.</text:p>
      <text:p text:style-name="Text_20_body">● Из пользовательских настроек, сформированных по умолчанию, не удаляются элементы, содержащие недоступные и несуществующие поля.</text:p>
      <text:p text:style-name="Text_20_body">● Не вызываются обработчики событий ПередЗагрузкойПользовательскихНастроекНаСервере и ПриЗагрузкеПользовательскихНастроекНаСервере.</text:p>
      <text:p text:style-name="Text_20_body">При выполнении команды Установить стандартные настройки форм отчетов и динамических списков наблюдается следующее поведение:</text:p>
      <text:p text:style-name="Text_20_body">● Из основных настроек динамического списка и настроек варианта отчета, отмеченных как пользовательские, не удаляются элементы с недоступными и отсутствующими полями.</text:p>
      <text:p text:style-name="Text_20_body">● Из пользовательских настроек, сформированных по умолчанию, не удаляются элементы, содержащие недоступные и несуществующие поля.</text:p>
      <text:p text:style-name="Text_20_body">● Если за время использования отчета или динамического списка пользовательские настройки не изменялись на стороне клиента ни интерактивно, ни с помощью встроенного языка, то при закрытии формы отчета или динамического списка, в качестве пользовательских настроек сохраняются стандартные настройки, сформированные на основании текущего варианта (основных настроек динамического списка).</text:p>
      <text:p text:style-name="Text_20_body">Метод КомпоновщикНастроекКомпоновкиДанных.Восстановить(), вызванный с параметром СпособВосстановленияНастроекКомпоновкиДанных.Полное, отключает флаг Использование у элементов основных настроек, потерявших связь с доступными полями.</text:p>
      <text:p text:style-name="Text_20_body">● Не используется режим совместимости ‑ выполняются следующие действия:</text:p>
      <text:p text:style-name="Text_20_body">● Из основных настроек динамического списка и настроек варианта отчета, отмеченных как пользовательские, удаляются элементы с недоступными и отсутствующими полями.</text:p>
      <text:p text:style-name="Text_20_body">● Из пользовательских настроек, сформированных по умолчанию, удаляются элементы, содержащие недоступные и несуществующие поля.</text:p>
      <text:p text:style-name="Text_20_body">● Вызываются обработчики событий ПередЗагрузкойПользовательскихНастроекНаСервере и ПриЗагрузкеПользовательскихНастроекНаСервере.</text:p>
      <text:p text:style-name="Text_20_body">Для обработчиков событий ПередЗагрузкойПользовательскихНастроекНаСервере и ПриЗагрузкеПользовательскихНастроекНаСервере реализован параметр ИспользуютсяСтандартныеНастройки.</text:p>
      <text:p text:style-name="Text_20_body">При выполнении команды Установить стандартные настройки форм отчетов и динамических списков выполняются следующие действия:</text:p>
      <text:p text:style-name="Text_20_body">● Из основных настроек динамического списка и настроек варианта отчета, отмеченных как пользовательские, удаляются элементы с недоступными и отсутствующими полями.</text:p>
      <text:p text:style-name="Text_20_body">● Из пользовательских настроек, сформированных по умолчанию, удаляются элементы, содержащие недоступные и несуществующие поля.</text:p>
      <text:p text:style-name="Text_20_body">● Если за время использования отчета или динамического списка пользовательские настройки не изменялись на стороне клиента ни интерактивно, ни с помощью встроенного языка, то при закрытии формы отчета или динамического списка, текущие пользовательские настройки удаляются из системного хранилища.</text:p>
      <text:p text:style-name="Text_20_body"><text:soft-page-break/>Метод КомпоновщикНастроекКомпоновкиДанных.Восстановить(), вызванный с параметром СпособВосстановленияНастроекКомпоновкиДанных.Полное, выполняет следующие действия: отключает флаг Использование у элементов основных настроек, потерявших связь с доступными полями, удаляет элементы пользовательских настроек и основных настроек, отмеченных, как пользовательские, но которые содержат поля, отсутствующие в коллекции доступных полей или недоступные для текущих функциональных опций и прав.</text:p>
      <text:h text:style-name="Heading_20_2" text:outline-level="2"><text:bookmark text:name="_ref440302996"/><text:bookmark text:name="TI000001782"/><text:bookmark text:name="IssOgl1_7.3_Особенности_режима_совместимости_расширения"/>7.3. Особенности режима совместимости расширения</text:h>
      <text:p text:style-name="Text_20_body">С версией 8.3.7</text:p>
      <text:p text:style-name="Text_20_body">● Добавление дочерних объектов для заимствованных объектов:</text:p>
      <text:p text:style-name="Text_20_body">● Используется режим совместимости с версией 8.3.7 ‑ действие не поддерживается.</text:p>
      <text:p text:style-name="Text_20_body">● Не используется режим совместимости ‑ действие поддерживается.</text:p>
      <text:p text:style-name="Text_20_body">● Переопределение свойств заимствованных объектов в расширении:</text:p>
      <text:p text:style-name="Text_20_body">● Используется режим совместимости с версией 8.3.7 ‑ действие не поддерживается.</text:p>
      <text:p text:style-name="Text_20_body">● Не используется режим совместимости ‑ действие поддерживается.</text:p>
      <text:p text:style-name="Text_20_body">С версией 8.3.10</text:p>
      <text:p text:style-name="Text_20_body">● Проверка применимости расширений перед применением расширения конфигурации:</text:p>
      <text:p text:style-name="Text_20_body">● Используется режим совместимости расширения с версией 8.3.10 ‑ не требуется.</text:p>
      <text:p text:style-name="Text_20_body">● Не используется режим совместимости расширения ‑ является обязательной.</text:p>
      <text:p text:style-name="Text_20_body">● Добавление собственных справочников и регистров сведений, а также добавление к справочникам основной конфигурации реквизитов и табличных частей:</text:p>
      <text:p text:style-name="Text_20_body">● Используется режим совместимости расширения с версией 8.3.10 ‑ действие не поддерживается.</text:p>
      <text:p text:style-name="Text_20_body">● Не используется режим совместимости расширения ‑ действие поддерживается.</text:p>
      <text:h text:style-name="Heading_20_2" text:outline-level="2"><text:bookmark text:name="_ref388541935"/><text:bookmark text:name="_ref388541934"/><text:bookmark text:name="_ref388013221"/><text:bookmark text:name="_ref388013220"/><text:bookmark text:name="TI000001245"/><text:bookmark text:name="IssOgl1_7.4_Особенности_работы_веб-клиента"/>7.4. Особенности работы веб-клиента</text:h>
      <text:p text:style-name="Text_20_body">● В веб-браузерах Google Chrome и Safari не поддерживается:</text:p>
      <text:p text:style-name="Text_20_body">● Программная вставка из буфера обмена, а начиная с версии Google Chrome 6 и Safari 5 ‑ любые операции программного доступа к буферу обмена. Доступны только команды работы с буфером обмена с помощью клавиатуры (а не контекстного меню).</text:p>
      <text:p text:style-name="Text_20_body">● Автоматическая аутентификация операционной системы.</text:p>
      <text:p text:style-name="Text_20_body">● Возможность изменения колонтитулов при печати.</text:p>
      <text:p text:style-name="Text_20_body">● В веб-браузере Safari не поддерживается расширение работы со средствами криптографии.</text:p>
      <text:p text:style-name="Text_20_body">● В веб-браузере Microsoft Edge не поддерживается:</text:p>
      <text:p text:style-name="Text_20_body">● Технология внешних компонент;</text:p>
      <text:p text:style-name="Text_20_body">● Расширение работы с файлами;</text:p>
      <text:p text:style-name="Text_20_body">● Расширение работы с криптографией.</text:p>
      <text:p text:style-name="Text_20_body">● Работа с COM-объектами поддерживается только при работе в веб-браузере Microsoft Internet Explorer.</text:p>
      <text:p text:style-name="Text_20_body"><text:soft-page-break/>● ОС OS X поддерживают ввод паролей только с помощью букв латинского алфавита и цифр. ОС iOS, до версии 5.x (включая), поддерживает ввод паролей только с помощью букв латинского алфавита и цифр. В версии ОС iOS 6 допускается использовать в паролях символы национальных алфавитов. Для обеспечения совместимости между различными версиями ОС, а также при необходимости использовать прикладное решение с помощью веб-браузера Safari, рекомендуется задавать пароли пользователей с использованием цифр и букв только латинского алфавита.</text:p>
      <text:p text:style-name="Text_20_body">● При добавлении страницы с веб-приложением в Закладки веб-браузера Mozilla Firefox с помощью команды Добавить страницу в закладки следует вручную исправить добавленную ссылку. Для этого необходимо открыть окно редактирования свойств добавленной закладки и в поле адреса удалить текст от начала строки до http://, либо воспользоваться перетаскиванием иконки приложения (слева от адреса страницы) в меню Закладки.</text:p>
      <text:p text:style-name="Text_20_body">● Не поддерживается прерывание пользователем работы модуля. Во время выполнения модуля вызов метода ОбработкаПрерыванияПользователя() игнорируется.</text:p>
      <text:p text:style-name="Text_20_body">● Не поддерживается метод ЗаблокироватьРаботуПользователя().</text:p>
      <text:p text:style-name="Text_20_body">● В функции Вычислить() не диагностируется ошибка Обращение к процедуре как к функции.</text:p>
      <text:p text:style-name="Text_20_body">● Идентификаторы, используемые в выражении, переданном в функцию Вычислить(), могут быть записаны только на русском и английском языках.</text:p>
      <text:p text:style-name="Text_20_body">● При возникновении ошибки в выражении, переданном в функцию Вычислить(), ошибка диагностируется как ошибка вызова метода, а не как ошибка в переданном выражении.</text:p>
      <text:p text:style-name="Text_20_body">● В зависимости от используемого веб-браузера, отображается или оригинальная картинка в формате SVG, либо предварительно выполняется конвертация картинки в формат PNG. При этом размер картинки в формате PNG соответствует размеру, заданному в картинки в формате SVG. Следующие веб-браузеры отображают оригинальные картинки в формате SVG:</text:p>
      <text:p text:style-name="Text_20_body">● Internet Explorer 11 и старше.</text:p>
      <text:p text:style-name="Text_20_body">● Google Chrome;</text:p>
      <text:p text:style-name="Text_20_body">● Mozilla Firefox;</text:p>
      <text:p text:style-name="Text_20_body">● Safari 7 и старше.</text:p>
      <text:p text:style-name="Text_20_body">Для корректного отображения картинки в формате SVG необходимо, чтобы в картинке был установлен размер (с помощью свойств width и height), а для отображения с помощью веб-браузера Microsoft Internet Explorer ‑ дополнительно должно быть установлено свойство viewBox.</text:p>
      <text:p text:style-name="Text_20_body">● В веб-клиенте не поддерживается отладка кода на встроенном языке в обработчиках событий приложения ПередЗавершениемРаботыСистемы() и ПриЗавершенииРаботыСистемы(), а также в обработчиках управляемой формы ПередЗакрытием() и ПриЗакрытии() в процессе завершения работы приложения, если завершение выполняется закрытием окна браузера.</text:p>
      <text:p text:style-name="Text_20_body">● Во время выполнения длительных операций не происходит изменения вида курсора.</text:p>
      <text:p text:style-name="Text_20_body">● Не поддерживается горизонтальная прокрутка (с помощью колеса мыши и нажатой клавиши Shift) во всех элементах формы.</text:p>
      <text:p text:style-name="Text_20_body">● В веб-браузерах Microsoft Internet Explorer и Mozilla Firefox не обрабатываются клавиши, нажатые во время серверного вызова. В веб-браузерах Google Chrome и Safari эти нажатия обрабатываются после завершения серверного вызова.</text:p>
      <text:p text:style-name="Text_20_body">● Не поддерживается определение горячей клавиши с помощью символа &amp; в текстах команд, пунктов меню и т. д. Символ &amp;, указанный в тексте, игнорируется и не отображается в интерфейсе.</text:p>
      <text:p text:style-name="Text_20_body"><text:soft-page-break/>● При работе в веб-браузере Safari при длительном выполнении запроса сервером может происходить ошибка.</text:p>
      <text:p text:style-name="Text_20_body">● Не рекомендуется выполнять программное открытие и закрытие одной или нескольких форм в одном обработчике. Такие действия должны быть разнесены по времени. Рекомендуется закрытие форм выполнять в обработчике ожидания.</text:p>
      <text:p text:style-name="Text_20_body">● Если форма, которая открыта во вспомогательном окне, закрывается нажатием системной кнопки закрытия окна («крестик» в правом верхнем углу формы) или нажатием Alt + F4, то не происходит вызов обработчика ПередЗакрытием модуля закрываемой формы.</text:p>
      <text:p text:style-name="Text_20_body">● Если форму, которая открывается во вспомогательном окне, закрыть нажатием системной кнопки закрытия окна («крестик» в правом верхнем углу формы) до того, как она полностью отображена на экране, возможно возникновение ошибки веб-браузера.</text:p>
      <text:p text:style-name="Text_20_body">● При изменении значений реквизитов формы вне модуля этой формы, сделанные изменения не отображаются элементами формы. Для отображения изменений необходимо вызвать метод ОбновитьОтображениеДанных().</text:p>
      <text:p text:style-name="Text_20_body">● В веб-браузере Google Chrome не производится активизация свернутого окна при выдаче предупреждения, относящегося к содержимому данного окна.</text:p>
      <text:p text:style-name="Text_20_body">● Если в веб-браузере Google Chrome свернуть форму измененного объекта, а затем закрыть основное окно приложения, то будет выдано предупреждение о несохраненных данных, но форма с этими данными не будет активизирована.</text:p>
      <text:p text:style-name="Text_20_body">● Если необходимо нормально отобразить текст элемента формы при указании большого размера шрифта, следует указывать не только размер, но и гарнитуру используемого векторного шрифта (TrueType-шрифт).</text:p>
      <text:p text:style-name="Text_20_body">● В веб-клиенте, работающем в веб-браузере Google Chrome, при использовании в элементах формы шрифта «MS Shell Dlg», вместо шрифта «Microsoft Sans Serif» будет использоваться шрифт «Times New Roman».</text:p>
      <text:p text:style-name="Text_20_body">● Формирование представления значения (для отображения в поле ввода), которое передается в параметре ВыбранноеЗначение обработчика ОбработкаВыбора, происходит после того, как переданное значение приводится к типу значения реквизита, который отображается полем ввода.</text:p>
      <text:p text:style-name="Text_20_body">● Если высота кнопки превышает 5 единиц (при стандартном размере шрифта), то кнопка отображается без перехода цветов (градиента).</text:p>
      <text:p text:style-name="Text_20_body">● Если в перечне кнопок функции глобального контекста Вопрос() нет кнопки со значением КодВозвратаДиалога.Отмена, то попытка закрыть диалог с помощью системной кнопки закрытия («крестик» в правом верхнем углу формы) приведет к повторному открытию диалога.</text:p>
      <text:p text:style-name="Text_20_body">● Функциональность панели состояния ограничена. Во время выполнения модуля обновление состояния зависит от используемого веб-браузера (подробнее см. <text:a xlink:type="simple" xlink:href="https://its.1c.ru/db/content/v8313doc/src/руководство%20разработчика/глава%206.%20командный%20интерфейс.htm?_=1542379434#_ref242599704" text:style-name="Internet_20_link" text:visited-style-name="Visited_20_Internet_20_Link">здесь</text:a>).</text:p>
      <text:p text:style-name="Text_20_body">● Отображение поля индикатора отличается от тонкого клиента. В частности отличается внешний вид поля индикатора, у которого свойство Отображение установлено в значение Прерывистый или ПрерывистыйНаклонный.</text:p>
      <text:p text:style-name="Text_20_body">● Функциональность объекта Дендрограмма ограничена.</text:p>
      <text:p text:style-name="Text_20_body">● Функциональность объекта ГрафическаяСхема ограничена:</text:p>
      <text:p text:style-name="Text_20_body">● не поддерживается редактирование графической схемы;</text:p>
      <text:p text:style-name="Text_20_body">● объектная модель доступна в ограниченном объеме для следующих объектов: ЭлементГрафическойСхемыДействие, ЭлементГрафическойСхемыРазделение, ЭлементГрафическойСхемыУсловие, ЭлементГрафическойСхемыСоединительнаяЛиния, <text:soft-page-break/>ЭлементГрафическойСхемыДекоративнаяЛиния, ЭлементГрафическойСхемыДекорация, ЭлементГрафическойСхемыЗавершение, ЭлементГрафическойСхемыСтарт, ЭлементГрафическойСхемыСлияние, ЭлементГрафическойСхемыВыборВарианта, ЭлементГрафическойСхемыОбработка, ЭлементГрафическойСхемыВложенныйБизнесПроцесс.</text:p>
      <text:p text:style-name="Text_20_body">● Функциональность объекта ГеографическаяСхема ограничена.</text:p>
      <text:p text:style-name="Text_20_body">● Для объекта ДиаграммаГанта ограничены возможности интерактивной настройки.</text:p>
      <text:p text:style-name="Text_20_body">● Не поддерживается получение системной информации о клиентском компьютере.</text:p>
      <text:p text:style-name="Text_20_body">● Не поддерживается работа с объектами ЧтениеТекста, ЗаписьТекста, ЧтениеZipФайла, ЗаписьZipФайла, XBase. Рекомендуется выполнять работу с такими файлами на стороне сервера.</text:p>
      <text:p text:style-name="Text_20_body">● Не поддерживается работа с XML и XDTO. Рекомендуется выполнять работу с такими файлами на стороне сервера.</text:p>
      <text:p text:style-name="Text_20_body">● В веб-браузерах Google Chrome и Safari реализован внутренний буфер обмена:</text:p>
      <text:p text:style-name="Text_20_body">● Данные во внутреннем буфере обмена актуальны во время сеанса.</text:p>
      <text:p text:style-name="Text_20_body">● Все значения, помещаемые в буфер обмена операционной системы, также дублируются во внутренний буфер обмена.</text:p>
      <text:p text:style-name="Text_20_body">● Команды M+ и M‑ изменяют значение, находящееся во внутреннем буфере обмена. Полученный результат помещается в буфер обмена операционной системы.</text:p>
      <text:p text:style-name="Text_20_body">● Внутренний буфер обмена в калькуляторе отображается в ячейке «1». Команды калькулятора MR, M+ и M‑ работают со значением внутреннего буфера обмена. Полученный результат помещается в буфер обмена операционной системы.</text:p>
      <text:p text:style-name="Text_20_body">● Не поддерживается диалог настройки калькулятора.</text:p>
      <text:p text:style-name="Text_20_body">● Правила переноса текста в ячейке табличного документа зависят от используемого веб-браузера.</text:p>
      <text:p text:style-name="Text_20_body">● Не поддерживается просмотр и печать табличного документа в черно-белом режиме.</text:p>
      <text:p text:style-name="Text_20_body">● Табличный документ, напечатанный из различных веб-браузеров, может иметь разные размеры.</text:p>
      <text:p text:style-name="Text_20_body">● Для правильной печати из веб-браузеров табличных документов с нестандартным размером страницы рекомендуется использовать свойство табличного документа ТочностьПечати. В противном случае пользователю перед печатью нужно будет проверить и при необходимости установить размер листа в диалоге печати веб-браузера в соответствии с размером листа печатаемого табличного документа.</text:p>
      <text:p text:style-name="Text_20_body">● При печати из браузера Google Chrome табличного документа с установленным свойством ДвусторонняяПечать для двусторонней печати рекомендуется использовать печать с помощью системного диалогового окна. Для табличного документа при этом необходимо указать, в настройках печати, использование двусторонней печати необходимого типа. Также можно использовать свойство ТочностьПечати, установленное в значение Точная, для печати документов, использующих двустороннюю печать.</text:p>
      <text:p text:style-name="Text_20_body">● При отображении в ячейках табличного документа текста, состоящего из нескольких строк, может отличаться межстрочный интервал в зависимости от используемого веб-браузера.</text:p>
      <text:p text:style-name="Text_20_body">● При отображении текста в ячейках табличного документа может отличаться межсимвольный интервал в зависимости от используемого веб-браузера.</text:p>
      <text:p text:style-name="Text_20_body">● В ячейку таблицы управляемой формы выводятся только те строки многострочного текста, которые целиком помещаются в ячейку по высоте. Если строка отображается не полностью, в конце строки <text:soft-page-break/>отображается символ "...". В веб-браузере Microsoft Internet Explorer 8 многоточие в конце строки не отображается.</text:p>
      <text:p text:style-name="Text_20_body">● Если в результате изменения источника данных таблицы в таблице изменяется текущая строка и одновременно изменяется значение свойства элемента формы, которое приводит к перестроению формы, то порядок вызова обработчика ПриИзмененииСтроки и момент перезагрузки формы не определены.</text:p>
      <text:p text:style-name="Text_20_body">● В формах, в которых предполагается вертикальная прокрутка, у таких элементов, как таблица, табличный документ, диаграмма и т. д., необходимо выключать растягивание по вертикали.</text:p>
      <text:p text:style-name="Text_20_body">● Метод ПолучитьHTML() объекта ФорматированныйДокумент возвращает пустой список картинок.</text:p>
      <text:p text:style-name="Text_20_body">● Выделение текста, выполненное в поле форматированного документа, скрывает цветовое оформление текста (цвет текста и цвет фона) при работе в веб-браузере Microsoft Internet Explorer и тонком клиенте.</text:p>
      <text:p text:style-name="Text_20_body">● Не поддерживается открытие из файла табличного документа, содержащего отчет, в расшифровках которого присутствуют ссылочные значения.</text:p>
      <text:p text:style-name="Text_20_body">● В табличном документе, поле табличного документа и таблице формы не поддерживается прокрутка с помощью нажатия колеса мыши.</text:p>
      <text:p text:style-name="Text_20_body">● Если у ячейки табличного документа установлено выравнивание по правому краю и текст полностью не помещается в ячейке, то помещающаяся часть текста выравнивается по левому краю.</text:p>
      <text:p text:style-name="Text_20_body">● В веб-браузерах Microsoft Internet Explorer 6.0 и 7 не поддерживается отображение объединенных ячеек табличного документа, у которых указана рамка слева и не указана рамка снизу. Рекомендуется указывать рамку снизу для таких ячеек.</text:p>
      <text:p text:style-name="Text_20_body">● В веб-браузере Microsoft Internet Explorer 7 для табличного документа, в котором используются ячейки разной ширины в одной колонке и используются текст и рисунок в одной ячейке, вывод на печать выполняется с искажениями.</text:p>
      <text:p text:style-name="Text_20_body">● В веб-браузерах Google Chrome и Safari при определенном сочетании объединений ячеек и рамок ячеек в табличном документе возможно неправильное отображение рамки.</text:p>
      <text:p text:style-name="Text_20_body">● Для двух соседних (по горизонтали) ячеек табличного документа соприкасающаяся граница будет оформлена такой же линией, что и правая граница левой ячейки, если табличный документ отображается в веб-браузере Microsoft Internet Explorer 6.0.</text:p>
      <text:p text:style-name="Text_20_body">● В веб-браузерах Microsoft Internet Explorer и Google Chrome точечная рамка смежных ячеек в некоторых случаях может отображаться как сплошная.</text:p>
      <text:p text:style-name="Text_20_body">● Для правильной печати из веб-браузеров Google Chrome и Mozilla Firefox (версии 20 и выше) табличных документов, содержащих точечные линии, рекомендуется устанавливать у этих табличных документов свойство ТочностьПечати в значение Точная. Аналогичная рекомендация применяется в случае печати из веб-браузеров Google Chrome и Mozilla Firefox (версии 20 и выше) табличных документов, для которых нужно обеспечить точную размерность всех элементов, выводимых на печать.</text:p>
      <text:p text:style-name="Text_20_body">● Не поддерживается режим сравнения файлов.</text:p>
      <text:p text:style-name="Text_20_body">● Не поддерживается список последних открытых файлов.</text:p>
      <text:p text:style-name="Text_20_body">● Не поддерживается перетаскивание файлов в формы веб-клиента.</text:p>
      <text:p text:style-name="Text_20_body">● В веб-клиенте используется ограниченный набор шрифтов, доступных в используемых операционных системах. Другие шрифты не могут выбираться в диалоге выбора шрифта в веб-клиенте, а при использовании замещаются на поддерживаемые шрифты.</text:p>
      <text:p text:style-name="Text_20_body"><text:soft-page-break/>● Доступ к главному меню выполняется с помощью клавиши F10, доступ с помощью одиночного нажатия клавиши Alt не поддерживается.</text:p>
      <text:p text:style-name="Text_20_body">● Нажатие комбинации Ctrl + W в веб-браузере Google Chrome приводит к закрытию вспомогательного окна, а не к выделению слова.</text:p>
      <text:p text:style-name="Text_20_body">● Нажатие комбинации Ctrl + F4 в веб-браузере Google Chrome приводит к закрытию текущей вкладки. Если вкладка последняя, выполняется закрытие текущего окна веб-браузера.</text:p>
      <text:p text:style-name="Text_20_body">● Нажатие комбинации Ctrl + N в веб-браузере Google Chrome приводит к созданию нового окна веб-браузера, а не к открытию меню создания нового документа.</text:p>
      <text:p text:style-name="Text_20_body">● Не поддерживается установка в веб-браузере масштаба отображения, отличного от 100 %, или использование нестандартного dpi.</text:p>
      <text:p text:style-name="Text_20_body">● Переключение окон с помощью клавиатуры имеет ряд особенностей (в зависимости от веб-браузера):</text:p>
      <text:p text:style-name="Text_20_body">● Microsoft Internet Explorer:</text:p>
      <text:p text:style-name="Text_20_body">● Версия 6.0 ‑ без особенностей.</text:p>
      <text:p text:style-name="Text_20_body">● Версии 7 и 8 ‑ не работает переключение по Ctrl + Tab, Ctrl + Shift + Tab, если в веб-браузере включены закладки. Переключение по F6, Ctrl + F6 работает без ограничений. В веб-браузере Microsoft Internet Explorer 8 в некоторых случаях при переходе между окнами будет выдаваться предупреждение Нажмите ОК для перехода к окну с кнопкой ОК. Переход к окну будет выполнен после нажати помощью клавиатуры требуется дополнительная настройка, выполнить которую можно с помощью диалога Главное меню ‑ Сервис ‑ Настройки веб-браузера.</text:p>
      <text:p text:style-name="Text_20_body">● Google Chrome:</text:p>
      <text:p text:style-name="Text_20_body">● Для любых версий ‑ не работает переключение по Ctrl + Tab, Ctrl + Shift + Tab. Переключение по F6, Ctrl + F6 работает без ограничений.</text:p>
      <text:p text:style-name="Text_20_body">● Для версии 7.0 и младше ‑ при использовании горячих клавиш (F6, Ctrl + F6) для переключения окон веб-клиента, при попытке повторного открытия уже открытой формы или при использовании для переключения метода Активизировать(), после переключения на новое окно выдается предупреждение Выполнен переход к окну. Нажмите ОК для продолжения. После нажатия кнопки ОК можно продолжить работу с окном, в которое произошло переключение.</text:p>
      <text:p text:style-name="Text_20_body">● Модальное окно в веб-браузере Microsoft Internet Explorer блокирует все родительские окна, в веб-браузере Mozilla Firefox блокируется только родительское окно данного окна, в веб-браузере Google Chrome окна не блокируются. При этом остальные окна приложения затемняются, в эти окна можно переключиться, но в них нельзя выполнять никаких действий.</text:p>
      <text:p text:style-name="Text_20_body">● При открытии модального окна перестает выполняться обновление отображения главного окна в веб-браузере Microsoft Internet Explorer.</text:p>
      <text:p text:style-name="Text_20_body">● Из-за ограничения веб-браузеров, невозможно открытие немодальной формы из формы, открытой модально. В связи с этим, все формы, открываемые из модальной формы, также открываются в модальном режиме.</text:p>
      <text:p text:style-name="Text_20_body">● Окно веб-клиента не может быть меньше некоторого размера, определяемого используемым веб-браузером.</text:p>
      <text:p text:style-name="Text_20_body">● При работе на нескольких мониторах, если они имеют разное установленное разрешение, окна, открытые не на первом мониторе, при повторном открытии могут иметь другие координаты.</text:p>
      <text:p text:style-name="Text_20_body">● Не поддерживается отображение командной панели с вертикальным отображением кнопок.</text:p>
      <text:p text:style-name="Text_20_body">● Отображение отсутствующей картинки в веб-клиенте отличается от отображения в тонком клиенте.</text:p>
      <text:p text:style-name="Text_20_body"><text:soft-page-break/>● В веб-браузере Microsoft Internet Explorer 8 некорректно отображаются картинки, содержащие цвет с уровнем прозрачности, отличным от 0 или 100%.</text:p>
      <text:p text:style-name="Text_20_body">● Не поддерживается отображение в поле HTML-документа страниц, имеющих в адресе то же имя хоста веб-сервера, что и веб-клиент. Рекомендуется хранить страницы в информационной базе.</text:p>
      <text:p text:style-name="Text_20_body">● Не поддерживается обработка событий поля HTML-документа для страниц, имеющих в адресе имя хоста веб-сервера, отличное от веб-клиента. Страницы, для которых требуется обработка событий, следует хранить в информационной базе.</text:p>
      <text:p text:style-name="Text_20_body">● Окно выбора из списка значений при использовании методов ВыбратьИзСписка() и ПоказатьВыборИзСписка() открывается в виде отдельного окна веб-браузера, а не в виде списка.</text:p>
      <text:p text:style-name="Text_20_body">● Меню выбора из списка значений при использовании метода ВыбратьИзМеню(), а также меню расшифровки системы компоновки данных открываются в виде отдельного окна веб-браузера, а не в виде меню.</text:p>
      <text:p text:style-name="Text_20_body">● При вызове метода ПоместитьФайл() возможны ситуации, когда ошибка помещения файла корректно не определяется. При этом в качестве возвращаемого значения выступает значение Истина, а параметр Адрес не содержит адрес во временном хранилище.</text:p>
      <text:p text:style-name="Text_20_body">● В веб-браузере Safari окна калькулятора и календаря всегда открываются в окнах, размер которых не меньше минимального размера окна для этого браузера</text:p>
      <text:p text:style-name="Text_20_body">● Цвет полос прокрутки поля HTML-документа соответствует цвету, заданному в операционной системе, кроме случая использования веб-браузера Microsoft Internet Explorer, когда в поле HTML-документа отображается HTML-страница, заданная строкой текста.</text:p>
      <text:p text:style-name="Text_20_body">● Не поддерживается вызов обработчиков событий ДокументСформирован и ПриНажатии, а также выполнение команд Печать и Сохранить поля HTML-документа в том случае, если в поле отображается документ, в адресе которого имя хоста веб-сервера отличается от имени хоста веб-клиента.</text:p>
      <text:p text:style-name="Text_20_body">● Отличается от других клиентов поведение команд отмены и возврата действия в многострочных полях ввода. В веб-клиенте объем отменяемых изменений определяется веб-браузером.</text:p>
      <text:p text:style-name="Text_20_body">● В поле ввода результат щелчка левой кнопкой мыши по слову (с нажатой клавишей Ctrl) зависит от веб-браузера, а не приводит к выделению слова, по которому выполняется щелчок.</text:p>
      <text:p text:style-name="Text_20_body">● В поле текстового документа нажатие стрелок влево/вправо в первой/последней позиции строки приводит к переходу на предыдущую/последующую строку.</text:p>
      <text:p text:style-name="Text_20_body">● В многострочном поле ввода и поле текстового документа не поддерживается ввод текста в режиме замены.</text:p>
      <text:p text:style-name="Text_20_body">● В многострочном поле ввода и ячейке таблицы формы перенос текста выполняется только по словам. Сплошной текст по границе элемента не переносится.</text:p>
      <text:p text:style-name="Text_20_body">● При нажатии Shift + Del в многострочном поле ввода удаляется вся строка, без учета автоматического разбиения строки по границе поля ввода.</text:p>
      <text:p text:style-name="Text_20_body">● Если символ, недопустимый с точки зрения спецификации XML версии 1.0 (<text:a xlink:type="simple" xlink:href="http://www.w3.org/TR/xml/" office:target-frame-name="_blank" xlink:show="new" text:style-name="Internet_20_link" text:visited-style-name="Visited_20_Internet_20_Link">http://www.w3.org/TR/xml/</text:a>), программно помещается в поле ввода, то в веб-браузерах Google Chrome и Safari этот символ будет заменен символом "?" и поле ввода станет недоступным для редактирования.</text:p>
      <text:p text:style-name="Text_20_body">● Если в тексте подсказки присутствуют разделители строк, то в веб-браузере Mozilla Firefox вместо них отображаются пробелы.</text:p>
      <text:p text:style-name="Text_20_body">● Язык интерфейса веб-клиента в веб-браузере Safari соответствует языку интерфейса веб-браузера, если язык интерфейса явно не задан с помощью параметра запуска L.</text:p>
      <text:p text:style-name="Text_20_body"><text:soft-page-break/>● Если при отладке веб-клиента локальные переменные или параметры методов используются в окне Выражение, табло или условиях точек останова, то их имена должны задаваться в точности так, как эти имена заданы при определении (с учетом регистра символов).</text:p>
      <text:p text:style-name="Text_20_body">● В веб-клиенте не поддерживаются следующие возможности:</text:p>
      <text:p text:style-name="Text_20_body">● Общие:</text:p>
      <text:p text:style-name="Text_20_body">● печать на текущий принтер.</text:p>
      <text:p text:style-name="Text_20_body">● Поле графической схемы:</text:p>
      <text:p text:style-name="Text_20_body">● поиск и замена.</text:p>
      <text:p text:style-name="Text_20_body">● Текстовый документ:</text:p>
      <text:p text:style-name="Text_20_body">● переход к строке;</text:p>
      <text:p text:style-name="Text_20_body">● работа с закладками;</text:p>
      <text:p text:style-name="Text_20_body">● подменю Текст главного меню.</text:p>
      <text:p text:style-name="Text_20_body">● В веб-клиенте не поддерживается вызов следующих команд с помощью горячих клавиш:</text:p>
      <text:p text:style-name="Text_20_body">● Поле картинки:</text:p>
      <text:p text:style-name="Text_20_body">● увеличить масштаб (Num+);</text:p>
      <text:p text:style-name="Text_20_body">● уменьшить масштаб (Num-);</text:p>
      <text:p text:style-name="Text_20_body">● прокрутка картинки с помощью клавиатуры.</text:p>
      <text:p text:style-name="Text_20_body">● Поле графической схемы:</text:p>
      <text:p text:style-name="Text_20_body">● прокрутка схемы.</text:p>
      <text:p text:style-name="Text_20_body">● Таблица, связанная с иерархическим списком:</text:p>
      <text:p text:style-name="Text_20_body">● свернуть узел (Ctrl + Num-);</text:p>
      <text:p text:style-name="Text_20_body">● свернуть все узлы (Ctrl + Shift + Num-);</text:p>
      <text:p text:style-name="Text_20_body">● развернуть узел (Ctrl + Num+);</text:p>
      <text:p text:style-name="Text_20_body">● развернуть все узлы (Ctrl + Shift + Num+).</text:p>
      <text:p text:style-name="Text_20_body">● Табличный документ:</text:p>
      <text:p text:style-name="Text_20_body">● свернуть группу (Ctrl + Num-);</text:p>
      <text:p text:style-name="Text_20_body">● свернуть все группы (Ctrl + Shift + Num-);</text:p>
      <text:p text:style-name="Text_20_body">● развернуть группу (Ctrl + Num+);</text:p>
      <text:p text:style-name="Text_20_body">● развернуть все группы (Ctrl + Shift + Num+);</text:p>
      <text:p text:style-name="Text_20_body">● прокрутка страницы влево (Alt + PgUp);</text:p>
      <text:p text:style-name="Text_20_body">● прокрутка страницы вправо (Alt + PgDn);</text:p>
      <text:p text:style-name="Text_20_body">● выделение ячеек с помощью клавиатуры.</text:p>
      <text:p text:style-name="Text_20_body">● Текстовый документ:</text:p>
      <text:p text:style-name="Text_20_body">● удалить текущую строку (Ctrl + L): не поддерживается в веб-браузерах Mozilla Firefox, Google Chrome, Safari.</text:p>
      <text:p text:style-name="Text_20_body"><text:soft-page-break/>● В операционной системе OS X при включенной неанглийской раскладке клавиатуры не поддерживается использование горячих клавиш, если в сочетаниях используются следующие клавиши:</text:p>
      <text:p text:style-name="Text_20_body">● в веб-браузере Google Chrome: клавиши Alt и Alt + Shift;</text:p>
      <text:p text:style-name="Text_20_body">● в веб-браузере Safari: клавиши Alt, Alt + Shift, Cmd и Cmd + Shift.</text:p>
      <text:p text:style-name="Text_20_body">● Окно видеозвонка системы взаимодействия не может быть перемещено за границы окна веб-браузера.</text:p>
      <text:h text:style-name="Heading_20_2" text:outline-level="2"><text:bookmark text:name="_ref351025611"/><text:bookmark text:name="_ref351025610"/><text:bookmark text:name="TI000001246"/><text:bookmark text:name="IssOgl1_7.5_Особенности_работы_веб-клиента_на_iPad"/>7.5. Особенности работы веб-клиента на iPad</text:h>
      <text:p text:style-name="Text_20_body">Эти особенности расширяют перечень особенностей поведения веб-клиента, описание которых изложено в предыдущем разделе.</text:p>
      <text:p text:style-name="Text_20_body">При работе на устройстве iPad:</text:p>
      <text:p text:style-name="Text_20_body">● Вместо двойного щелчка левой кнопкой мыши используется быстрое двойное нажатие на одном и том же месте экрана. Вместо щелчка правой кнопкой мыши используется длительное нажатие (более 1 сек.).</text:p>
      <text:p text:style-name="Text_20_body">● Поддерживается только режим работы в закладках и интерфейс Такси.</text:p>
      <text:p text:style-name="Text_20_body">● Экранная клавиатура может не появляться автоматически при редактировании ячейки таблицы или табличного документа (в появляющемся поле ввода). Для того чтобы она появилась, следует повторно нажать редактируемое поле ввода в ячейке.</text:p>
      <text:p text:style-name="Text_20_body">● Не поддерживается переход к главному окну приложения с помощью диалога Все окна. При попытке перейти к нему выводится предупреждение с текстом Не может быть выполнен переход к главному окну.</text:p>
      <text:p text:style-name="Text_20_body">● Рекомендуется для завершения работы с веб-клиентом пользоваться кнопкой закрытия в верхнем правом углу главного окна.</text:p>
      <text:p text:style-name="Text_20_body">● Не реализовано перетаскивание.</text:p>
      <text:p text:style-name="Text_20_body">● Не выполняется переход к главному окну при открытых вспомогательных окнах.</text:p>
      <text:p text:style-name="Text_20_body">● Не поддерживается печать.</text:p>
      <text:p text:style-name="Text_20_body">● Поле форматированного документа позволяет только просмотр документа (без возможности редактирования).</text:p>
      <text:p text:style-name="Text_20_body">● Панель состояния отображается таким же окном, как и окно оповещения пользователя.</text:p>
      <text:p text:style-name="Text_20_body">● Недоступен метод ПоместитьФайл().</text:p>
      <text:p text:style-name="Text_20_body">● Недоступно расширение работы с файлами, расширение работы с криптографией и внешние компоненты.</text:p>
      <text:p text:style-name="Text_20_body">Следующие методы объектов и глобального контекста не могут быть использованы в прикладном решении, работающем на iPad:</text:p>
      <text:p text:style-name="Text_20_body">● Глобальный контекст:</text:p>
      <text:p text:style-name="Text_20_body">● Вопрос(),</text:p>
      <text:p text:style-name="Text_20_body">● ОткрытьЗначение(),</text:p>
      <text:p text:style-name="Text_20_body">● ОткрытьФормуМодально(),</text:p>
      <text:p text:style-name="Text_20_body">● Предупреждение(),</text:p>
      <text:p text:style-name="Text_20_body">● ВвестиДату(),</text:p>
      <text:p text:style-name="Text_20_body">● ВвестиЗначение(),</text:p>
      <text:p text:style-name="Text_20_body">● ВвестиСтроку(),</text:p>
      <text:p text:style-name="Text_20_body"><text:soft-page-break/>● ВвестиЧисло().</text:p>
      <text:p text:style-name="Text_20_body">● Объект ДиалогВыбораШрифта:</text:p>
      <text:p text:style-name="Text_20_body">● Выбрать().</text:p>
      <text:p text:style-name="Text_20_body">● Объект ДиалогВыбораЦвета:</text:p>
      <text:p text:style-name="Text_20_body">● Выбрать().</text:p>
      <text:p text:style-name="Text_20_body">● Объект ДиалогРедактированияСтандартногоПериода:</text:p>
      <text:p text:style-name="Text_20_body">● Редактировать().</text:p>
      <text:p text:style-name="Text_20_body">● Объект КонструкторФорматнойСтроки:</text:p>
      <text:p text:style-name="Text_20_body">● ОткрытьМодально().</text:p>
      <text:p text:style-name="Text_20_body">● Объект ОбработкаРасшифровкиКомпоновкиДанных:</text:p>
      <text:p text:style-name="Text_20_body">● ВыбратьДействие().</text:p>
      <text:p text:style-name="Text_20_body">● Объект ДиалогРасписанияРегламентногоЗадания:</text:p>
      <text:p text:style-name="Text_20_body">● ОткрытьМодально().</text:p>
      <text:p text:style-name="Text_20_body">● Объект СписокЗначений:</text:p>
      <text:p text:style-name="Text_20_body">● ОтметитьЭлементы(),</text:p>
      <text:p text:style-name="Text_20_body">● ВыбратьЭлемент().</text:p>
      <text:p text:style-name="Text_20_body">● Объект УправляемаяФорма:</text:p>
      <text:p text:style-name="Text_20_body">● ВыбратьИзМеню(),</text:p>
      <text:p text:style-name="Text_20_body">● ВыбратьИзСписка(),</text:p>
      <text:p text:style-name="Text_20_body">● ОткрытьМодально().</text:p>
      <text:h text:style-name="Heading_20_2" text:outline-level="2"><text:bookmark text:name="_ref292461486"/><text:bookmark text:name="TI000001247"/><text:bookmark text:name="IssOgl1_7.6_Особенности_поведения_объектов_системы_с_включенным_режимом_разделения_данных"/>7.6. Особенности поведения объектов системы с включенным режимом разделения данных</text:h>
      <text:h text:style-name="Heading_20_3" text:outline-level="3"><text:bookmark text:name="_ref291613292"/><text:bookmark text:name="TI000001248"/><text:bookmark text:name="IssOgl2_7.6.1_Изменение_значений_разделителей"/>7.6.1. Изменение значений разделителей</text:h>
      <text:p text:style-name="Text_20_body">В процессе работы сеанса использование разделителей и значения разделителей могут быть изменены посредством изменения параметров сеанса. Значения параметров сеанса, на которые ссылается общий реквизит (см. <text:a xlink:type="simple" xlink:href="https://its.1c.ru/db/content/v8313doc/src/руководство%20разработчика/глава%2024.%20механизм%20разделения%20данных.htm?_=1542379434#_ref290560516" text:style-name="Internet_20_link" text:visited-style-name="Visited_20_Internet_20_Link">здесь</text:a>), могут быть изменены в произвольный момент времени в соответствии с ограничениями, наложенными на права пользователя, от лица которого производится попытка изменения параметров сеанса.</text:p>
      <text:p text:style-name="Text_20_body">Замена текущих значений разделителей позволяет, например, выполнять необходимые административные действия в случаях, когда требуется работа в разделенном режиме.</text:p>
      <text:p text:style-name="Text_20_body">Однако следует помнить, что если доступ к информационной базе выполняется посредством веб-сервера, то программное изменение значений объектов, связанных с механизмом разделения, может быть заблокировано с помощью файла default.vrd (подробнее см. <text:a xlink:type="simple" xlink:href="https://its.1c.ru/db/content/v8313doc/src/руководство%20разработчика/глава%2024.%20механизм%20разделения%20данных.htm?_=1542379434#_ref281578232" text:style-name="Internet_20_link" text:visited-style-name="Visited_20_Internet_20_Link">здесь</text:a>).</text:p>
      <text:p text:style-name="Text_20_body">«1С:Предприятие» не гарантирует логическую целостность данных приложения (не информационной базы) после изменения параметров сеанса, аналогично изменению параметров сеанса, влияющих на ограничения доступа (см. <text:a xlink:type="simple" xlink:href="https://its.1c.ru/db/content/v8313doc/src/руководство%20разработчика/глава%205.%20объекты%20конфигурации.htm?_=1542379434#_ref73775184" text:style-name="Internet_20_link" text:visited-style-name="Visited_20_Internet_20_Link">здесь</text:a>).</text:p>
      <text:p text:style-name="Text_20_body">Изменение из встроенного языка значения параметра сеанса, на который ссылается хотя бы один разделитель в режиме Независимо, приводит к следующим действиям:</text:p>
      <text:p text:style-name="Text_20_body"><text:soft-page-break/>● очищается кеш объектов;</text:p>
      <text:p text:style-name="Text_20_body">● удаляются повторно используемые значения (см. <text:a xlink:type="simple" xlink:href="https://its.1c.ru/db/content/v8313doc/src/руководство%20разработчика/глава%205.%20объекты%20конфигурации.htm?_=1542379434#_ref293398982" text:style-name="Internet_20_link" text:visited-style-name="Visited_20_Internet_20_Link">здесь</text:a>).</text:p>
      <text:p text:style-name="Text_20_body">После изменений значений и использования разделителей в сеансе рекомендуется вызвать метод ОбновитьИнтерфейс().</text:p>
      <text:h text:style-name="Heading_20_3" text:outline-level="3"><text:bookmark text:name="TI000001249"/><text:bookmark text:name="IssOgl2_7.6.2_Нумерация_объектов"/>7.6.2. Нумерация объектов</text:h>
      <text:p text:style-name="Text_20_body">Механизм нумерации работает в рамках каждой уникальной комбинации значений разделителей. Для такой комбинации работает автоматическая нумерация объектов и реализуется контроль уникальности.</text:p>
      <text:p text:style-name="Text_20_body">При определении номера используются значения разделителей, установленных в сеансе. В том случае, если разделитель не используется в сеансе, для этого разделителя используется значение, установленное у объекта информационной базы.</text:p>
      <text:h text:style-name="Heading_20_3" text:outline-level="3"><text:bookmark text:name="TI000001250"/><text:bookmark text:name="IssOgl2_7.6.3_Оперативная_отметка_времени"/>7.6.3. Оперативная отметка времени</text:h>
      <text:p text:style-name="Text_20_body">Оперативная отметка времени разделяется в рамках каждой уникальной комбинации независимых разделителей только в том случае, если не существует документов, для которых разрешено проведение в оперативном режиме и которые не входят в состав этих разделителей.</text:p>
      <text:p text:style-name="Text_20_body">Например, в прикладном решении существует два независимых разделителя: Абонент и Организация, а также три документа (с разрешенным проведением в оперативном режиме) ПриходнаяНакладная, РасходнаяНакладная и Перемещение. В состав разделителя Организация входят документы ПриходнаяНакладная и Перемещение, а в состав разделителя Абонент входят все документы. Разделение оперативной отметки времени будет выполняться только для разделителя Абонент, т. к. для разделителя Организация существуют документы, которые им не разделены (документ РаходнаяНакладная)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office:value-type="string">
            <text:p text:style-name="P1"/>
          </table:table-cell>
          <table:table-cell office:value-type="string">
            <text:p text:style-name="P2">Абонент</text:p>
          </table:table-cell>
          <table:table-cell office:value-type="string">
            <text:p text:style-name="P2">Организация</text:p>
          </table:table-cell>
        </table:table-row>
        <table:table-row>
          <table:table-cell office:value-type="string">
            <text:p text:style-name="P2">ПриходнаяНакладная</text:p>
          </table:table-cell>
          <table:table-cell office:value-type="string">
            <text:p text:style-name="P2">Входит</text:p>
          </table:table-cell>
          <table:table-cell office:value-type="string">
            <text:p text:style-name="P2">Входит</text:p>
          </table:table-cell>
        </table:table-row>
        <table:table-row>
          <table:table-cell office:value-type="string">
            <text:p text:style-name="P2">РасходнаяНакладная</text:p>
          </table:table-cell>
          <table:table-cell office:value-type="string">
            <text:p text:style-name="P2">Входит</text:p>
          </table:table-cell>
          <table:table-cell office:value-type="string">
            <text:p text:style-name="P2">Не входит</text:p>
          </table:table-cell>
        </table:table-row>
        <table:table-row>
          <table:table-cell office:value-type="string">
            <text:p text:style-name="P2">Перемещение</text:p>
          </table:table-cell>
          <table:table-cell office:value-type="string">
            <text:p text:style-name="P2">Входит</text:p>
          </table:table-cell>
          <table:table-cell office:value-type="string">
            <text:p text:style-name="P2">Входит</text:p>
          </table:table-cell>
        </table:table-row>
        <table:table-row>
          <table:table-cell office:value-type="string">
            <text:p text:style-name="P2">Разделение оперативной отметки</text:p>
          </table:table-cell>
          <table:table-cell office:value-type="string">
            <text:p text:style-name="P2">Разделяется</text:p>
          </table:table-cell>
          <table:table-cell office:value-type="string">
            <text:p text:style-name="P2">Не разделяется</text:p>
          </table:table-cell>
        </table:table-row>
      </table:table>
      <text:h text:style-name="Heading_20_3" text:outline-level="3"><text:bookmark text:name="_ref346789134"/><text:bookmark text:name="_ref346789133"/><text:bookmark text:name="_ref346726459"/><text:bookmark text:name="_ref322967861"/><text:bookmark text:name="TI000001251"/><text:bookmark text:name="IssOgl2_7.6.4_Предопределенные_данные"/>7.6.4. Предопределенные данные</text:h>
      <text:p text:style-name="Text_20_body">Предопределенные данные можно использовать для объектов, входящих в состав любых разделителей.</text:p>
      <text:p text:style-name="Text_20_body">Создание предопределенных данных при первом обращении к таблице объекта будет выполнено только в том случае, если в сеансе используются все разделители (в том числе разделители в режиме Независимо и совместно), в состав которых входит объект, содержащий предопределенные данные.</text:p>
      <text:p text:style-name="Text_20_body">Для создания предопределенных данных в новой области данных можно воспользоваться методом ИнициализироватьПредопределенныеДанные(). В зависимости от того, как в сеансе используются разделители, в состав которых входит объект конфигурации, можно выделить следующие варианты:</text:p>
      <text:p text:style-name="Text_20_body">1. В сеансе используются все разделители, в состав которых входит объект конфигурации ‑ предопределенные элементы будут созданы.</text:p>
      <text:p text:style-name="Text_20_body">2. В сеансе не используются все разделители, в состав которых входит объект конфигурации ‑ предопределенные элементы не будут созданы и объект конфигурации будет пропущен.</text:p>
      <text:p text:style-name="Text_20_body"><text:soft-page-break/>Уникальные идентификаторы элементов данных, связанных с предопределенными данными, не совпадают для данных, расположенных в разных областях. Другими словами, если в справочнике Товары есть предопределенный элемент П1, и есть две области: с кодами 165 и 567, то уникальный идентификатор элемента данных, связанный с элементом П1 в области 165, не будет равен уникальному идентификатору элемента данных, связанному с элементом П1 в области 567.</text:p>
      <text:p text:style-name="Text_20_body">В распределенной и разделенной информационной базе изменения предопределенных элементов регистрируются следующим образом:</text:p>
      <text:p text:style-name="Text_20_body">● Если план обмена и объект конфигурации, для которого выполняется регистрация изменения предопределенных данных, входят в состав одного разделителя, то регистрируются изменения только тех предопределенных элементов, у которых значение разделителя совпадает со значением этого же разделителя узла плана обмена. Таким образом, не регистрируются изменения предопределенных элементов, если в планах обмена нет узлов, у которых значение разделителя совпадает со значением разделителя предопределенного элемента. Не выполняется регистрация в узлах, у которых значение разделителя отличается от значения разделителя предопределенного элемента.</text:p>
      <text:p text:style-name="Text_20_body">● Если план обмена и объект метаданных не имеют общих разделителей, то выполняется регистрация всех предопределенных элементов во всех узлах этого плана обмена.</text:p>
      <text:p text:style-name="Text_20_body">● Никогда не выполняется регистрация изменений для узла ЭтотУзел.</text:p>
      <text:h text:style-name="Heading_20_3" text:outline-level="3"><text:bookmark text:name="TI000001252"/><text:bookmark text:name="IssOgl2_7.6.5_Права_доступа"/>7.6.5. Права доступа</text:h>
      <text:p text:style-name="Text_20_body">Административные действия, которые выполняются в целом над информационной базой и над конкретной областью данных, регулируются разными правами.</text:p>
      <text:p text:style-name="Text_20_body">● Администрирование ‑ данное право регулирует административные действия над всей информационной базой и редактирование списка пользователей.</text:p>
      <text:p text:style-name="Text_20_body">● Администрирование данных ‑ данное право регулирует административные действия над данными. К этим действиям относятся:</text:p>
      <text:p text:style-name="Text_20_body">● просмотр записей журнала регистрации и получение значений отбора без ограничений;</text:p>
      <text:p text:style-name="Text_20_body">● установка часового пояса информационной базы (области данных) ‑ вызов метода УстановитьЧасовойПоясИнформационнойБазы();</text:p>
      <text:p text:style-name="Text_20_body">● создание начального образа подчиненного узла распределенной информационной базы (вызов метода СоздатьНачальныйОбраз());</text:p>
      <text:p text:style-name="Text_20_body">● обновление нумерации объектов (вызов метода ОбновитьНумерациюОбъектов());</text:p>
      <text:p text:style-name="Text_20_body">● выполнение методов объекта СтандартноеХранилищеНастроекМенеджер в тех случаях, если выполняется работа с настройками пользователя, отличными от текущего.</text:p>
      <text:p text:style-name="Text_20_body">Примечание. Право Администрирование требует наличия права Администрирование данных. Проверка на наличие в списке пользователей информационной базы пользователя с правом Администрирование учитывает только пользователей, в которых не задан ни один разделитель.</text:p>
      <text:p text:style-name="Text_20_body">Для общих реквизитов, для которых включено разделение данных, права по умолчанию не устанавливаются, даже если в форме редактирования роли установлен флажок Устанавливать права для реквизитов и табличных частей по умолчанию.</text:p>
      <text:h text:style-name="Heading_20_3" text:outline-level="3"><text:bookmark text:name="TI000001253"/><text:bookmark text:name="IssOgl2_7.6.6_Пользователи"/>7.6.6. Пользователи</text:h>
      <text:p text:style-name="Text_20_body">При создании пользователя информационной базы (объект ПользовательИнформационнойБазы) имеется возможность указать значения разделителя для этого пользователя.</text:p>
      <text:p text:style-name="Text_20_body"><text:soft-page-break/>Для этого служит свойство РазделениеДанных объекта ПользовательИнформационнойБазы. В данном свойстве хранится структура, в которой:</text:p>
      <text:p text:style-name="Text_20_body">● Ключ элемента структуры содержит имя разделителя (как оно задано в конфигураторе).</text:p>
      <text:p text:style-name="Text_20_body">● Значение элемента структуры содержит строковое представление значения разделителя. Подробнее о формировании строкового представления значения разделителя см. <text:a xlink:type="simple" xlink:href="https://its.1c.ru/db/content/v8313doc/src/руководство%20разработчика/глава%2024.%20механизм%20разделения%20данных.htm?_=1542379434#_ref283800118" text:style-name="Internet_20_link" text:visited-style-name="Visited_20_Internet_20_Link">здесь</text:a>.</text:p>
      <text:p text:style-name="Text_20_body">Если в структуре присутствует запись с именем какого-либо разделителя, значит, для пользователя значение этого разделителя задано.</text:p>
      <text:p text:style-name="Text_20_body">Значение свойства РазделениеДанных определяет:</text:p>
      <text:p text:style-name="Text_20_body">● пространство уникальности имен пользователей, если разделитель разделяет аутентификацию (см. <text:a xlink:type="simple" xlink:href="https://its.1c.ru/db/content/v8313doc/src/руководство%20разработчика/глава%2024.%20механизм%20разделения%20данных.htm?_=1542379434#_ref283800394" text:style-name="Internet_20_link" text:visited-style-name="Visited_20_Internet_20_Link">здесь</text:a>);</text:p>
      <text:p text:style-name="Text_20_body">● разделение списка пользователей, если разделитель разделяет пользователей (см. <text:a xlink:type="simple" xlink:href="https://its.1c.ru/db/content/v8313doc/src/руководство%20разработчика/глава%2024.%20механизм%20разделения%20данных.htm?_=1542379434#_ref282618794" text:style-name="Internet_20_link" text:visited-style-name="Visited_20_Internet_20_Link">здесь</text:a>);</text:p>
      <text:p text:style-name="Text_20_body">● начальную установку значений разделителей сеанса пользователя для любого разделителя, определенного в конфигурации (см. <text:a xlink:type="simple" xlink:href="https://its.1c.ru/db/content/v8313doc/src/руководство%20разработчика/глава%2024.%20механизм%20разделения%20данных.htm?_=1542379434#_ref283800467" text:style-name="Internet_20_link" text:visited-style-name="Visited_20_Internet_20_Link">здесь</text:a>).</text:p>
      <text:h text:style-name="Heading_20_3" text:outline-level="3"><text:bookmark text:name="_ref287015827"/><text:bookmark text:name="_ref371502783"/><text:bookmark text:name="_ref371502782"/><text:bookmark text:name="TI000001254"/><text:bookmark text:name="IssOgl2_7.6.7_Планы_обмена"/>7.6.7. Планы обмена</text:h>
      <text:p text:style-name="Text_20_body">Любой разделитель, в состав которого входит план обмена, с точки зрения плана обмена считается находящимся в режиме Независимо и совместно. При этом обеспечивается уникальность ссылок элементов плана обмена, в том числе и для тех элементов, которые описывают предопределенные узлы в каждой области данных (метод ЭтотУзел() менеджера плана обмена).</text:p>
      <text:p text:style-name="Text_20_body">Поведение системы при регистрации изменений зависит от следующих факторов:</text:p>
      <text:p text:style-name="Text_20_body">● разделен или нет план обмена;</text:p>
      <text:p text:style-name="Text_20_body">● разделен или нет регистрируемый объект всеми разделителями плана обмена;</text:p>
      <text:p text:style-name="Text_20_body">● используется или нет в текущем сеансе хотя бы один разделитель, в состав которого входит план обмена.</text:p>
      <text:p text:style-name="Text_20_body">Описание того, как будет выполняться автоматическая регистрация изменений в зависимости от вышеуказанных факторов, приведено в таблице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3">План обмена</text:p>
            </table:table-cell>
            <table:table-cell table:style-name="Таблица2.A1" office:value-type="string">
              <text:p text:style-name="P3">Объект метаданных разделен всеми разделителями плана обмена</text:p>
            </table:table-cell>
            <table:table-cell table:style-name="Таблица2.A1" office:value-type="string">
              <text:p text:style-name="P3">Используется хотя бы один разделитель плана обмена</text:p>
            </table:table-cell>
            <table:table-cell table:style-name="Таблица2.A1" office:value-type="string">
              <text:p text:style-name="P3">Автоматическая<text:line-break/>регистрация</text:p>
            </table:table-cell>
          </table:table-row>
        </table:table-header-rows>
        <table:table-row>
          <table:table-cell office:value-type="string">
            <text:p text:style-name="P2">Не разделен</text:p>
          </table:table-cell>
          <table:table-cell office:value-type="string">
            <text:p text:style-name="P2">–</text:p>
          </table:table-cell>
          <table:table-cell office:value-type="string">
            <text:p text:style-name="P2">–</text:p>
          </table:table-cell>
          <table:table-cell office:value-type="string">
            <text:p text:style-name="P2">Все узлы</text:p>
          </table:table-cell>
        </table:table-row>
        <table:table-row>
          <table:table-cell office:value-type="string">
            <text:p text:style-name="P2">Разделен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Все узлы</text:p>
          </table:table-cell>
        </table:table-row>
        <table:table-row>
          <table:table-cell office:value-type="string">
            <text:p text:style-name="P2">Разделен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Да</text:p>
          </table:table-cell>
          <table:table-cell office:value-type="string">
            <text:p text:style-name="P2">1</text:p>
          </table:table-cell>
        </table:table-row>
        <table:table-row>
          <table:table-cell office:value-type="string">
            <text:p text:style-name="P2">Разделен</text:p>
          </table:table-cell>
          <table:table-cell office:value-type="string">
            <text:p text:style-name="P2">Да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2</text:p>
          </table:table-cell>
        </table:table-row>
        <table:table-row>
          <table:table-cell office:value-type="string">
            <text:p text:style-name="P2">Разделен</text:p>
          </table:table-cell>
          <table:table-cell office:value-type="string">
            <text:p text:style-name="P2">Да</text:p>
          </table:table-cell>
          <table:table-cell office:value-type="string">
            <text:p text:style-name="P2">Да</text:p>
          </table:table-cell>
          <table:table-cell office:value-type="string">
            <text:p text:style-name="P2">2</text:p>
          </table:table-cell>
        </table:table-row>
      </table:table>
      <text:p text:style-name="Text_20_body">В приведенной таблице:</text:p>
      <text:p text:style-name="Text_20_body">1. Вызывается исключение при выполнении автоматического заполнения списка узлов получателя. Если план обмена входит в состав хотя бы одного разделителя, в состав которого не входит объект метаданных с включенной авторегистрацией в этом плане обмена, то при обновлении конфигурации базы данных будет выдано предупреждение о том, что объект конфигурации не входит в состав разделителя плана обмена.</text:p>
      <text:p text:style-name="Text_20_body">2. При автоматическом заполнении списка узлов получателей используется область данных, которая определяется набором разделителей, каждый из которых разделяет и план обмена, и объект метаданных. При <text:soft-page-break/>этом если используются не все разделители, в состав которых входит и план обмена, и объект, для которого выполняется регистрация изменений, то для недостающих разделителей используются значения разделителей из этого объекта. Если при регистрации изменений обнаруживается, что изменены значения разделителей, то:</text:p>
      <text:p text:style-name="Text_20_body">● Для узлов плана обмена области данных, определяемых «старой» комбинацией значений разделителей, регистрируется удаление объекта данных.</text:p>
      <text:p text:style-name="Text_20_body">● Для узлов плана обмена области данных, определяемых «новой» комбинацией значений разделителей, регистрируется изменение объекта данных.</text:p>
      <text:p text:style-name="Text_20_body">Изменение конфигурации регистрируется для всех узлов всех планов обмена вне зависимости от разделения этих планов обмена каким-либо разделителем (только для планов обмена с установленным флажком Распределенная информационная база).</text:p>
      <text:p text:style-name="Text_20_body">При записи узла плана обмена выполняется проверка, что в области данных, описанной значениями всех разделителей, в состав которых входит записываемый объект, должен существовать ровно один элемент плана обмена, для которого значение свойства ЭтотУзел установлено в значение Истина. Если условие не выполняется ‑ генерируется исключение. Если запись выполняется в режиме загрузки данных (свойство ОбменДанными.Загрузка установлено в значение Истина), то проверка не выполняется.</text:p>
      <text:h text:style-name="Heading_20_3" text:outline-level="3"><text:bookmark text:name="TI000001255"/><text:bookmark text:name="IssOgl2_7.6.8_Функциональные_опции"/>7.6.8. Функциональные опции</text:h>
      <text:p text:style-name="Text_20_body">В случае если объект конфигурации, использующийся для хранения значения функциональной опции, входит в состав разделителей, то получение значения функциональной опции будет выполняться следующим образом:</text:p>
      <text:p text:style-name="Text_20_body">● Если не установлен хотя бы один независимый разделитель, который разделяет объект конфигурации, использующийся для хранения значения функциональной опции, то значение функциональной опции, хранимой в реквизите типа Булево, будет равно значению Истина, а для реквизитов других типов будет вызвано исключение.</text:p>
      <text:p text:style-name="Text_20_body">● Если используются все независимые разделители и не используется хотя бы один разделитель с установленным режимом разделения Независимо и совместно, то значение функциональной опции, хранимой в реквизите типа Булево, будет определяться сложением «по ИЛИ» всех значений с незаданными значениями разделителя, а для реквизитов других типов будет вызвано исключение.</text:p>
      <text:p text:style-name="Text_20_body">● Анализируется использование только тех разделителей, в состав которых входит объект конфигурации, в котором хранится значение функциональной опции.</text:p>
      <text:h text:style-name="Heading_20_3" text:outline-level="3"><text:bookmark text:name="_ref337210769"/><text:bookmark text:name="_ref337210768"/><text:bookmark text:name="_ref441248764"/><text:bookmark text:name="_ref441248763"/><text:bookmark text:name="TI000001256"/><text:bookmark text:name="IssOgl2_7.6.9_Регламентные_задания"/>7.6.9. Регламентные задания</text:h>
      <text:p text:style-name="Text_20_body">Регламентное задание может входить в состав разделителя.</text:p>
      <text:p text:style-name="Text_20_body">Запуск регламентного задания выполняется со значениями разделителей, которые заданы для этого задания с помощью свойства РазделениеДанных объекта РегламентноеЗадание. С помощью этого свойства также можно получить набор разделителей, соответствующих сеансу, в котором запускается регламентное задание (доступны только значения разделителей, находящихся в режиме Независимо и совместно, см. <text:a xlink:type="simple" xlink:href="https://its.1c.ru/db/content/v8313doc/src/руководство%20разработчика/глава%2024.%20механизм%20разделения%20данных.htm?_=1542379434#_ref283132058" text:style-name="Internet_20_link" text:visited-style-name="Visited_20_Internet_20_Link">здесь</text:a>).</text:p>
      <text:p text:style-name="Text_20_body">Для объекта РегламентноеЗадание возможно изменение значений свойства РазделениеДанных по общим правилам, кроме предопределенных регламентных заданий, для которых изменение свойства РазделениеДанных невозможно. Регламентное задание может быть изменено из сеанса, в котором используются только разделители, разделяющие это регламентное задание.</text:p>
      <text:p text:style-name="Text_20_body">При получении регламентных заданий (по уникальному идентификатору или списка регламентных заданий) выполняется неявная установка отбора по разделителям в соответствии со значениями разделителей, <text:soft-page-break/>установленных в текущем сеансе. В зависимости от режима разделителя будет доступен разный набор регламентных заданий:</text:p>
      <text:p text:style-name="Text_20_body">● Разделитель в режиме Независимо.</text:p>
      <text:p text:style-name="Text_20_body">● Разделитель используется ‑ доступны только регламентные задания, для которых значения разделителей совпадают со значениями разделителей в текущем сеансе.</text:p>
      <text:p text:style-name="Text_20_body">● Разделитель не используется ‑ нет доступных регламентных заданий.</text:p>
      <text:p text:style-name="Text_20_body">● Разделитель в режиме Независимо и совместно:</text:p>
      <text:p text:style-name="Text_20_body">● Разделитель используется ‑ доступны только регламентные задания, для которых значения разделителей совпадают со значениями разделителей в текущем сеансе.</text:p>
      <text:p text:style-name="Text_20_body">● Разделитель не используется ‑ доступны регламентные задания с произвольным значением этого разделителя, а также задания, не разделенные этим разделителем.</text:p>
      <text:p text:style-name="Text_20_body">Если регламентное задание отмечено в конфигураторе как предопределенное, то при первом входе в режиме 1С:Предприятие с новой комбинацией разделителей происходит создание списка регламентных заданий с текущей комбинацией значений разделителей и их использования. Если при этом в сеансе разделитель не используется, а регламентное задание входит в состав такого разделителя, то в соответствующее свойство регламентного задания будет записано значение по умолчанию для типа разделителя и включено использование.</text:p>
      <text:p text:style-name="Text_20_body">Совет. Не рекомендуется создавать разделенные регламентные задания, которые выполняются достаточно часто при большом количестве областей данных. Рекомендуется создавать неразделенное регламентное задание, которое будет само обрабатывать разные значения разделителей.</text:p>
      <text:p text:style-name="Text_20_body">Стоит учитывать, что на разделенные регламентные задания действуют более жесткие ограничения записи по сравнению с другими объектами, т. к. регламентное задание это не просто запись в базы данных, но и порождение какого-либо действия.</text:p>
      <text:p text:style-name="Text_20_body">Сеанс, работающий с определенной комбинацией разделителей, не должен иметь возможность инициировать какое-либо действие в недоступных ему областях. В связи с этим, если в сеансе значение разделителя установлено, а регламентное задание этим разделителем не разделяется, то запись такого регламентного задания в этом сеансе запрещена, так как это позволит выполнить код со значением разделителя, отличным от значения разделителям в текущем сеансе.</text:p>
      <text:h text:style-name="Heading_20_3" text:outline-level="3"><text:bookmark text:name="_ref405379745"/><text:bookmark text:name="_ref405379744"/><text:bookmark text:name="TI000001257"/><text:bookmark text:name="IssOgl2_7.6.10_Фоновые_задания"/>7.6.10. Фоновые задания</text:h>
      <text:p text:style-name="Text_20_body">Запуск фонового задания выполняется со значениями разделителей, соответствующих сеансу, из которого выполняется запуск фонового задания. Во время работы фонового задания (или после его завершения) значения разделителей можно получить с помощью свойства РазделениеДанных объекта ФоновоеЗадание (доступны только значения разделителей, находящихся в режиме Независимо и совместно, см. <text:a xlink:type="simple" xlink:href="https://its.1c.ru/db/content/v8313doc/src/руководство%20разработчика/глава%2024.%20механизм%20разделения%20данных.htm?_=1542379434#_ref283132058" text:style-name="Internet_20_link" text:visited-style-name="Visited_20_Internet_20_Link">здесь</text:a>). Уникальность ключа фонового задания проверяется в разрезе уникального набора значений разделителей. Таким образом, в каждой уникальной области данных может существовать одно фоновое задание с определенным ключом.</text:p>
      <text:p text:style-name="Text_20_body">Для разделителя, находящегося в режиме Независимо и совместно, может существовать только одно фоновое задание с определенным ключом для неустановленного и конкретного значения такого общего реквизита. Таким образом, если запущено фоновое задание с установленным значением такого разделителя, то его наличие не позволит запустить фоновое задание в сеансе, для которого значение разделителя не используется. Верно и обратное: запущенное фоновое задание в сеансе с неиспользуемым разделителем не позволит запустить фоновое задание в сеансе с установленным значением этого разделителя.</text:p>
      <text:p text:style-name="Text_20_body"><text:soft-page-break/>Для независимого разделителя неиспользуемый реквизит, с точки зрения механизма контроля уникальности, используется как отдельное значение, наряду с конкретными значениями используемого разделителя. Фоновое задание с одинаковым значением ключа, можно будет запустить одновременно и в сеансе, где разделитель используется (и установлен в какое-либо значение), и в сеансе, где разделитель не используется.</text:p>
      <text:p text:style-name="Text_20_body">При получении фоновых заданий (по уникальному идентификатору или списка фоновых заданий) выполняется неявная установка отбора по разделителям в соответствии со значениями разделителей, установленных в текущем сеансе. В зависимости от типа разделителя будет доступен разный набор фоновых заданий:</text:p>
      <text:p text:style-name="Text_20_body">● Разделитель в режиме Независимо: доступны только фоновые задания, запущенные из сеансов с таким же использованием и значениями разделителей, что и для текущего сеанса.</text:p>
      <text:p text:style-name="Text_20_body">● Разделитель в режиме Независимо и совместно: доступны только фоновые задания, запущенные из сеансов с такими же значениями разделителей, используемых в текущем сеансе. Неиспользуемые разделители не учитываются.</text:p>
      <text:h text:style-name="Heading_20_3" text:outline-level="3"><text:bookmark text:name="TI000001258"/><text:bookmark text:name="IssOgl2_7.6.11_Web-сервисы"/>7.6.11. Web-сервисы</text:h>
      <text:p text:style-name="Text_20_body">При вызове Web-сервиса значения разделителей могут быть указаны так же, как и для веб-клиента (см. <text:a xlink:type="simple" xlink:href="https://its.1c.ru/db/content/v8313doc/src/руководство%20разработчика/глава%2024.%20механизм%20разделения%20данных.htm?_=1542379434#_ref283221546" text:style-name="Internet_20_link" text:visited-style-name="Visited_20_Internet_20_Link">здесь</text:a>).</text:p>
      <text:h text:style-name="Heading_20_3" text:outline-level="3"><text:bookmark text:name="_ref338082853"/><text:bookmark text:name="_ref338082852"/><text:bookmark text:name="_ref512688363"/><text:bookmark text:name="_ref512688362"/><text:bookmark text:name="TI000001259"/><text:bookmark text:name="IssOgl2_7.6.12_Константы"/>7.6.12. Константы</text:h>
      <text:p text:style-name="Text_20_body">В случае, если в сеансе используются все разделители, в состав которых входят константы, то в языке запросов можно обращаться к константам посредством таблицы Константы (аналогично «1С:Предприятию» версии 8.2.13 и младше).</text:p>
      <text:p text:style-name="Text_20_body">Поля, соответствующие разделителям, находящимся в режиме Независимо и совместно, существуют у объекта КонстантаМенеджерЗначения, КонстантаКлючЗначения и таблицы Константа.</text:p>
      <text:h text:style-name="Heading_20_3" text:outline-level="3"><text:bookmark text:name="TI000001260"/><text:bookmark text:name="IssOgl2_7.6.13_Регистры"/>7.6.13. Регистры</text:h>
      <text:p text:style-name="Text_20_body">Разделитель, находящийся в режиме Независимо и совместно, выступает в регистре в качестве измерения, логически предшествующего измерениям, заданным прикладным разработчиком.</text:p>
      <text:p text:style-name="Text_20_body">В одном наборе записей могут находиться только записи с одинаковым набором значений разделителей.</text:p>
      <text:h text:style-name="Heading_20_4" text:outline-level="4"><text:bookmark text:name="_ref335813096"/><text:bookmark text:name="TI000001261"/><text:bookmark text:name="IssOgl3_7.6.13.1_Регистры_сведений"/>7.6.13.1. Регистры сведений</text:h>
      <text:p text:style-name="Text_20_body">Разделители входят в состав основного отбора регистра сведений.</text:p>
      <text:p text:style-name="Text_20_body">В свойство Отбор набора записей регистра сведений могут быть добавлены элементы отбора, соответствующие разделителям, в состав которых входит регистр сведений.</text:p>
      <text:p text:style-name="Text_20_body">Проверка уникальности записи выполняется в рамках области данных, соответствующей текущей уникальной комбинации значений разделителей.</text:p>
      <text:p text:style-name="Text_20_body">При вызове метода Прочитать() набора записей следует помнить о следующих особенностях:</text:p>
      <text:p text:style-name="Text_20_body">● Можно не устанавливаться значения разделителей в отборе набора записей, если в текущем сеансе используются все разделители, в состав которых входит регистр;</text:p>
      <text:p text:style-name="Text_20_body">● Если в качестве значений разделителей в отборе набора записей будут установлены значения, не совпадающие со значениями, указанными для текущего сеанса, результатом выполнения метода будет пустой набор записей;</text:p>
      <text:p text:style-name="Text_20_body">● Если в отборе набора записей не будут установлены значения для разделителей, которые не используются в текущем сеансе, результатом выполнения метода будет набор записей без отбора по значениям этих разделителей.</text:p>
      <text:p text:style-name="Text_20_body"><text:soft-page-break/>При вызове метода Прочитать() менеджера записи следует помнить о следующих особенностях:</text:p>
      <text:p text:style-name="Text_20_body">● Можно не устанавливаться значения разделителей в менеджере записи, если в текущем сеансе используются все разделители, в состав которых входит регистр;</text:p>
      <text:p text:style-name="Text_20_body">● Если в качестве значений разделителей в менеджере записи будут установлены значения, не совпадающие со значениями, указанными для текущего сеанса, результатом выполнения метода будет пустая запись;</text:p>
      <text:p text:style-name="Text_20_body">● Если в менеджере записи не будут установлены значения для разделителей, которые не используются в текущем сеансе, результатом выполнения метода будет пустая запись.</text:p>
      <text:p text:style-name="Text_20_body">При вызове методов менеджера регистра Выбрать(), Получить(), ПолучитьПервое(), ПолучитьПоследнее(), СрезПервых() и СрезПоследних() нужно учитывать следующие особенности:</text:p>
      <text:p text:style-name="Text_20_body">● Если в параметре вызова этих методов Отбор указано значение для разделителя, используемого в сеансе, то это значение должно совпадать со значением разделителя. В противном случае будет вызвано исключение.</text:p>
      <text:p text:style-name="Text_20_body">● При вызове метода Получить() в параметре Отбор должны быть указаны значения для всех разделителей, которые не используются в текущем сеансе.</text:p>
      <text:h text:style-name="Heading_20_4" text:outline-level="4"><text:bookmark text:name="_ref325450240"/><text:bookmark text:name="TI000001262"/><text:bookmark text:name="IssOgl3_7.6.13.2_Регистры_накопления_и_бухгалтерии"/>7.6.13.2. Регистры накопления и бухгалтерии</text:h>
      <text:p text:style-name="Text_20_body">Параметры регистров (признак разделения итогов, признак использования итогов и т. д.) являются разделяемыми и хранятся для каждой области данных. Получение и установку настройки итогов можно выполнять только для сеанса, в котором используются все значения разделителей, в состав которых входит регистр. При удалении разделителей или модификации их типов, во время обновления конфигурации базы данных, в таблицах параметров регистров происходит объединение записей по новым комбинациям установленных разделителей.</text:p>
      <text:p text:style-name="Text_20_body">Операцию пересчета итогов (методы ПересчитатьИтоги() и ПересчитатьИтогиЗаПериод()) и текущих итогов (метод ПересчитатьТекущиеИтоги()) можно выполнять при любом состоянии использования разделителей, в состав которых входит соответствующий регистр. Пересчет итогов будет выполняться в пределах области данных, определенной текущими значениями используемых разделителей.</text:p>
      <text:h text:style-name="Heading_20_5" text:outline-level="5"><text:bookmark text:name="TI000001263"/><text:bookmark text:name="IssOgl4_7.6.13.2.1_Регистр_бухгалтерии"/>7.6.13.2.1. Регистр бухгалтерии</text:h>
      <text:p text:style-name="Text_20_body">При редактировании регистров бухгалтерии и планов счетов нужно помнить о следующих особенностях:</text:p>
      <text:p text:style-name="Text_20_body">● Состав независимых разделителей, в состав которых входит план счетов и связанный с ним регистр бухгалтерии, должен быть идентичным.</text:p>
      <text:p text:style-name="Text_20_body">● Регистр бухгалтерии должен входить в состав всех разделителей, находящихся в режиме Независимо и совместно, в которые входит план счетов, связанный с данным регистром.</text:p>
      <text:p text:style-name="Text_20_body">При записи элемента плана счетов, если были изменены настройки учета, влияющие на движения регистров бухгалтерии, проверяется, что в сеансе не используются разделители регистра бухгалтерии в режиме Независимо и совместно, которых нет в плане счетов.</text:p>
      <text:p text:style-name="Text_20_body">При записи набора записей регистра бухгалтерии проверяется, что все счета, использованные в наборе записей, имеют значения разделителей, идентичные значениям разделителей в записях набора записей.</text:p>
      <text:h text:style-name="Heading_20_5" text:outline-level="5"><text:bookmark text:name="TI000001264"/><text:bookmark text:name="IssOgl4_7.6.13.2.2_Агрегаты_регистра_накопления"/>7.6.13.2.2. Агрегаты регистра накопления</text:h>
      <text:p text:style-name="Text_20_body">Настройки агрегатов являются разделяемыми и хранятся для каждой области данных.</text:p>
      <text:p text:style-name="Text_20_body">При работе с агрегатами необходимо помнить следующие особенности:</text:p>
      <text:p text:style-name="Text_20_body">● Следующие методы можно вызывать только в таком сеансе, в котором используются все разделители, включающие регистр:</text:p>
      <text:p text:style-name="Text_20_body">● ПолучитьРежимАгрегатов(),</text:p>
      <text:p text:style-name="Text_20_body"><text:soft-page-break/>● ПолучитьИспользованиеАгрегатов(),</text:p>
      <text:p text:style-name="Text_20_body">● ПолучитьАгрегаты(),</text:p>
      <text:p text:style-name="Text_20_body">● УстановитьРежимАгрегатов(),</text:p>
      <text:p text:style-name="Text_20_body">● УстановитьИспользованиеАгрегатов().</text:p>
      <text:p text:style-name="Text_20_body">● Следующие методы можно вызывать в любом случае:</text:p>
      <text:p text:style-name="Text_20_body">● ОпределитьОптимальныеАгрегаты(). Выполняется над данными области, определенной значениями используемых разделителей.</text:p>
      <text:p text:style-name="Text_20_body">● ПерестроитьИспользованиеАгрегатов(). Если в сеансе используются все разделители, в состав которых входит регистр, то метод выполняется только для определенной области данных. В противном случае устанавливает одинаковые настройки (состав и периодичность) использования агрегатов для используемых разделителей и всех комбинаций значений неиспользуемых разделителей.</text:p>
      <text:p text:style-name="Text_20_body">● ОбновитьАгрегаты(), ОчиститьАгрегаты(), АгрегатыЗаполнены(). Если в сеансе используются все разделители, в состав которых входит регистр, методы выполняются только для определенной области, в противном случае ‑ для каждой области данных в рамках значений используемых разделителей.</text:p>
      <text:p text:style-name="Text_20_body">Если разделитель находится в режиме Независимо и совместно и в сеансе этот разделитель не используется, то существует возможность использования агрегатов, кроме следующих случаев:</text:p>
      <text:p text:style-name="Text_20_body">● Если для некоторых значений разделителя включен режим итогов.</text:p>
      <text:p text:style-name="Text_20_body">● Если для некоторых значений разделителя выключено использование агрегатов.</text:p>
      <text:p text:style-name="Text_20_body">● Если для разных значений разделителя выбрана разная минимальная периодичность используемых агрегатов. Если метод ПерестроитьИспользованиеАгрегатов() вызывался в неразделенном режиме, то минимальная периодичность используемых агрегатов будет одинаковой.</text:p>
      <text:p text:style-name="Text_20_body">● Если для разных значений разделителей наборы используемых агрегатов для разных значений разделителей не пересекаются. Если метод ПерестроитьИспользованиеАгрегатов() вызывался в случае, когда разделители не используются, то наборы используемых агрегатов будут одинаковыми.</text:p>
      <text:p text:style-name="Text_20_body">● Для запросов в транзакции ‑ если для некоторых значений разделителей процесс обновления агрегатов не завершен и находится на этапе переноса данных в агрегат из буфера.</text:p>
      <text:h text:style-name="Heading_20_4" text:outline-level="4"><text:bookmark text:name="TI000001265"/><text:bookmark text:name="IssOgl3_7.6.13.3_Регистры_расчета"/>7.6.13.3. Регистры расчета</text:h>
      <text:p text:style-name="Text_20_body">При получении виртуальной таблицы данных графика сопоставление записей регистра расчета и записей регистра сведений графика работы выполняется не только по реквизитам регистра расчета с заполненным свойством Связь с графиком, но и по разделителям в режиме Независимо и совместно, являющимся общими для регистра сведений графика и регистра расчета.</text:p>
      <text:p text:style-name="Text_20_body">При получении виртуальной таблицы базовых данных сопоставление записей регистров расчета выполняется не только по полям, переданным как параметры виртуальной таблицы, но и по разделителям в режиме Независимо и совместно, которые являются общими для регистра сведений графика и регистра расчета.</text:p>
      <text:p text:style-name="Text_20_body">При расчете фактического периода действия разделение периода действия между вытесняющими видами расчетов выполняется с учетом совпадения значений разделителей (в режиме Независимо и совместно).</text:p>
      <text:p text:style-name="Text_20_body">Также нужно помнить о следующих особенностях:</text:p>
      <text:p text:style-name="Text_20_body">● при записи набора записей регистра расчета не контролируется совпадение значений разделителей (в режиме Независимо и совместно) в записи регистра расчета и в виде расчета этой записи;</text:p>
      <text:p text:style-name="Text_20_body"><text:soft-page-break/>● при записи вида расчета не контролируется совпадение значений разделителей (в режиме Независимо и совместно) в виде расчета и во всех записях регистра расчетов с таким видом расчета;</text:p>
      <text:p text:style-name="Text_20_body">● не контролируется совпадение значений разделителей (в режиме Независимо и совместно) в виде расчета и в тех видах расчета, которые включены в табличные части вытесняющих, базовых и ведущих видов расчета.</text:p>
      <text:h text:style-name="Heading_20_5" text:outline-level="5"><text:bookmark text:name="TI000001266"/><text:bookmark text:name="IssOgl4_7.6.13.3.1_Перерасчеты"/>7.6.13.3.1. Перерасчеты</text:h>
      <text:p text:style-name="Text_20_body">Перерасчеты автоматически входят в состав того же набора разделителей, что и соответствующие регистры расчета. При записи перерасчетов используются значения разделителей, установленных для соответствующих записей регистра расчета.</text:p>
      <text:h text:style-name="Heading_20_3" text:outline-level="3"><text:bookmark text:name="TI000001267"/><text:bookmark text:name="IssOgl2_7.6.14_Последовательность_документов"/>7.6.14. Последовательность документов</text:h>
      <text:p text:style-name="Text_20_body">Разделитель, находящийся в режиме Независимо и совместно, выступает для последовательности в качестве измерения.</text:p>
      <text:p text:style-name="Text_20_body">Последовательность документов является разделенной только в следующем случае:</text:p>
      <text:p text:style-name="Text_20_body">● разделены все документы и регистры, входящие в нее;</text:p>
      <text:p text:style-name="Text_20_body">● документы и регистры, входящие в последовательность, разделены одинаковым набором разделителей.</text:p>
      <text:p text:style-name="Text_20_body">Параметр Отбор методов УстановитьГраницу() и Проверить() является необязательным.</text:p>
      <text:p text:style-name="Text_20_body">Если свойство Заполнение последовательностей документа, участвующего в последовательности, установлено в значение Заполнять автоматически, то значения общих реквизитов записи последовательности будут установлены в значения, соответствующие документу, который порождает эту запись.</text:p>
      <text:h text:style-name="Heading_20_3" text:outline-level="3"><text:bookmark text:name="_ref346817807"/><text:bookmark text:name="_ref346817806"/><text:bookmark text:name="TI000001268"/><text:bookmark text:name="IssOgl2_7.6.15_Параметры_информационной_базы"/>7.6.15. Параметры информационной базы</text:h>
      <text:p text:style-name="Text_20_body">Часовой пояс информационной базы разделяется независимыми разделителями. Если используются не все разделители, то при попытке получения или установки часового пояса информационной базы вызывается исключение. В противном случае используется значение часового пояса в разрезе значений разделителей.</text:p>
      <text:p text:style-name="Text_20_body">Об изменении часового пояса информационной базы другие сеансы оповещаются не позднее чем через 20 секунд после установки. Не требуется монопольный доступ к информационной базе, если установка часового пояса выполняется в сеансе, в котором используется хотя бы один разделитель.</text:p>
      <text:p text:style-name="Text_20_body">Метод УстановитьЧасовойПоясИнформационнойБазы() требует установки монопольной блокировки области в том случае, если в текущем сеансе не используется ни один разделитель.</text:p>
      <text:h text:style-name="Heading_20_3" text:outline-level="3"><text:bookmark text:name="TI000001269"/><text:bookmark text:name="IssOgl2_7.6.16_Список_сеансов"/>7.6.16. Список сеансов</text:h>
      <text:p text:style-name="Text_20_body">В список сеансов попадут сеансы, в которых значения разделителей совпадают со значениями в текущем сеансе (из которого выполняется получение списка с помощью метода ПолучитьСеансыИнформационнойБазы()). В этом списке сеансов имена пользователей (и имена компьютеров) будут недоступны, если пользователь не принадлежит области данных, доступной текущему сеансу. Например, в информационной базе существует разделитель Абонент (типа Число). Для пользователя Иванов значение разделителя установлено равным 5. Если в процессе работы прикладное решение изменит значение разделителя Абонент на любое другое значение, то в списке сеансов имя пользователя будет недоступным.</text:p>
      <text:h text:style-name="Heading_20_3" text:outline-level="3"><text:bookmark text:name="TI000001270"/><text:bookmark text:name="IssOgl2_7.6.17_Список_соединений"/>7.6.17. Список соединений</text:h>
      <text:p text:style-name="Text_20_body">Список соединений (полученный с помощью метода ПолучитьСоединенияИнформационнойБазы()) будет непустым только в том случае, если в текущем сеансе не используется ни один разделитель.</text:p>
      <text:h text:style-name="Heading_20_3" text:outline-level="3"><text:bookmark text:name="TI000001271"/><text:bookmark text:name="IssOgl2_7.6.18_Журнал_регистрации"/><text:soft-page-break/>7.6.18. Журнал регистрации</text:h>
      <text:h text:style-name="Heading_20_4" text:outline-level="4"><text:bookmark text:name="TI000001272"/><text:bookmark text:name="IssOgl3_7.6.18.1_Визуальное_отображение"/>7.6.18.1. Визуальное отображение</text:h>
      <text:p text:style-name="Text_20_body">Если журнал регистрации открыт в сеансе, где существует хотя бы один неиспользуемый разделитель, то в следующие формы будет добавлено поле Разделение данных сеанса:</text:p>
      <text:p text:style-name="Text_20_body">● форма списка журнала регистрации,</text:p>
      <text:p text:style-name="Text_20_body">● форма настройки отбора журнала регистрации,</text:p>
      <text:p text:style-name="Text_20_body">● форма записи журнала регистрации.</text:p>
      <text:p text:style-name="Text_20_body">Представление имен разделителей определяются следующим образом:</text:p>
      <text:p text:style-name="Text_20_body">● Для существующего разделителя ‑ его представление.</text:p>
      <text:p text:style-name="Text_20_body">● Для переименованного разделителя, т. е. разделителя, имя которого было изменено после внесения записей с его участием в журнал, ‑ текущее представление разделителя.</text:p>
      <text:p text:style-name="Text_20_body">● Для удаленного разделителя ‑ последнее имя удаленного разделителя, дополненное пробелами перед не первыми прописными буквами. При этом прописные буквы преобразуются в строчные (кроме первой буквы в имени разделителя).</text:p>
      <text:h text:style-name="Heading_20_4" text:outline-level="4"><text:bookmark text:name="_ref291611191"/><text:bookmark text:name="TI000001273"/><text:bookmark text:name="IssOgl3_7.6.18.2_Отбор"/>7.6.18.2. Отбор</text:h>
      <text:p text:style-name="Text_20_body">При формировании (для просмотра или при выгрузке с помощью метода ВыгрузитьЖурналРегистрации()) журнала регистрации всегда выполняется фильтрация по тем разделителям, которые используются в текущем сеансе. Такой отбор (принудительный) невозможно отключить или изменить. Если формирование журнала регистрации выполняется в сеансе, в котором разделитель условно выключен, то отбор по этому разделителю не выполняется.</text:p>
      <text:p text:style-name="Text_20_body">Для тех разделителей, которые не используются в текущем сеансе, возможна пользовательская установка значений отбора. При этом принудительный отбор и пользовательский отбор по значениям разделителей объединяются «по И».</text:p>
      <text:p text:style-name="Text_20_body">При получении значений отбора для полей Пользователь и Компьютер (с помощью метода ПолучитьЗначенияОтбораЖурналаРегистрации()) результат формируется следующим образом:</text:p>
      <text:p text:style-name="Text_20_body">● Разделитель используется ‑ возвращаются значения полей из тех записей журнала, которые были зафиксированы для текущего значения разделителя.</text:p>
      <text:p text:style-name="Text_20_body">● Разделитель не используется ‑ возвращаются все значения полей, зафиксированные журналом регистрации.</text:p>
      <text:p text:style-name="Text_20_body">При программном получении записей журнала регистрации (с помощью метода ВыгрузитьЖурналРегистрации()) отбор формируется путем добавления в структуру фильтра элемента РазделениеДанныхСеанса, имеющего тип Структура. Каждый элемент структуры в качестве ключа содержит имя разделителя, а в качестве значения ‑ набор значений разделителя, по которым следует отбирать записи журнала регистрации. Если в структуре РазделениеДанныхСеанса задано больше одного элемента, запись будет удовлетворять отбору, если она удовлетворяет всем значениям, указанным в структуре (отбор «по И»).</text:p>
      <text:p text:style-name="Text_20_body">Этот набор можно задавать либо с помощью структуры (в этом случае отбор выполняется по одному значению), либо с помощью массива структур (в этом случае отбор задается набором значений).</text:p>
      <text:p text:style-name="Text_20_body">Структура, используемая для отбора, содержит следующие элементы:</text:p>
      <text:p text:style-name="Text_20_body">● Использование (типа Булево). Значение по умолчанию ‑ Истина. Задает использование общего реквизита, разделяющего данные. Если Ложь, элемент Значение игнорируется и может быть опущен. Таким образом, можно отбирать записи журнала, в которых данный общий реквизит не установлен.</text:p>
      <text:p text:style-name="Text_20_body"><text:soft-page-break/>● Значение (произвольного типа). Значение общего реквизита, по умолчанию ‑ Неопределено.</text:p>
      <text:p text:style-name="Text_20_body">Если в элементе структуры РазделениеДанныхСеанса указан массив структур, то запись журнала регистрации будет удовлетворять этому условию, если она удовлетворяет хотя бы одному значению (отбор «по ИЛИ»).</text:p>
      <text:p text:style-name="Text_20_body">Рассмотрим пример.</text:p>
      <text:p text:style-name="Text_20_body">В прикладном решении заданы два разделителя:</text:p>
      <text:p text:style-name="Text_20_body">● Абонент, тип Число;</text:p>
      <text:p text:style-name="Text_20_body">● Филиал, тип Число.</text:p>
      <text:p text:style-name="Text_20_body">Пример 1:</text:p>
      <text:p text:style-name="Text_20_body">● Тип Структура.</text:p>
      <text:p text:style-name="Text_20_body">● Ключ Абонент, значение Структура:</text:p>
      <text:p text:style-name="Text_20_body">● Элемент 1: ключ Использование, значение Истина.</text:p>
      <text:p text:style-name="Text_20_body">● Элемент 2: ключ Значение, значение 1.</text:p>
      <text:p text:style-name="Text_20_body">● Ключ Филиал, значение Структура:</text:p>
      <text:p text:style-name="Text_20_body">● Элемент 1: ключ Использование, значение Ложь.</text:p>
      <text:p text:style-name="Text_20_body">В этом случае в отбор попадут записи журнала регистрации, которые одновременно удовлетворяют следующим условиям:</text:p>
      <text:p text:style-name="Text_20_body">● Разделитель Абонент используется и установлен в значение 1.</text:p>
      <text:p text:style-name="Text_20_body">● Разделитель Филиал не используется.</text:p>
      <text:p text:style-name="Text_20_body">Пример 2:</text:p>
      <text:p text:style-name="Text_20_body">● Тип Структура.</text:p>
      <text:p text:style-name="Text_20_body">● Ключ Абонент, значение Массив:</text:p>
      <text:p text:style-name="Text_20_body">● Элемент 1: Структура:</text:p>
      <text:p text:style-name="Text_20_body">● Элемент 1: ключ Использование, значение Истина.</text:p>
      <text:p text:style-name="Text_20_body">● Элемент 2: ключ Значение, значение 1.</text:p>
      <text:p text:style-name="Text_20_body">● Элемент 2: Структура:</text:p>
      <text:p text:style-name="Text_20_body">● Элемент 1: ключ Использование, значение Истина.</text:p>
      <text:p text:style-name="Text_20_body">● Элемент 2: ключ Значение, значение 5.</text:p>
      <text:p text:style-name="Text_20_body">● Ключ Филиал, значение Структура:</text:p>
      <text:p text:style-name="Text_20_body">● Элемент 1: ключ Использование, значение Истина.</text:p>
      <text:p text:style-name="Text_20_body">● Элемент 2: ключ Значение, значение 8215.</text:p>
      <text:p text:style-name="Text_20_body">В этом случае в отбор попадут записи журнала регистрации, которые одновременно удовлетворяют следующим условиям:</text:p>
      <text:p text:style-name="Text_20_body">● Разделитель Абонент используется и может принимать значение 1 или 5.</text:p>
      <text:p text:style-name="Text_20_body">● Разделитель Филиал используется и может принимать значение 8215.</text:p>
      <text:h text:style-name="Heading_20_4" text:outline-level="4"><text:bookmark text:name="TI000001274"/><text:bookmark text:name="IssOgl3_7.6.18.3_Получение_записей_журнала_регистрации"/><text:soft-page-break/>7.6.18.3. Получение записей журнала регистрации</text:h>
      <text:p text:style-name="Text_20_body">При выгрузке журнала регистрации (в таблицу значений или в документ формата XML) в соответствующую структуру данных добавляются следующие колонки:</text:p>
      <text:p text:style-name="Text_20_body">● РазделениеДанныхСеанса, тип Структура, где ключ структуры ‑ имя разделителя, значение ‑ значение разделителя;</text:p>
      <text:p text:style-name="Text_20_body">● ПредставлениеРазделенияДанныхСеанса, тип Массив, состоящий из строк вида &lt;Представление разделителя&gt;: &lt;Представление значения разделителя&gt;.</text:p>
      <text:p text:style-name="Text_20_body">Эти колонки добавляются только в том случае, если в текущем сеансе есть хотя бы один разделитель, который не используется в данном сеансе. Данные, содержащиеся в колонках РазделениеДанныхСеанса и ПредставлениеРазделенияДанныхСеанса, содержат информацию только по неиспользуемым разделителям.</text:p>
      <text:p text:style-name="Text_20_body">Например, в прикладном решении существуют два разделителя:</text:p>
      <text:p text:style-name="Text_20_body">● Абонент,</text:p>
      <text:p text:style-name="Text_20_body">● Филиал.</text:p>
      <text:p text:style-name="Text_20_body">Если в сеансе используются оба разделителя, то в выгружаемых данных не будет колонок РазделениеДанныхСеанса и ПредставлениеРазделенияДанныхСеанса. Если в сеансе не используется только разделитель Абонент, то в данных колонок РазделениеДанныхСеанса и ПредставлениеРазделенияДанныхСеанса будет информация только по разделителю Абонент, а по разделителю Филиал информация будет отсутствовать.</text:p>
      <text:p text:style-name="Text_20_body">Представление имен разделителей определяется следующим образом:</text:p>
      <text:p text:style-name="Text_20_body">● Для существующего разделителя ‑ его представление.</text:p>
      <text:p text:style-name="Text_20_body">● Для переименованного разделителя, т. е. разделителя, имя которого было изменено после внесения записей с его участием в журнал, ‑ текущее представление разделителя.</text:p>
      <text:p text:style-name="Text_20_body">● Для удаленного разделителя ‑ последнее имя удаленного разделителя, дополненное пробелами перед не первыми прописными буквами. При этом прописные буквы преобразуются в строчные (кроме первой буквы в имени разделителя).</text:p>
      <text:p text:style-name="Text_20_body">Для получения набора допустимых значений общих реквизитов, разделяющих данные, используется метод ПолучитьЗначенияОтбораЖурналаРегистрации().</text:p>
      <text:p text:style-name="Text_20_body">Для получения набора общих реквизитов, разделяющих данные, в первом параметре метода следует указать строку РазделениеДанныхСеанса.</text:p>
      <text:p text:style-name="Text_20_body">В структуре, которую возвращает метод, набор общих реквизитов записывается в элемент с ключом РазделениеДанныхСеанса. Значением элемента является соответствие, где:</text:p>
      <text:p text:style-name="Text_20_body">● Ключ ‑ имя общего реквизита,</text:p>
      <text:p text:style-name="Text_20_body">● Значение ‑ представление общего реквизита.</text:p>
      <text:p text:style-name="Text_20_body">Для получения набора значений разделителей в первом параметре метода следует указать строку РазделениеДанныхСеанса.&lt;Имя общего реквизита&gt;, где &lt;Имя общего реквизита&gt; ‑ имя общего реквизита (см. выше).</text:p>
      <text:p text:style-name="Text_20_body">В структуре, которую возвращает метод, набор допустимых значений общего реквизита записывается в элемент с ключом РазделениеДанныхСеансаЗначения. Значением элемента является соответствие, где:</text:p>
      <text:p text:style-name="Text_20_body">● Ключ ‑ имя общего реквизита.</text:p>
      <text:p text:style-name="Text_20_body">● Значение ‑ значение типа Соответствие, в котором:</text:p>
      <text:p text:style-name="Text_20_body"><text:soft-page-break/>● Ключ ‑ значение общего реквизита;</text:p>
      <text:p text:style-name="Text_20_body">● Значение ‑ представление значения общего реквизита.</text:p>
      <text:h text:style-name="Heading_20_4" text:outline-level="4"><text:bookmark text:name="TI000001275"/><text:bookmark text:name="IssOgl3_7.6.18.4_Прочее"/>7.6.18.4. Прочее</text:h>
      <text:p text:style-name="Text_20_body">Если пользователь недоступен в текущем сеансе (принадлежит другой области данных, удален и т. д.), то при просмотре журнала, его выгрузке и в диалоге установки отбора такой пользователь отображается в виде строки Имя пользователя &lt;не найден&gt;.</text:p>
      <text:h text:style-name="Heading_20_3" text:outline-level="3"><text:bookmark text:name="TI000001276"/><text:bookmark text:name="IssOgl2_7.6.19_Настройки_и_избранное"/>7.6.19. Настройки и избранное</text:h>
      <text:p text:style-name="Text_20_body">Настройки хранятся в разрезе уникальной комбинации значений разделителей и имен пользователей. Разные пользователи с одинаковым именем неразличимы. Отключенный разделитель представляет собой особое значение, для которого также выполняется хранение настроек.</text:p>
      <text:p text:style-name="Text_20_body">При изменении значений разделителей в процессе работы системы не происходит автоматического считывания настроек для нового состава разделителей. Для этого необходимо закрыть и заново открыть ту форму, настройки которой требуется перечитать.</text:p>
      <text:p text:style-name="Text_20_body">При реструктуризации информационной базы (после изменения состава разделителей) выполняются следующие действия:</text:p>
      <text:p text:style-name="Text_20_body">● При добавлении разделителя считается, что все настройки, которые были ранее в базе данных, были записаны в ситуации, когда новый разделитель используется и его значением является значение по умолчанию для типа добавленного общего реквизита.</text:p>
      <text:p text:style-name="Text_20_body">● Если при удалении разделителя обнаружено несколько настроек, сохраненных для одинаковых объектов конфигурации и различных значений разделителя, то будут сохранены только те настройки, которые сохранялись для минимального значения удаляемого разделителя. При возникновении такой ситуации при реструктуризации будет выдано предупреждение.</text:p>
      <text:p text:style-name="Text_20_body">Работа с избранным происходит по вышеописанным правилам.</text:p>
      <text:h text:style-name="Heading_20_3" text:outline-level="3"><text:bookmark text:name="TI000001277"/><text:bookmark text:name="IssOgl2_7.6.20_История"/>7.6.20. История</text:h>
      <text:p text:style-name="Text_20_body">История действий пользователя хранится в разрезе уникальной комбинации значений разделителей и имен пользователей. Разные пользователи с одинаковым именем неразличимы. Отключенный разделитель представляет собой особое значение, для которого также выполняется хранение истории.</text:p>
      <text:p text:style-name="Text_20_body">При реструктуризации информационной базы (после изменения состава разделителей) выполняются следующие действия:</text:p>
      <text:p text:style-name="Text_20_body">● При добавлении разделителя считается, что вся история действия, которая была ранее в базе данных, была записана в ситуации, когда новый разделитель используется и его значением является значение по умолчанию для типа добавленного общего реквизита.</text:p>
      <text:p text:style-name="Text_20_body">● При удалении разделителя выполняется очистка истории таким образом, чтобы в каждой уникальной комбинации значений остающихся разделителей было не более 200 записей истории.</text:p>
      <text:h text:style-name="Heading_20_3" text:outline-level="3"><text:bookmark text:name="_ref392689941"/><text:bookmark text:name="TI000001472"/><text:bookmark text:name="IssOgl2_7.6.21_Настройки_стандартного_интерфейса_OData"/>7.6.21. Настройки стандартного интерфейса OData</text:h>
      <text:p text:style-name="Text_20_body">Настройки стандартного интерфейса OData хранятся в разрезе уникальной комбинации значений разделителей. Отключенный разделитель представляет собой особое значение, для которого также выполняется хранение настройки стандартного интерфейса OData.</text:p>
      <text:p text:style-name="Text_20_body">При реструктуризации информационной базы (после изменения состава разделителей) выполняется удаление настройки стандартного интерфейса OData и ее необходимо выполнить заново (см. <text:a xlink:type="simple" xlink:href="https://its.1c.ru/db/content/v8313doc/src/руководство%20разработчика/глава%2017.%20механизмы%20интернет-сервисов.htm?_=1542379434#_ref392758863" text:style-name="Internet_20_link" text:visited-style-name="Visited_20_Internet_20_Link">здесь</text:a>).</text:p>
      <text:h text:style-name="Heading_20_3" text:outline-level="3"><text:bookmark text:name="_ref310422750"/><text:bookmark text:name="_ref310422749"/><text:bookmark text:name="TI000001278"/><text:bookmark text:name="IssOgl2_7.6.22_Запросы"/><text:soft-page-break/>7.6.22. Запросы</text:h>
      <text:p text:style-name="Text_20_body">Если объект входит в состав разделителя и в запросе к данным используется соединение с его объектной таблицей, то в условии соединения (секция запроса ПО) не допускается использование табличной части объекта.</text:p>
      <text:p text:style-name="Text_20_body">Следует учитывать, что эффективность запросов, которые выполняются с низкой эффективностью (из-за большого количества соединений) в системе без разделителей, будет еще более снижена, если в системе существует более двух разделителей или разделитель типа Строка. В связи с этим следует избегать использование большого количества соединений в системах с указанными особенностями.</text:p>
      <text:h text:style-name="Heading_20_3" text:outline-level="3"><text:bookmark text:name="_ref353208486"/><text:bookmark text:name="_ref353208485"/><text:bookmark text:name="TI000001279"/><text:bookmark text:name="IssOgl2_7.6.23_Управляемые_транзакционные_блокировки"/>7.6.23. Управляемые транзакционные блокировки</text:h>
      <text:p text:style-name="Text_20_body">При блокировке из языка без указания каких-либо полей блокируется все пространство по используемым разделителям.</text:p>
      <text:p text:style-name="Text_20_body">Установка блокировки из языка с явным указанием разделителей доступна только для разделителей в режиме Независимо и совместно, только для пространств измерений (не наборов записей) регистров.</text:p>
      <text:p text:style-name="Text_20_body">Если объект записывается со значениями разделителей, равными значениям по умолчанию своих типов и эти разделители используются в текущем сеансе, то блокировка устанавливается по значениям разделителей, указанным в сеансе.</text:p>
      <text:p text:style-name="Text_20_body">Если блокировка выполняется по значению ссылки, то пространство блокировки определяется этим значением и используемыми значениями независимых разделителей. Таким образом, одновременная блокировка по значению ссылки из сеанса, в котором используется разделитель в режиме Независимо и совместно, и другого сеанса, в котором этот же разделитель не используется, невозможна.</text:p>
      <text:p text:style-name="Text_20_body">В том случае, когда сеанс устанавливает монопольный доступ к каким-либо областям, все попытки установить управляемые блокировки на эти области (выполняемые из этого же сеанса) будут игнорироваться.</text:p>
      <text:h text:style-name="Heading_20_3" text:outline-level="3"><text:bookmark text:name="_ref346815319"/><text:bookmark text:name="TI000001280"/><text:bookmark text:name="IssOgl2_7.6.24_Монопольный_режим"/>7.6.24. Монопольный режим</text:h>
      <text:p text:style-name="Text_20_body">Метод УстановитьМонопольныйРежим() оперирует с областью, описанной разделителями, которые используются в данном сеансе. Таким образом, в одной информационной базе может одновременно существовать несколько областей, для которых установлен монопольный режим (с учетом ограничений, описанных далее). Если в сеансе не используется ни один разделитель, монопольный режим будет установлен не на область, а на всю базу данных.</text:p>
      <text:p text:style-name="Text_20_body">Монопольный режим области не совместим с любой блокировкой другим сеансом той же области данных или ее любой вложенной области, а также с монопольным режимом, который пытается установить другой сеанс для любой объемлющей области. При этом область О2 является вложенной в область О1 в том случае, если существует разделитель, который используется в области O2 и не используется в области О1, а разделители, одновременно используемые в областях О1 и О2, имеют одинаковые значения. Соответственно, аналогичным образом определяется объемлющая область.</text:p>
      <text:p text:style-name="Text_20_body">При переходе из области в область, список областей, на которые данный сеанс установил монопольный доступ, не изменяется.</text:p>
      <text:p text:style-name="Text_20_body">Монопольный режим, заданный для области данных, запрещает:</text:p>
      <text:p text:style-name="Text_20_body">● Создание новых сеансов для области и ее вложенных областей;</text:p>
      <text:p text:style-name="Text_20_body">● Изменение данных области из объемлющих областей;</text:p>
      <text:p text:style-name="Text_20_body">● Установку монопольного режима в объемлющих областях.</text:p>
      <text:p text:style-name="Text_20_body"><text:soft-page-break/>При этом (для вышеописанных ограничений) можно считать всю информационную базу областью, являющейся объемлющей для любой области данных.</text:p>
      <text:h text:style-name="Heading_20_3" text:outline-level="3"><text:bookmark text:name="_ref346817663"/><text:bookmark text:name="TI000001281"/><text:bookmark text:name="IssOgl2_7.6.25_Удаление_помеченных_объектов"/>7.6.25. Удаление помеченных объектов</text:h>
      <text:p text:style-name="Text_20_body">Метод НайтиПомеченныеНаУдаление() находит все помеченные на удаление объекты, доступные в текущем сеансе.</text:p>
      <text:p text:style-name="Text_20_body">При попытке удаления объектов (метод УдалитьОбъекты()) с контролем ссылочной целостности этот контроль выполняется среди тех объектов, которые доступы в текущем сеансе в соответствии с установленными разделителями. Возможны ситуации, когда на удаляемые объекты существуют ссылки из других объектов, недоступных в рамках текущего сеанса (например, из другой области данных). В этом случае ответственность за удаление объектов лежит на разработчике прикладного решения и пользователе, выполняющем такое удаление.</text:p>
      <text:p text:style-name="Text_20_body">Совет. В прикладных решениях рекомендуется ограничивать удаление объектов (например, удаление неразделенных объектов в разделенных сеансах) с помощью средств конфигурирования (права доступа и т. д.).</text:p>
      <text:h text:style-name="Heading_20_3" text:outline-level="3"><text:bookmark text:name="_ref462248495"/><text:bookmark text:name="_ref462248494"/><text:bookmark text:name="TI000001282"/><text:bookmark text:name="IssOgl2_7.6.26_Полнотекстовый_поиск"/>7.6.26. Полнотекстовый поиск</text:h>
      <text:p text:style-name="Text_20_body">В прикладном решении, использующем разделители, индекс полнотекстового поиска (как совокупность служебных файлов) является общим для всех значений разделителей информационной базы. Обновление индекса происходит сразу для всех значений разделителей и может выполняться только в сеансе, где все разделители не используются. Обновление полнотекстового индекса не поддерживается, если в сеансе используется хотя бы один разделитель.</text:p>
      <text:p text:style-name="Text_20_body">В качестве значения свойства конфигурации Дополнительные словари морфологии и синонимов для полнотекстового поиска (подробнее см. <text:a xlink:type="simple" xlink:href="https://its.1c.ru/db/content/v8313doc/src/руководство%20разработчика/глава%205.%20объекты%20конфигурации.htm?_=1542379434#_ref370811599" text:style-name="Internet_20_link" text:visited-style-name="Visited_20_Internet_20_Link">здесь</text:a>) нельзя выбирать разделенные константы (т.е. константы, которые входят в состав разделителей).</text:p>
      <text:p text:style-name="Text_20_body">Для поиска будут использоваться все неразделенные объекты и разделенные объекты, для которых выполняются следующие условия:</text:p>
      <text:p text:style-name="Text_20_body">● Разделитель в режиме Независимо:</text:p>
      <text:p text:style-name="Text_20_body">● Разделитель используется ‑ в поиске участвуют объекты, для которых значение разделителя, установленное для сеанса, совпадает со значением, которое установлено для объекта.</text:p>
      <text:p text:style-name="Text_20_body">● Разделитель не используется ‑ разделенные объекты не участвуют в поиске.</text:p>
      <text:p text:style-name="Text_20_body">● Разделитель в режиме Независимо и совместно:</text:p>
      <text:p text:style-name="Text_20_body">● Разделитель используется ‑ в поиске участвуют объекты, для которых значение разделителя, установленное для сеанса, совпадает со значением, которое установлено для объекта.</text:p>
      <text:p text:style-name="Text_20_body">● Разделитель не используется ‑ в поиске участвуют все разделенные объекты.</text:p>
      <text:p text:style-name="Text_20_body">Если в сеансе используются все разделители прикладного решения, то время поиска информации эквивалентно времени поиска в информационной базе без разделителей, аналогичной по характеристикам области данных. Если в сеансе используются не все разделители прикладного решения, то поиск может занимать несколько большее время, чем в информационной базе без разделения данных, аналогичной по параметрам области данных по заданным разделителям.</text:p>
      <text:p text:style-name="Text_20_body">Совет. Регламентные задания, используемые для обновления и слияния индекса полнотекстового поиска, необходимо делать неразделенными.</text:p>
      <text:p text:style-name="Text_20_body"><text:soft-page-break/>В силу того, что индекс полнотекстового поиска один для всей информационной базы (а не для каждой комбинации разделителей), метод ИндексАктуален() может вернуть Ложь даже в том случае, если в текущем сеансе не было никаких изменений, которые могут попасть в индекс. Такие изменения могут быть выполнены в сеансах с другими значениями разделителей.</text:p>
      <text:p text:style-name="Text_20_body">Методы ОбновитьИндекс(), ОчиститьИндекс(), УстановитьРежимПолнотекстовогоПоиска() могут использоваться только в том случае, когда в сеансе не используется ни один разделитель. В противном случае вызывается исключение.</text:p>
      <text:h text:style-name="Heading_20_3" text:outline-level="3"><text:bookmark text:name="_ref481679504"/><text:bookmark text:name="_ref482368900"/><text:bookmark text:name="TI000001930"/><text:bookmark text:name="IssOgl2_7.6.27_Расширение_конфигурации"/>7.6.27. Расширение конфигурации</text:h>
      <text:p text:style-name="Text_20_body">Разделители, определяющие область данных, в которую установлено расширение, автоматически включают в себя все собственные объекты расширения. Возможность изменить состав заимствованного разделителя не предоставляется.</text:p>
      <text:p text:style-name="Text_20_body">Расширение подключается для области данных, которая определяется уникальной комбинацией значений разделителей, для которых свойство Разделение расширений конфигурации установлено в значение Разделять (подробнее см. <text:a xlink:type="simple" xlink:href="https://its.1c.ru/db/content/v8313doc/src/руководство%20разработчика/глава%2024.%20механизм%20разделения%20данных.htm?_=1542379434#_ref470180363" text:style-name="Internet_20_link" text:visited-style-name="Visited_20_Internet_20_Link">здесь</text:a>). Таким образом, в каждой такой области данных может существовать уникальный набор подключенных расширений конфигурации. Если для всех разделителей прикладного решения свойство Разделение расширений конфигурации установлено в значение Не использовать, то расширения будут подключаться к информационной базе в целом, без разделения по областям. Дополнительные данные, которое расширение может привнести в информационную базу, создаются в той области данных, для которой подключено расширение.</text:p>
      <text:p text:style-name="Text_20_body">Доступный пользователю набор расширений определяется набором используемых значений разделителей на момент старта сеанса работы. Смена набора используемых разделителей во время работы сеанса не приведет к смене набора доступных расширений. После смены набора разделителей будет недоступно чтение и запись любых данных информационной базы. Возможность чтения и записи «вернется» после того, как будет восстановлен набор значений разделителей, который был установлен при старте текущего сеанса. Если в процессе разработки прикладного решения известно, что расширение:</text:p>
      <text:p text:style-name="Text_20_body">● может эксплуатироваться в разделенной информационной базе,</text:p>
      <text:p text:style-name="Text_20_body">● к нему возможно подключение расширений конфигурации, которые могут расширять состав хранимых данных,</text:p>
      <text:p text:style-name="Text_20_body">● в процессе работы возникает необходимость выполнять какие-то работы в других областях данных,</text:p>
      <text:p text:style-name="Text_20_body">то для таких работ рекомендуется использовать фоновые задания, которые будут запускаться с помощью метода РасширенияКонфигурации. ВыполнитьФоновоеЗаданиеСРасширениямиБазыДанных().</text:p>
      <text:h text:style-name="Heading_20_3" text:outline-level="3"><text:bookmark text:name="_ref322702431"/><text:bookmark text:name="_ref485209993"/><text:bookmark text:name="TI000001951"/><text:bookmark text:name="IssOgl2_7.6.28_История_данных"/>7.6.28. История данных</text:h>
      <text:p text:style-name="Text_20_body">Версии истории данных разделяются по тем же принципам, что и объекты, чью историю они хранят. Аналогичным образом выполняется и доступ к истории данных. Другими словами, если объект данных недоступен в текущем сеансе по причине некорректной установки разделителей (включая признаки использования), то и история данных данного объекта будет недоступна в текущем сеансе. Однако если для объекта данных изменить значения разделителей, в состав которых он (объект данных) входит и, тем самым, изменить область данных, в которой находится объект, то и вся история данных «мигрирует» в новую область данных. Можно сказать, что история данных «привязана» к «своему» объекту и неотрывно следует за ним.</text:p>
      <text:p text:style-name="Text_20_body">Настройки истории данных и история метаданных разделяются только независимыми разделителями (в рамках каждого объекта конфигурации). Настройка истории данных допускается только в том случае, если в текущем сеансе используются все независимые разделители, в состав которых входит настраиваемый объект <text:soft-page-break/>конфигурации. Для объекта конфигурации, который разделен только совместными разделителями, настройки истории данных едины для всех областей данных.</text:p>
      <text:p text:style-name="Text_20_body">Версия метаданных хранится особым образом:</text:p>
      <text:p text:style-name="Text_20_body">1. История метаданных версионируемых объектов конфигурации хранится для информационной базы в целом, без учета независимых разделителей. Эта история формируется при обновлении конфигурации информационной базы.</text:p>
      <text:p text:style-name="Text_20_body">2. История метаданных хранится для каждой области данных, определяемой независимыми разделителями. Эта история формируется при каждом вызове метода установки настроек и при изменении конфигурации информационной базы, если перед этим в данной области выполнялось изменение настроек.</text:p>
      <text:h text:style-name="Heading_20_3" text:outline-level="3"><text:bookmark text:name="_ref511651760"/><text:bookmark text:name="TI000002044"/><text:bookmark text:name="IssOgl2_7.6.29_Система_взаимодействия"/>7.6.29. Система взаимодействия</text:h>
      <text:p text:style-name="Text_20_body">В том случае, когда во время работы сеанса изменяется область данных, с которой работает сеанс, то:</text:p>
      <text:p text:style-name="Text_20_body">● На стороне клиентского приложения, при вызове метода ОбновитьИнтерфейс(), выполняется переустановка соединения с сервером взаимодействия. Если для новой области данных выполнялась другая регистрация в системе взаимодействия, то при переустановке соединения будет использовать регистрация новой области данных.</text:p>
      <text:p text:style-name="Text_20_body">● На стороне сервера существующие соединения с сервером взаимодействия закрываются при изменении значений параметров сеанса, описывающих область данных. Новое соединение с сервером системы взаимодействия будет установлено для новой област данных.</text:p>
      <text:h text:style-name="Heading_20_2" text:outline-level="2"><text:bookmark text:name="TI000001283"/><text:bookmark text:name="IssOgl1_7.7_Особенности_работы_клиентского_приложения_под_управлением_ОС_Linux"/>7.7. Особенности работы клиентского приложения под управлением ОС Linux</text:h>
      <text:p text:style-name="Text_20_body">Клиентское приложение, работающее под ОС Linux, обладает некоторыми особенностями и ограничениями:</text:p>
      <text:p text:style-name="Text_20_body">● Не поддерживается технология COM и весь перечень возможностей, связанных с этой технологией:</text:p>
      <text:p text:style-name="Text_20_body">● Не поддерживается работа с объектом COMОбъект;</text:p>
      <text:p text:style-name="Text_20_body">● Запуск клиента «1С:Предприятия» в режиме Automation-сервера;</text:p>
      <text:p text:style-name="Text_20_body">● Внешние компоненты, созданные с использованием COM-технологии.</text:p>
      <text:p text:style-name="Text_20_body">● Не поддерживается консоль администрирования кластера серверов «1С:Предприятия». Администрирование возможно с помощью сервера администрирования (ras) и утилиты администрирования (rac).</text:p>
      <text:p text:style-name="Text_20_body">● Не поддерживается аутентификация пользователя средствами операционной системы.</text:p>
      <text:p text:style-name="Text_20_body">● Не поддерживается работа с объектом Почта. Вместо этого объекта можно использовать почтовое приложение по умолчанию, использую функцию ЗапуститьПриложение(), передавая ей в качестве параметра URL, сформированный в соответствии с описанием схемы mailto: (RFC 2368, <text:a xlink:type="simple" xlink:href="http://tools.ietf.org/html/rfc2368" office:target-frame-name="_blank" xlink:show="new" text:style-name="Internet_20_link" text:visited-style-name="Visited_20_Internet_20_Link">http://tools.ietf.org/html/rfc2368</text:a>).</text:p>
      <text:p text:style-name="Text_20_body">● Не поддерживается размещение на одном компьютере нескольких версий приложения и возможность автоматического «подбора» версии системы для работы с информационной базой.</text:p>
      <text:p text:style-name="Text_20_body">● Не поддерживается использование метафайлов Windows (WMF, EMF).</text:p>
      <text:p text:style-name="Text_20_body">● При разработке прикладных решений следует учитывать, что элемент управления ПолеHTMLДокумента (в обычном режиме) и поле формы вида Поле HTML документа (в управляемом режиме) реализовано на основе библиотеки WebKit вместо Internet Explorer. В связи с этим следует учитывать, что внешний вид и объектная модель HTML-документа (DOM-модель), доступ к которому осуществляется с помощью свойства ПолеHTMLДокумента.Документ, могут отличаться от таковых при работе в клиентском приложении, работающего на ОС Windows.</text:p>
      <text:h text:style-name="Heading_20_2" text:outline-level="2"><text:bookmark text:name="_ref335130545"/><text:bookmark text:name="_ref438807705"/><text:bookmark text:name="_ref467250335"/><text:bookmark text:name="_ref467250334"/><text:bookmark text:name="TI000001744"/><text:bookmark text:name="IssOgl1_7.8__Особенности_работы_клиентского_приложения_под_управлением_macOS"/><text:soft-page-break/>7.8. Особенности работы клиентского приложения под управлением macOS</text:h>
      <text:p text:style-name="Text_20_body">Версия «1С:Предприятия» для macOS обладает следующими ограничениями:</text:p>
      <text:p text:style-name="Text_20_body">● Отсутствует 32-разрядная версия.</text:p>
      <text:p text:style-name="Text_20_body">● Не поддерживается работа с файловой информационной базой, если она расположена на сетевом ресурсе.</text:p>
      <text:p text:style-name="Text_20_body">● Не поддерживается работа кластера серверов «1С:Предприятия» на компьютере под управлением macOS.</text:p>
      <text:p text:style-name="Text_20_body">● Не поддерживается публикация на веб-сервере.</text:p>
      <text:p text:style-name="Text_20_body">Клиентское приложение, работающее под macOS, обладает некоторыми особенностями и ограничениями:</text:p>
      <text:p text:style-name="Text_20_body">● Не поддерживается технология COM и весь перечень возможностей, связанных с этой технологией:</text:p>
      <text:p text:style-name="Text_20_body">● Не поддерживается работа с объектом COMОбъект;</text:p>
      <text:p text:style-name="Text_20_body">● Запуск клиента «1С:Предприятия» в режиме Automation-сервера;</text:p>
      <text:p text:style-name="Text_20_body">● Внешние компоненты, созданные с использованием COM-технологии.</text:p>
      <text:p text:style-name="Text_20_body">● Не поддерживается консоль администрирования кластера серверов «1С:Предприятия».</text:p>
      <text:p text:style-name="Text_20_body">● Не поддерживается работа с объектом Почта. Вместо этого объекта можно использовать почтовое приложение по умолчанию, использую функцию ЗапуститьПриложение(), передавая ей в качестве параметра URL, сформированный в соответствии с описанием схемы mailto: (RFC 2368, <text:a xlink:type="simple" xlink:href="http://tools.ietf.org/html/rfc2368" office:target-frame-name="_blank" xlink:show="new" text:style-name="Internet_20_link" text:visited-style-name="Visited_20_Internet_20_Link">http://tools.ietf.org/html/rfc2368</text:a>).</text:p>
      <text:p text:style-name="Text_20_body">● Не поддерживается использование метафайлов Windows (WMF, EMF).</text:p>
      <text:p text:style-name="Text_20_body">● При разработке прикладных решений следует учитывать, что элемент управления ПолеHTMLДокумента (в обычном режиме) и поле формы вида Поле HTML документа (в управляемом режиме) реализовано на основе библиотеки WebKit вместо Internet Explorer. В связи с этим следует учитывать, что внешний вид и объектная модель HTML-документа (DOM-модель), доступ к которому осуществляется с помощью свойства ПолеHTMLДокумента.Документ, могут отличаться от таковых при работе в клиентском приложении, работающего на ОС Windows.</text:p>
      <text:p text:style-name="Text_20_body">● В сочетаниях клавиш, задействующих клавишу Control, вместо этой клавиши следует использовать клавишу Cmd.</text:p>
      <text:p text:style-name="Text_20_body">Не поддерживается бета-версией клиентского приложения «1С:Предприятия», работающего под управлением macOS, но планируется к реализации в финальной версии:</text:p>
      <text:p text:style-name="Text_20_body">● Возможность автоматического подбора версии системы для работы с информационной базой.</text:p>
      <text:p text:style-name="Text_20_body">● Обновление клиентского приложения по HTTP.</text:p>
      <text:p text:style-name="Text_20_body">Не поддерживается бета-версией клиентского приложения «1С:Предприятия», работающего под управлением macOS, но рассматривается для дальнейшей реализации:</text:p>
      <text:p text:style-name="Text_20_body">● Работа с панелью меню macOS.</text:p>
      <text:p text:style-name="Text_20_body">● Работа с файловой информационной базой, расположенной на сетевом ресурсе.</text:p>
      <text:p text:style-name="Text_20_body">● Работа с внешними источниками данных на стороне клиентского приложения и в Конфигураторе.</text:p>
      <text:p text:style-name="Text_20_body">● Аутентификация пользователя средствами операционной системы.</text:p>
      <text:h text:style-name="Heading_20_2" text:outline-level="2"><text:bookmark text:name="_ref514430433"/><text:bookmark text:name="_ref514430432"/><text:bookmark text:name="_ref370295211"/><text:bookmark text:name="TI000001284"/><text:bookmark text:name="IssOgl1_7.9_Особенности_мобильной_версии_1С_Предприятия"/><text:soft-page-break/>7.9. Особенности мобильной версии «1С:Предприятия»</text:h>
      <text:p text:style-name="Text_20_body">Данный раздел не описывает возможности и ограничения мобильной версии «1С:Предприятие» (как мобильной платформы так и мобильного клиента) в полном объеме. Возможности и изменения, реализованные в платформе для персонального компьютера, автоматически не переносятся в мобильную версию «1С:Предприятия». Новые возможности мобильной версии отражаются соответствующими записями в файле V8Update.htm, в разделе Мобильная версия "1С:Предприятие".</text:p>
      <text:p text:style-name="Text_20_body">При разработке мобильного приложения поддерживаются следующие объекты конфигурации и механизмы системы:</text:p>
      <text:p text:style-name="Text_20_body">● Подсистемы;</text:p>
      <text:p text:style-name="Text_20_body">● Константы;</text:p>
      <text:p text:style-name="Text_20_body">● Справочники;</text:p>
      <text:p text:style-name="Text_20_body">● Документы;</text:p>
      <text:p text:style-name="Text_20_body">● Журналы документов;</text:p>
      <text:p text:style-name="Text_20_body">● Регистры накопления (кроме разделения итогов и режима агрегатов);</text:p>
      <text:p text:style-name="Text_20_body">● Регистры сведений;</text:p>
      <text:p text:style-name="Text_20_body">● Обработки;</text:p>
      <text:p text:style-name="Text_20_body">● Перечисления;</text:p>
      <text:p text:style-name="Text_20_body">● Права доступа (с ограничениями), роли;</text:p>
      <text:p text:style-name="Text_20_body">● Пользователи информационной базы (с ограничениями);</text:p>
      <text:p text:style-name="Text_20_body">● Функциональные опции;</text:p>
      <text:p text:style-name="Text_20_body">● Параметры сеанса;</text:p>
      <text:p text:style-name="Text_20_body">● Планы обмена (за исключением планов обмена с установленным признаком Распределенная информационная база);</text:p>
      <text:p text:style-name="Text_20_body">● Управляемые блокировки;</text:p>
      <text:p text:style-name="Text_20_body">● Подписки на события;</text:p>
      <text:p text:style-name="Text_20_body">● Запросы;</text:p>
      <text:p text:style-name="Text_20_body">● Динамический список (с ограничениями);</text:p>
      <text:p text:style-name="Text_20_body">● Использование Web-сервисов (без возможности создания Web-сервиса в мобильном прикладном решении);</text:p>
      <text:p text:style-name="Text_20_body">● Общие картинки;</text:p>
      <text:p text:style-name="Text_20_body">● Общие команды и группы команд;</text:p>
      <text:p text:style-name="Text_20_body">● Общие макеты;</text:p>
      <text:p text:style-name="Text_20_body">● Общие модули;</text:p>
      <text:p text:style-name="Text_20_body">● Общие формы;</text:p>
      <text:p text:style-name="Text_20_body">● Объекты настройки системы компоновки данных (без интерфейса пользователя);</text:p>
      <text:p text:style-name="Text_20_body">● Условное оформление;</text:p>
      <text:p text:style-name="Text_20_body">● Механизм XDTO (без возможности создания пакетов XDTO);</text:p>
      <text:p text:style-name="Text_20_body"><text:soft-page-break/>● Полнотекстовый поиск;</text:p>
      <text:p text:style-name="Text_20_body">● Языки;</text:p>
      <text:p text:style-name="Text_20_body">● Фоновые задания;</text:p>
      <text:p text:style-name="Text_20_body">● Механизмы отладки прикладных решений.</text:p>
      <text:p text:style-name="Text_20_body">Не поддерживаются механизмы и объекты конфигурации:</text:p>
      <text:p text:style-name="Text_20_body">● Переключение интерфейсов (и режим совместимости интерфейсов)</text:p>
      <text:p text:style-name="Text_20_body">● Механизмы бухгалтерского учета;</text:p>
      <text:p text:style-name="Text_20_body">● Механизмы периодических расчетов;</text:p>
      <text:p text:style-name="Text_20_body">● Механизмы бизнес-процессов и задач;</text:p>
      <text:p text:style-name="Text_20_body">● Механизм общих реквизитов;</text:p>
      <text:p text:style-name="Text_20_body">● Ограничения доступа к данным;</text:p>
      <text:p text:style-name="Text_20_body">● Работа с внешними источниками данных;</text:p>
      <text:p text:style-name="Text_20_body">● Механизм автоматизированного тестирования;</text:p>
      <text:p text:style-name="Text_20_body">● Механизм перетаскивания;</text:p>
      <text:p text:style-name="Text_20_body">● Стандартные функции;</text:p>
      <text:p text:style-name="Text_20_body">● Некоторые элементы управляемых форм;</text:p>
      <text:p text:style-name="Text_20_body">● Расширенное редактирование в элементах формы;</text:p>
      <text:p text:style-name="Text_20_body">● Пользовательская настройка форм;</text:p>
      <text:p text:style-name="Text_20_body">● Сохранение и восстановление данных форм в настройках;</text:p>
      <text:p text:style-name="Text_20_body">● Информационная панель, история работы пользователя и оповещения (метод ПоказатьОповещениеПользователя());</text:p>
      <text:p text:style-name="Text_20_body">● Отображение состояния длительных процессов (метод Состояние());</text:p>
      <text:p text:style-name="Text_20_body">● Справочная система;</text:p>
      <text:p text:style-name="Text_20_body">● Механизм регламентных заданий;</text:p>
      <text:p text:style-name="Text_20_body">При поставке конфигурации для мобильного приложения без исходных текстов (см. <text:a xlink:type="simple" xlink:href="https://its.1c.ru/db/content/v8313doc/src/руководство%20разработчика/глава%2032.%20поставка%20и%20поддержка%20конфигурации.htm?_=1542379434#_ref427583962" text:style-name="Internet_20_link" text:visited-style-name="Visited_20_Internet_20_Link">здесь</text:a>), следует иметь ввиду следующую особенность системы: модуль, поставляемый без исходного текста, компилируется в предположении, что он будет исполняться исключительно на персональном компьютере. Если в таком модуле (поставляющемся без исходных текстов) используются методы, у которых разное количество параметров для мобильной платформы и платформы для персонального компьютера, то при проверке такого модуля при выгрузке в мобильное приложение будет генерироваться ошибка.</text:p>
      <text:p text:style-name="Text_20_body">Некоторые объекты конфигурации и механизмы работают с особенностями:</text:p>
      <text:p text:style-name="Text_20_body">● В ОС iOS не поддерживается работа оператора Выполнить() и функции Вычислить();</text:p>
      <text:p text:style-name="Text_20_body">● ОС iOS, до версии 5.x (включительно), поддерживает ввод паролей только с помощью букв латинского алфавита и цифр. В версии ОС iOS 6 допускается использовать в паролях символы национальных алфавитов. Для обеспечения совместимости между различными версиями ОС рекомендуется задавать пароли пользователей с использованием цифр и букв только латинского алфавита.</text:p>
      <text:p text:style-name="Text_20_body">● При работе динамического списка не поддерживается интерактивное управление настройками динамического списка. Управление настройками доступно только из встроенного языка.</text:p>
      <text:p text:style-name="Text_20_body"><text:soft-page-break/>● На мобильных устройствах под управлением ОС Android, анимация в мобильном приложении может быть отключена, если платформа оценивает данное устройство как недостаточно мощное.</text:p>
      <text:p text:style-name="Text_20_body">При работе под управлением ОС Windows (как версии для телефонов, так и версии для сенсорных устройств) не поддерживаются:</text:p>
      <text:p text:style-name="Text_20_body">● Сканирование штрихкодов с помощью камеры устройства (не поддерживается только при работе под управлением ОС Windows для персональных компьютеров);</text:p>
      <text:p text:style-name="Text_20_body">● Работа с календарями;</text:p>
      <text:p text:style-name="Text_20_body">● Работа с контактами;</text:p>
      <text:p text:style-name="Text_20_body">● Доступ к журналу звонков;</text:p>
      <text:p text:style-name="Text_20_body">● Печать из приложения;</text:p>
      <text:p text:style-name="Text_20_body">● Получение и неинтерактивная отправка SMS-сообщений;</text:p>
      <text:p text:style-name="Text_20_body">● Неинтерактивный набор номера;</text:p>
      <text:p text:style-name="Text_20_body">● Работа с сертификатами клиентского приложения.</text:p>
      <text:p text:style-name="Text_20_body">Также необходимо помнить, что для поддерживаемых объектов реализованы не все возможности, доступные в прикладных решениях для персональных компьютеров. В связи с этим следует обращать внимание на раздел Доступность синтакс-помощника для определения доступности того или иного метода или свойства в мобильной платформе.</text:p>
      <text:h text:style-name="Heading_20_2" text:outline-level="2"><text:bookmark text:name="_ref465269736"/><text:bookmark text:name="TI000001871"/><text:bookmark text:name="IssOgl1_7.10_Механизм_защиты_от_опасных_действий"/>7.10. Механизм защиты от опасных действий</text:h>
      <text:h text:style-name="Heading_20_3" text:outline-level="3"><text:bookmark text:name="_ref480556777"/><text:bookmark text:name="_ref480556776"/><text:bookmark text:name="TI000001872"/><text:bookmark text:name="IssOgl2_7.10.1_Общая_информация"/>7.10.1. Общая информация</text:h>
      <text:p text:style-name="Text_20_body">Кроме программного кода, который расположен в конфигурации, в прикладном решении может исполняться сторонний программный код. Сторонний программный код может попасть в систему с помощью внешних отчетов и обработок и расширений. В общем случае, администратор прикладного решения не может гарантировать, что сторонний код не выполняет каких-либо деструктивных действий (как сам такой код, так и опосредовано, через запуск внешних приложений, внешних компонент, COM-объектов).</text:p>
      <text:p text:style-name="Text_20_body">Для помощи администратору прикладного решения предусмотрен специальный механизм защиты от опасных действий. При выполнении потенциально опасного действия система выдает предупреждение, содержащее информацию о выполняемом действии и потенциальной опасности этого действия. К потенциально опасным действиям относятся:</text:p>
      <text:p text:style-name="Text_20_body">● Загрузка внешней обработки (отчета) или расширения конфигурации.</text:p>
      <text:p text:style-name="Text_20_body">● Загрузка или обновление конфигурации/расширения.</text:p>
      <text:p text:style-name="Text_20_body">● Доступ из внешней обработки (отчета) или расширения к следующим возможностям:</text:p>
      <text:p text:style-name="Text_20_body">● Загрузка другой внешней обработки (отчет).</text:p>
      <text:p text:style-name="Text_20_body">● Исполнение команды операционной системы.</text:p>
      <text:p text:style-name="Text_20_body">● Управление пользователями.</text:p>
      <text:p text:style-name="Text_20_body">● Загрузка внешней компоненты.</text:p>
      <text:p text:style-name="Text_20_body">Пользователь имеет возможность разрешить или отклонить потенциально опасное действие. Если действие разрешено, в ряде случаев может потребоваться повторно выполнить разрешенное действие.</text:p>
      <text:p text:style-name="Text_20_body"><text:soft-page-break/>В общем случае работа с включенным механизмом защиты от опасных действий выглядит следующим образом (на примере расширения):</text:p>
      <text:p text:style-name="Text_20_body">● При попытке добавления расширения в информационную базу, система запросит разрешение пользователя. Если пользователь разрешает это действие, то расширение добавляется в информационную базу. Если пользователь запрещает действие ‑ расширение не добавляется.</text:p>
      <text:p text:style-name="Text_20_body">● Если для расширения включена защита от опасных действий, то при выполнении расширением одного из потенциально опасных действий (перечень действий приведен выше), система запрашивает пользователя.</text:p>
      <text:p text:style-name="Text_20_body">● В том случае, когда пользователь разрешает то или иное потенциально опасное действие, система запоминает это разрешение в разрезе пользователя, собственно внешнего отчета, обработки или расширения и разрешенного действия. При дальнейшем использовании запрос не повторяется, если текущий пользователь для данного объекта (внешняя обработка (отчет) или расширение) уже разрешал какое-либо действие. Разрешение сохраняется в информационной базе.</text:p>
      <text:p text:style-name="Text_20_body">Если пользователь запрещает какое-либо действие, то данный запрет не запоминается, а при следующем выполнении запрос на разрешение будет задан повторно.</text:p>
      <text:p text:style-name="Text_20_body">В том случае, если потенциально опасное действие выполняется в том месте системы, где недоступно интерактивное взаимодействие (например, в фоновом задании), и выполняемое действие ранее не было разрешено интерактивно, то оно будет заблокировано, о чем будет выполнена запись в журнал регистрации.</text:p>
      <text:p text:style-name="Text_20_body">Система идентифицирует объект (внешняя обработку (отчет) или расширение) по хешу этого объекта. Из этого следует, что для измененного объекта система опять будет запрашивать разрешение на потенциально опасные действия.</text:p>
      <text:p text:style-name="Text_20_body">Механизм защиты от опасных действий проявляется:</text:p>
      <text:p text:style-name="Text_20_body">● Во время интерактивной загрузки внешней обработки (отчет) ‑ подробнее см. <text:a xlink:type="simple" xlink:href="https://its.1c.ru/db/content/v8313doc/src/руководство%20разработчика/глава%205.%20объекты%20конфигурации.htm?_=1542379434#_ref428891690" text:style-name="Internet_20_link" text:visited-style-name="Visited_20_Internet_20_Link">здесь</text:a>.</text:p>
      <text:p text:style-name="Text_20_body">● При интерактивном подключении расширения ‑ подробнее см. <text:a xlink:type="simple" xlink:href="https://its.1c.ru/db/v8313doc/bookmark/adm/TI000000537" office:target-frame-name="_top" xlink:show="replace" text:style-name="Internet_20_link" text:visited-style-name="Visited_20_Internet_20_Link">здесь</text:a>.</text:p>
      <text:p text:style-name="Text_20_body">● Во время обновления конфигурации с помощью файла обновления конфигурации ‑ подробнее см. <text:a xlink:type="simple" xlink:href="https://its.1c.ru/db/content/v8313doc/src/руководство%20разработчика/глава%2032.%20поставка%20и%20поддержка%20конфигурации.htm?_=1542379434#_ref393715097" text:style-name="Internet_20_link" text:visited-style-name="Visited_20_Internet_20_Link">здесь</text:a>.</text:p>
      <text:p text:style-name="Text_20_body">● При вызове методов Создать() и Подключить() менеджера внешних обработок (отчетов) ‑ подробнее см. <text:a xlink:type="simple" xlink:href="https://its.1c.ru/db/content/v8313doc/src/руководство%20разработчика/глава%205.%20объекты%20конфигурации.htm?_=1542379434#_ref428891690" text:style-name="Internet_20_link" text:visited-style-name="Visited_20_Internet_20_Link">здесь</text:a>.</text:p>
      <text:p text:style-name="Text_20_body">● При попытке выполнить команду операционной системы: ЗапускПриложения(), НачатьЗапускПриложения(), КомандаСистемы().</text:p>
      <text:p text:style-name="Text_20_body">● При попытке записи или удаления информации о пользователе информационной базы: Записать() или Удалить() объекта ПользовательИнформационнойБазы.</text:p>
      <text:p text:style-name="Text_20_body">● При попытке загрузить внешнюю компоненту: ПодключитьВнешнююКомпоненту(), НачатьПодключениеВнешнейКомпоненты().</text:p>
      <text:p text:style-name="Text_20_body">● При работе с COM-объектами: ПолучитьCOMОбъект(), конструктор объекта COMОбъект().</text:p>
      <text:h text:style-name="Heading_20_3" text:outline-level="3"><text:bookmark text:name="_ref480556786"/><text:bookmark text:name="_ref480556785"/><text:bookmark text:name="TI000001873"/><text:bookmark text:name="IssOgl2_7.10.2_Отключение_механизма_защиты_от_опасных_действий"/>7.10.2. Отключение механизма защиты от опасных действий</text:h>
      <text:p text:style-name="Text_20_body">В ряде случае необходимо отключить механизм защиты от опасных действий. Для этого можно воспользоваться следующими возможностями:</text:p>
      <text:p text:style-name="Text_20_body">1. Выключить флажок Защита от опасных действий (ЗащитаОтОпасныхДействий) в свойствах конкретного пользователя. Это отключит защиту для этого пользователя. Подробнее см. <text:a xlink:type="simple" xlink:href="https://its.1c.ru/db/v8313doc/bookmark/adm/TI000000123" office:target-frame-name="_top" xlink:show="replace" text:style-name="Internet_20_link" text:visited-style-name="Visited_20_Internet_20_Link">здесь</text:a>.</text:p>
      <text:p text:style-name="Text_20_body">2. Воспользоваться параметром ЗащитаОтОпасныхДействий методов Создать() и Подключить() менеджеров внешних обработок (отчетов). В этом случае имеется возможность загрузить внешнюю обработку (отчет) без запросов пользователя.</text:p>
      <text:p text:style-name="Text_20_body"><text:soft-page-break/>3. Воспользоваться параметром DisableUnsafeActionProtection файла conf.cfg (более подробно см. <text:a xlink:type="simple" xlink:href="https://its.1c.ru/db/v8313doc/bookmark/adm/TI000000376" office:target-frame-name="_top" xlink:show="replace" text:style-name="Internet_20_link" text:visited-style-name="Visited_20_Internet_20_Link">здесь</text:a>). В этом случае механизм защиты от опасных действий будет отключаться для всех пользователей информационных баз, строки соединения которых удовлетворяют указанным шаблонам.</text:p>
      <text:p text:style-name="Text_20_body">Отключение защиты от опасных действий выполняется по следующим правилам (в указанном порядке):</text:p>
      <text:p text:style-name="Text_20_body">1. Защита считается отключенной, если у текущего пользователя сброшен флажок Защита от опасных действий.</text:p>
      <text:p text:style-name="Text_20_body">2. Защита считается отключенной, если строка соединения с информационной базой удовлетворяет одному из шаблонов, указанных в параметре DisableUnsafeActionProtection файла conf.cfg.</text:p>
      <text:p text:style-name="Text_20_body">3. Если внешняя обработка (отчет) подключается с явным образом отключенной защитой с помощью параметра ЗащитаОтОпасныхДействий.</text:p>
      <text:p text:style-name="Text_20_body">4. Если защита явным образом отключена с помощью свойства расширения ЗащитаОтОпасныхДейств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8:19:56.462389160</dc:date>
    <meta:editing-duration>PT1H1M56S</meta:editing-duration>
    <meta:editing-cycles>51</meta:editing-cycles>
    <meta:generator>LibreOffice/5.1.6.2$Linux_X86_64 LibreOffice_project/10m0$Build-2</meta:generator>
    <meta:document-statistic meta:table-count="2" meta:image-count="0" meta:object-count="0" meta:page-count="73" meta:paragraph-count="1574" meta:word-count="26133" meta:character-count="203521" meta:non-whitespace-character-count="178962"/>
  </office:meta>
</office:document-meta>
</file>